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SD Gothic Neo" svg:font-family="Apple SD Gothic Neo"/>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text-properties style:font-name="LiHei Pro" fo:font-size="12.0pt"/>
    </style:style>
    <style:style style:name="P6" style:family="paragraph" style:parent-style-name="Standard">
      <style:text-properties style:font-name="Times" fo:font-size="12.0pt" fo:background-color="#868686"/>
    </style:style>
    <style:style style:name="P7" style:family="paragraph" style:parent-style-name="Standard">
      <style:paragraph-properties fo:margin-bottom="0.1667in"/>
      <style:text-properties style:font-name="LiSong Pro Light" fo:font-size="12.0pt" fo:background-color="#ececec"/>
    </style:style>
    <style:style style:name="P8" style:family="paragraph" style:parent-style-name="Standard">
      <style:paragraph-properties fo:margin-bottom="0.1667in"/>
      <style:text-properties style:font-name="Times" fo:font-size="12.0pt" fo:background-color="#e0e0e0"/>
    </style:style>
    <style:style style:name="P9" style:family="paragraph" style:parent-style-name="Standard">
      <style:paragraph-properties fo:margin-bottom="0.1667in"/>
      <style:text-properties style:font-name="LiSong Pro Light" fo:font-size="12.0pt" fo:background-color="#e0e0e0"/>
    </style:style>
    <style:style style:name="T1" style:family="text">
      <style:text-properties fo:color="#052726"/>
    </style:style>
    <style:style style:name="T2" style:family="text">
      <style:text-properties style:font-name="Apple SD Gothic Neo"/>
    </style:style>
    <style:style style:name="T3" style:family="text">
      <style:text-properties fo:color="#032726"/>
    </style:style>
    <style:style style:name="T4" style:family="text">
      <style:text-properties style:font-name="LiSong Pro Light"/>
    </style:style>
    <style:style style:name="T5" style:family="text">
      <style:text-properties style:font-name="Times"/>
    </style:style>
    <style:style style:name="TableColumn1" style:family="table-column">
      <style:table-column-properties style:column-width="3.4625in" style:rel-column-width="32767*"/>
    </style:style>
  </office:automatic-styles>
  <office:body>
    <office:text>
      <text:p text:style-name="P1"/>
      <text:p text:style-name="P2">Alex Wang   |  2019.07.24 12:50   |   <text:a xlink:type="simple" xlink:href="http://palinfo.habago.org/Entry?Command=Information_PrintForum&amp;iPage=1#FORUM37705"><text:span text:style-name="T1">#</text:span></text:a></text:p>
      <text:p text:style-name="P3">看到黃絲帶的思維邏輯，就能體會到為什麼香港會一直失敗（轉載） <text:line-break/><text:line-break/>https://tinyurl.com/y3rydexv <text:line-break/></text:p>
      <text:p text:style-name="P2">鄭豐遠   |  2019.07.24 06:09   |   <text:a xlink:type="simple" xlink:href="http://palinfo.habago.org/Entry?Command=Information_PrintForum&amp;iPage=1#FORUM37704"><text:span text:style-name="T1">#</text:span></text:a></text:p>
      <text:p text:style-name="P3">我上面說的這些不是回應雨果的信，我說的是現代活著的西方人。對於像雨果或之前留言版提到的羅素，我是由衷感佩的。這一兩年常常想著"移民"回中國，技術上可能相當困難，但至少，至少後半生要多去國內走走，看看各地風土，看看圓明園。</text:p>
      <text:p text:style-name="P2">鄭豐遠   |  2019.07.24 05:57   |   <text:a xlink:type="simple" xlink:href="http://palinfo.habago.org/Entry?Command=Information_PrintForum&amp;iPage=1#FORUM37703"><text:span text:style-name="T1">#</text:span></text:a></text:p>
      <text:p text:style-name="P4">我其實很少，也不太有興趣去談論西方人正面看待中國的那一側，實際上例子還是很多的。我不太有興趣的原因是，中國或中國人不需要西方的同情或所謂認同。我這樣講可能會有人誤會，就說台灣吧，台灣每次只要在國外得了什麼獎或贏了什麼比賽，或是哪家外國公司和台灣公司簽了什麼約，甚至哪個外國人講了台灣幾句好話，就興奮到流汁，彷彿得到皇帝臨幸似的 (如果外國人剛好又幫著台灣罵中國那就更不得了，簡直是英明神武神仙下凡了!)，所謂台灣之光，就是台灣身上沾了西方人的流下來的體液，我是說口水，因此得以閃爍發光。 <text:line-break/><text:line-break/>出國前不太關注這類現象，出國後，就像張維為說的，一出國就愛國，只不過愛的是中國，愛了我就明白，中國不需要這些。中國也許需要我的愛，但不需要西方的口水。一隻大象不會像一條蚯蚓那樣時時刻刻都需要黏液的滋潤。 <text:line-break/><text:line-break/>我是一個重度宅男，原本以為搬來澳洲可以當一個隱士，整天和飛鳥袋鼠蝙蝠相處就好了，但生活卻不允許，基於工作和生活需要，幾乎每天都得和西方人打交道。當別人知道我是 Chinese，有些人會表達他們對中國和中國文化的嚮往，只不過這些表達似乎都有點小聲和心虛，好像深怕別人知道似的。另一種常見的、高高在上的表達是: 我去過中國多少次，我吃過多少中國美食，我和中國公司做過生意，我還有過一個中國女朋友，嗯，所以我是相當瞭解中國文化的，所以，嗯，我懂你的 Acon (Acon 是我的英文名字)。 <text:line-break/><text:line-break/>這就是一般西方人對中國的兩種"正面"態度。身為一個中國人你會怎麼想? 坦白說，I DON'T CARE. <text:line-break/><text:line-break/>我要說的是，如果你清楚認知道你所屬的國家和文化曾遭受對方一兩百年的侵略蹂躪羞辱和歧視，那你如今恐怕也不會輕易接受對方任何一丁點的讚美。 <text:line-break/><text:line-break/>我不知道別人是怎樣，不過我是這樣想的。 <text:line-break/><text:line-break/>即便如此，在我看來有些人的話還是非常值得一聽一看，比如火鍋大王。他說的這些不是為我們這些人準備的 (他講的在我看都是正常人都該有的思維)，而是為那些那腦袋進水、不知道為什麼而反卻反中反個不停的傻逼準備的。你還在整天反中嗎? 不妨多看看他說的，看看會不會讓你神智恢復一點正常。 <text:line-break/><text:line-break/>https://www.youtube.com/watch?v=DQ6qfkB_2wY</text:p>
      <text:p text:style-name="P2">陳真   |  2019.07.23 19:02   |   <text:a xlink:type="simple" xlink:href="http://palinfo.habago.org/Entry?Command=Information_PrintForum&amp;iPage=1#FORUM37702"><text:span text:style-name="T1">#</text:span></text:a></text:p>
      <text:p text:style-name="P3">幾年前，我在圓明園待了一個寧靜的下午。入口處看到一個銅像，看起來像個外國人，原來是雨果，法國寫 "悲慘世界" 和 "鐘樓怪人" 的那個雨果。 <text:line-break/><text:line-break/>https://kknews.cc/culture/o2zvkgq.html <text:line-break/><text:line-break/>中國之所以給他立了個銅像，是因為他曾批評英法聯軍之入侵中國，一路姦殺擄掠，儘情破壞、掠奪與殺戮。底下是雨果當時寫的一封信。翻譯得對不對我沒仔細比對，我逕自修改了一些地方，使之通順。 <text:line-break/><text:line-break/>台灣人已經被洗腦成另一種生物，不但認賊作父，還給敵人當狗，傷害自己人；不但仇視自己的祖先，蔑視其痛苦，甚至聽聞先人被姦殺擄掠一百多年的事實，竟歡欣鼓舞，並期待見到更多的殺戮與羞辱降臨對岸骨肉親人身上。 <text:line-break/><text:line-break/>很多東西，悲傷的，憤怒的，感動的，我的文字能力不足以表達，只能讓它們像個火苗一樣，永不止息地在心裏頭燃燒著。 <text:line-break/><text:line-break/>陳真 2019. 07. 23. <text:line-break/><text:line-break/>============= <text:line-break/>致巴雷特大尉： <text:line-break/><text:line-break/>您徵求我對遠征中國的意見。您認為這次遠征是體面的，出色的。多謝您對我的想法予以重視。在您看來，維多利亞女皇和拿破崙皇帝的聯合艦隊所進行的這次遠征真是無上的榮耀，而且還是法蘭西和英吉利共同分享的一次榮光，因此您很想知道我對英法的這次勝利的看法，那就請往下讀吧： <text:line-break/><text:line-break/>在世界的某個角落，有一個世界奇蹟。這個奇蹟就叫做圓明園。藝術有兩個來源，一是理性，產生了歐洲藝術；一是想像，產生了東方藝術。圓明園在想像藝術中的地位，就如同巴特農神廟在理性藝術中的地位。一個幾乎是超人的民族的想像力所能產生的成就盡在於此。和巴特農神廟不一樣的是，這不是一件稀有的、獨一無二的作品，這是想像力的巨大典範，也惟有豐富的想像力才能辦到。請您想像有一座言語無法形容的建築，某種恍若月宮的建築，這就是圓明園。 <text:line-break/><text:line-break/>請您用大理石，用玉石，用青銅，用瓷器建造一個夢，用雪松做它的屋架，給它上上下下綴滿寶石，披上綢緞，這兒蓋神殿，那兒建後宮，造城樓，裡面放上神像，放上異獸，飾以琉璃，飾以琺瑯，飾以黃金，施以脂粉，並且請那些跟詩人具有同樣想像力的建築師，建造一千零一夜的一千零一個夢，再添上一座座花園，一方方水池，一眼眼噴泉，加上成群的天鵝、朱鷺和孔雀。總而言之，請您假設人類幻想的某種令人眼花繚亂的洞府，其外貌是神廟、是宮殿，其實是一個世間獨一無二的奇蹟，那就是這座名園。 <text:line-break/><text:line-break/>為了創建圓明園，曾經耗費了兩代人的長期勞動。這座大得猶如一座城市的建築物是世世代代的結晶。為誰而建？為了各國人民。因為，歲月創造的一切都是屬於人類的。過去的藝術家、詩人和哲學家都知道圓明園；伏爾泰就談起過圓明園。 <text:line-break/><text:line-break/>人們常說：希臘有巴特農神廟，埃及有金字塔，羅馬有鬥獸場，巴黎有聖母院，而東方有圓明園。沒有親眼看見過它的人，那就儘管在想像中去想像它好了。這是一個令人嘆為觀止的，無與倫比的藝術傑作，在不可名狀的晨曦中依稀可見。宛如在歐洲文明的地平線上瞥見的亞洲文明的剪影。 <text:line-break/><text:line-break/>但是，這個世界奇蹟已經消失了。 <text:line-break/><text:line-break/>有一天，兩個來自歐洲的強盜闖進了圓明園。一個強盜洗劫財物，另一個強盜把它付諸一炬，原來所謂勝利就是進行一場掠奪。得勝之後，便動手行搶，對圓明園進行了大規模的劫掠，贓物由兩個勝利者均分。 <text:line-break/><text:line-break/>我們看到，這整個事件與額爾金的名字有關，這名字又使人不能不憶起巴特農神廟。從前他們對巴特農神廟怎麼幹，現在對圓明園也怎麼幹，不同的只是幹得更徹底，以至於蕩然無存。 <text:line-break/><text:line-break/>我們把歐洲所有大教堂的財寶全部加在一起，也許都還抵不上東方這座了不起的富麗堂皇的博物館。那兒不僅僅有藝術珍品，還有大堆的金銀製品。兩個勝利者進行了一場瘋狂掠奪，一個塞滿了腰包，另一個裝滿了箱篋。他們手挽手，笑嘻嘻地回到歐洲。這就是這兩個強盜的故事。 <text:line-break/><text:line-break/>【額爾金父子是著名的英國殖民主義者。小額爾金曾任英國駐加拿大總督，1860年10月，英法聯軍火燒圓明園的罪魁之一。老額爾金曾任外交官員，參加毀壞希臘雅典巴特農神廟的行動，並掠走該神廟的精美大理石雕像。】 <text:line-break/><text:line-break/>我們歐洲人是文明人，中國人在我們眼中是野蠻人。這就是文明對野蠻所幹的事情。 <text:line-break/><text:line-break/>將受到歷史制裁的這兩個強盜，一個叫法蘭西，另一個叫英吉利。不過，我要抗議，感謝您給了我這樣一個抗議的機會。統治者的罪行並不是被統治者的過錯；政府有時會是強盜，而人民永遠也不會是強盜。 <text:line-break/><text:line-break/>法蘭西帝國侵吞了一半寶物，現在，她居然無恥到這樣的地步，還以所有者的身份把圓明園的這些美侖美奐的古代文物拿出來公開展覽。我相信，總有這樣的一天——這一天，解放了的、而且把身上的污穢洗刷乾淨了的法蘭西，將會把自己的贓物交還給被劫奪的中國，而他們才是真正的物主。 <text:line-break/><text:line-break/>如今，我姑且如此見證：這次搶掠，就是由這兩名掠奪者所幹的。 <text:line-break/><text:line-break/>閣下，您現在總算知道了我對這次軍事遠征中國的事情是有充分的認識的。 <text:line-break/><text:line-break/>維克多·雨果 <text:line-break/><text:line-break/>1861年11月25日 <text:line-break/><text:line-break/>（原載1962年3月29日《光明日報》，程代熙譯）</text:p>
      <text:p text:style-name="P2">陳真   |  2019.07.23 17:10   |   <text:a xlink:type="simple" xlink:href="http://palinfo.habago.org/Entry?Command=Information_PrintForum&amp;iPage=1#FORUM37701"><text:span text:style-name="T1">#</text:span></text:a></text:p>
      <text:p text:style-name="P4">早上又遇到阿扁，毫無例外，他一樣邊走邊忙著滑手機。一般在早上七點多到八點多這段期間，就很容易遇到他。你只要在那個時間裏，坐在明誠四路和美術東二路交叉路口那個麥當勞喝杯咖啡，大概就能看到阿扁神采奕奕地滑著手機出現在眼前的馬路口。 <text:line-break/><text:line-break/>要特赦就特赦，何必瞎掰一堆病？什麼身心症，什麼政治治療，胡說八道一通，這些御醫真的很離譜，睜眼說瞎話；如果這樣就能保外就醫，那麼台灣根本不需要監獄，所有犯人都應保外就醫。 <text:line-break/><text:line-break/>如果吳淑珍那樣叫做 "命在旦夕"，不應受審，那麼全台灣至少有兩千三百萬人命在旦夕。 <text:line-break/><text:line-break/>如果陳致中那樣的重罪依然可以逍遙法外，法律至今持續裝睡中，那我們還需要法律做什麼？一般人若是犯那樣的一堆洗錢重罪，老早收押禁見，恐怕得關到死了。 <text:line-break/><text:line-break/>台灣老是以什麼民主為傲。民主的內涵之一就是法治，以法統治，誰都不例外。但是台灣的法律卻像統治者的奴才那樣，很乖，很聽話；過去掛藍旗，現在掛綠旗；一樣的法律，一樣的憲法，作法大不同，工具本質則始終如一。而且，衙門八字開，有理無錢莫進來。有錢有勢者，大案小辦或慢慢慢慢慢慢辦，慢到天長地久仍無下文，小案則根本不辦；至於沒錢沒勢者，一點小案子都很有可能坐穿牢底。 <text:line-break/><text:line-break/>若真要依法論法，我敢說，紅白藍綠黃橙紫，不管哪一種顏色，百分之九十九的政治人物或其文人走狗們，都應該抓去坐牢或槍斃。 <text:line-break/><text:line-break/>最近有個病人，五十多歲，精神病患，低收入戶，個性溫和畏縮，說要去坐牢，卻特地前來告別，怕此生再無見面之日；告別的感覺就像永別。問他關多久，他說十年。我很訝異，問他犯了什麼大案子？他說竊盜。問他偷了什麼？無非就是在賣場或超商偷雨傘、飲料、清潔劑、肥皂與食物等等小東西。可是，竊盜怎麼要關這麼久？他說一罪一罰。 <text:line-break/><text:line-break/>這些 "小事"，無關時勢大局，人們看不上眼，心裏也不會為它挪出一點空間，但它真的是小事嗎？ <text:line-break/><text:line-break/>早上看到這段影片，一隻小狗： <text:line-break/><text:line-break/>https://bit.ly/2xskbOc <text:line-break/><text:line-break/>我向來自稱救狗大英雄。狗若會寫字，說不定會把我寫進牠們的歷史之中或給我立個銅像。姑且不說一隻一隻地救，救了很多狗；20多年前，據說我還救了一整個台灣的流浪狗免於一場出於人為瞎掰什麼狂犬病的大屠殺。當然，相較於市井小民的生與死，貓狗之事恐怕又更細小了，但世上之所謂大者，難道不就是為了細微至小？</text:p>
      <text:p text:style-name="P2">鄭豐遠   |  2019.07.23 16:20   |   <text:a xlink:type="simple" xlink:href="http://palinfo.habago.org/Entry?Command=Information_PrintForum&amp;iPage=1#FORUM37700"><text:span text:style-name="T1">#</text:span></text:a></text:p>
      <text:p text:style-name="P3">范光棣老師的"如何閉西方人的大嘴"寫得很好，我實在很難想像怎麼會有人在蹂躪羞辱了一個國家一兩百年後，還好意思在對方好不容易從灰燼中重生，進而對世界和平及貧困作出如此巨大貢獻後還對其指手劃腳、抹黑打壓顛覆樣樣來，不感到可恥嗎? 我要是西方人，恐怕這一輩子都會抬不起頭來。 <text:line-break/><text:line-break/>我更難想像同是華人，怎麼會有人甘為西方鷹犬，整天嘲諷辱罵敵視自己所屬的民族和文化，實在是太敗德太可恥了，這不是漢奸，什麼才是漢奸? 香港人和台灣人實在應該好好檢討自己，學著好好做個人，別在日後歷史上留下萬惡臭名。</text:p>
      <text:p text:style-name="P2">陳真   |  2019.07.23 09:29   |   <text:a xlink:type="simple" xlink:href="http://palinfo.habago.org/Entry?Command=Information_PrintForum&amp;iPage=1#FORUM37699"><text:span text:style-name="T1">#</text:span></text:a></text:p>
      <text:p text:style-name="P3">謝謝洋洋，不用刪啊，什麼史都沒問題。 <text:line-break/><text:line-break/></text:p>
      <text:p text:style-name="P2">洋洋   |  2019.07.23 00:46   |   <text:a xlink:type="simple" xlink:href="http://palinfo.habago.org/Entry?Command=Information_PrintForum&amp;iPage=1#FORUM37698"><text:span text:style-name="T1">#</text:span></text:a></text:p>
      <text:p text:style-name="P3">想想野史實在不大恭敬，小史或許好些。畫蛇添足有點肉麻，還是請陳醫師刪掉清爽 <text:line-break/><text:line-break/>前面就留著 <text:line-break/><text:line-break/>1984年10月3日，鄧小平會見港澳同胞國慶觀禮團時談話紀錄 <text:line-break/><text:line-break/>鄧小平： <text:line-break/>... <text:line-break/></text:p>
      <text:p text:style-name="P2">洋洋   |  2019.07.23 00:03   |   <text:a xlink:type="simple" xlink:href="http://palinfo.habago.org/Entry?Command=Information_PrintForum&amp;iPage=1#FORUM37697"><text:span text:style-name="T1">#</text:span></text:a></text:p>
      <text:p text:style-name="P4">巴勒網像一部野史，沿著時間的河留下許多珍稀、零散的腳印。 <text:line-break/>這篇1984年10月3日，鄧小平會見港澳同胞國慶觀禮團時談話紀錄，穿越時空隨著香港這場反中風暴，飄落巴勒河岸。 <text:line-break/><text:line-break/><text:line-break/>鄧小平： <text:line-break/><text:line-break/>你們這麼多人回來觀禮，我非常高興，我看香港一定有希望。這次回來觀禮的，各行各業各界人士都有，各種不同政治觀點的人也都來了。這說明大家都讚成中國恢復對香港行使主權，贊成中英兩國政府所達成的協議的內容。這就是說，我們有了一個共同的大前提，一個共同的目標，就是愛祖國，愛香港，在今後十三年和十三年以後保持香港的繁榮和穩定。大家共同努力，這個目標肯定可以實現。一九九七年以後，在座的六七十歲的人，那時精力就差些了，但在座的有很多年輕人，年輕人有優勢。就我個人來說，我願意活到一九九七年，親眼看到中國對香港恢復行使主權。 <text:line-break/><text:line-break/>現在有些人就是擔心我們這些人不在了，政策會變。感謝大家對我們這些老頭子的信任。今天我要告訴大家，我們的政策不會變，誰也變不了。因為這些政策見效、對頭，人民都擁護。既然是人民擁護，誰要變人民就會反對。聯合聲明確定的內容肯定是不會變的。我們中央政府、中共中央即使在過去的動亂年代，在國際上說話也是算數的。講信義是我們民族的傳統，不是我們這一代才有的。這也體現出我們古老大國的風度，泱泱大國嘛。作為一個大國有自己的尊嚴，有自己遵循的準則。我們在協議中說五十年不變，就是五十年不變。我們這一代不會變，下一代也不會變。到了五十年以後，大陸發展起來了，那時還會小里小氣地處理這些問題嗎？所以不要擔心變，變不了。再說變也並不都是壞事，有的變是好事，問題是變什麼。中國收回香港不就是一種變嗎？所以不要籠統地說怕變。如果有什麼要變，一定是變得更好，更有利於香港的繁榮和發展，而不會損害香港人的利益。這種變是值得大家歡迎的。如果有人說什麼都不變，你們不要相信。我們總不能講香港資本主義制度下的所有方式都是完美無缺的吧？即使資本主義發達國家之間相互比較起來也各有優缺點。把香港引導到更健康的方面，不也是變嗎？向這樣的方面發展變化，香港人是會歡迎的，香港人自己會要求變，這是確定無疑的。我們也在變。最大的不變是社會主義制度不變，而“一國兩制”就是大變，農村政策就是大變。過幾天我們要開中央全會，討論城市改革，城市改革也是變，是翻天覆地的變化。問題是變好還是變壞。不要拒絕變，拒絕變化就不能進步。這是個思想方法問題。 <text:line-break/><text:line-break/><text:line-break/>再一個是有些人擔心干預。不能籠統地擔心干預，有些干預是必要的。要看這些干預是有利於香港人的利益，有利於香港的繁榮和穩定，還是損害香港人的利益，損害香港的繁榮和穩定。現在看起來，香港從現在到一九九七年會有秩序地度過十三年，十三年之後，會有秩序地度過五十年。這我是有信心的。但切不要以為沒有破壞力量。這種破壞力量可能來自這個方面，也可能來自那個方面。如果發生動亂，中央政府就要加以乾預。由亂變治，這樣的干預應該歡迎還是應該拒絕？應該歡迎。所以事物都要加以具體分析。我還講過十三年的過渡時期參與的問題，參與也是一種干預，當然這個參與不是北京方面參與，而是香港人參與，中央政府支持香港人參與。不能設想，到了一九九七年六月三十日，一夜之間換一套人馬。如果那樣，新班子換上來，什麼都不熟悉，不就會造成動亂嗎？即使不造成動亂，也會造成混亂。在過渡時期後半段的六七年內，要由各行各業推荐一批年輕能幹的人參與香港政府的管理，甚至包括金融方面。不參與不行，不參與不熟悉情況。在參與過程中，就有機會發現、選擇人才，以便於管理一九九七年以後的香港。參與者的條件只有一個，就是愛國者，也就是愛祖國、愛香港的人。一九九七年後在香港執政的人還是搞資本主義制度，但他們不做損害祖國利益的事，也不做損害香港同胞利益的事。所以不能籠統地反對參與，也不能籠統地反對乾預。港人治港不會變。由香港人推選出來管理香港的人，由中央政府委任，而不是由北京派出。選擇這種人，左翼的當然要有，盡量少些，也要有點右的人，最好多選些中間的人。這樣，各方面人的心情會舒暢一些。處理這些問題，中央政府從大處著眼，不會拘泥於小節。 <text:line-break/><text:line-break/>一個是怕變，一個是怕干預，還怕什麼？有人說怕亂。亂就得乾預，不只中央政府要干預，香港人也要干預。總會有人搗亂的，但決不要使他們成氣候。 <text:line-break/><text:line-break/>我跟英國人談的時候，也講了在過渡時期希望不要出現的幾個問題。一個是英資帶頭往外撤，一個是港幣發生大的波動。如果儲備金用盡，港幣貶值，就會發生動亂。過渡時期我們不過問儲備金行嗎？還有一個土地問題，如果把土地賣光用於行政開支，把負擔轉嫁給一九九七年以後的香港政府，不干預行嗎？我給英國人講了五條，他們表示願意採取合作的態度。 <text:line-break/><text:line-break/>我講過中國有權在香港駐軍。我說，除了在香港駐軍外，中國還有什麼能夠體現對香港行使主權呢？在香港駐軍還有一個作用，可以防止動亂。那些想搞動亂的人，知道香港有中國軍隊，他就要考慮。即使有了動亂，也能及時解決。 <text:line-break/><text:line-break/>對於中英聯合聲明，我們不僅相信我們自己會遵守，也相信英國人會遵守，更相信香港同胞會遵守。但是應該想到，總會有些人不打算徹底執行。某種動亂的因素，搗亂的因素，不安定的因素，是會有的。老實說，這樣的因素不會來自北京，卻不能排除存在於香港內部，也不能排除來自某種國際力量。國際上對聯合聲明反應還是好的。要說變，人們議論的總是北京方面政策會不會變，沒有想到其他方面會不會發生變。只要香港同胞團結起來，選擇好的政治人物來管理香港，就不怕變，就可以防止亂。即使發生亂，也不會大，也容易解決。 <text:line-break/><text:line-break/>一九九七年以後，台灣在香港的機構仍然可以存在，他們可以宣傳“三民主義”，也可以罵共產黨，我們不怕他們罵，共產黨是罵不倒的。但是在行動上要注意不能在香港製造混亂，不能搞“兩個中國”。他們都是中國人，我們相信，他們會站在我們民族的立場，維護民族的大局，民族的尊嚴。在這樣的基礎上，進行他們的活動，進行他們的宣傳，在香港這種情況下是允許的。 <text:line-break/><text:line-break/>總之，協議簽訂後會遇到很多新情況。我們過去講過，要了解新情況，解決新問題，這就是新情況、新問題。坦率地講，將來會出現什麼問題，我們也不清楚，但問題出現了我們會合情合理地處理。上面講的這些意見，請大家回去後，向香港各行各業五百萬人做點解釋工作。 <text:line-break/><text:line-break/>我希望港澳同胞多到全國各地走一走，看看國家的面貌，看看國家的變化。我們不是有個口號叫“中華民族大團結萬歲”嗎？只要站在民族的立場上，維護民族的大局，不管抱什麼政治觀點，包括罵共產黨的人，都要大團結。希望香港同胞團結一致，共同努力，維護香港的繁榮和穩定，為一九九七年政權順利移交作出貢獻。</text:p>
      <text:p text:style-name="P2">鄭豐遠   |  2019.07.22 21:01   |   <text:a xlink:type="simple" xlink:href="http://palinfo.habago.org/Entry?Command=Information_PrintForum&amp;iPage=1#FORUM37696"><text:span text:style-name="T1">#</text:span></text:a></text:p>
      <text:p text:style-name="P3">西方愈打壓愈抹黑愈搞亂，只愈證明了一件事，那就是中國是個了不起的國家和文明，了不起到惡人看了都害怕。電影"真實的勇氣"開場第一句台詞是"惡人即使不去追他，他也會自己逃跑"，若要形容西方，不妨這樣說: "惡人即使不和他作對，他也會整天想盡辦法打壓抹黑迫害你"。</text:p>
      <text:p text:style-name="P2">鄭豐遠   |  2019.07.22 20:52   |   <text:a xlink:type="simple" xlink:href="http://palinfo.habago.org/Entry?Command=Information_PrintForum&amp;iPage=1#FORUM37695"><text:span text:style-name="T1">#</text:span></text:a></text:p>
      <text:p text:style-name="P4">從 Youtube 對許多中國用戶以及替中國發聲的西方用戶的種種無端栽贓扣帽、對用戶權限及訂閱數、瀏覽人次等關乎用戶生存的數字的惡意篡改和打壓，你就可以知道西方媒體的一種基本用心和品性。媒體如此，個人層次也不遑多讓，我來到西方的第一年，很快就清楚感受到西方人的傲慢和偏見，這是在過去活在台灣所不曾真正明白的。那些對洋文化洋人胡亂崇拜一氣的，何不實際出國看看? 住個三五個月，保證你會見識到西方的真面目 (當然我不是說所有西方人都這樣)。 <text:line-break/><text:line-break/>不過所謂開眼界，只是針對那些有點獨立思考能力的人，出國其實就是一面照妖鏡，一個東方人到了西方 (反之亦然)，過了不久就會現出原形，心中的妖魔鬼怪全都出籠了，無一例外。一個人是傲慢還是自卑，是善良還是卑鄙，你把他丟到國外活個三五個月就知道了。 <text:line-break/><text:line-break/>火鍋大王是個聰明正直的人，他有關中國的影片全都值得一看。</text:p>
      <text:p text:style-name="P2">洋洋   |  2019.07.22 20:46   |   <text:a xlink:type="simple" xlink:href="http://palinfo.habago.org/Entry?Command=Information_PrintForum&amp;iPage=1#FORUM37694"><text:span text:style-name="T1">#</text:span></text:a></text:p>
      <text:p text:style-name="P3">BBC街头妄谈香港“暴力”，现场被怼：假新闻 <text:line-break/>https://youtu.be/90JCCYEzAVk <text:line-break/><text:line-break/>天色漸晚，集會臨近尾聲，英國廣播公司（BBC）記者斯蒂芬•麥克唐奈（Stephen McDonell）在香港街頭進行電視直播。期間，他提及有“港獨”組織成員同日因藏有爆炸品而被捕，並聲稱“香港的危機可能會由此進入一個更加暴力的階段”。 <text:line-break/><text:line-break/>接著說，今天（20日）集會的規模“和那些‘民主陣營’集會沒得比”，只有“數千人（thousands of people）”。 <text:line-break/><text:line-break/>就在麥克唐奈拋出上述言論之際，幾名手持標語的集會者上前打斷直播，並對他展示手中的標語，上面寫着“警隊加油！香港加油！”、“守護香港，停一停，諗一諗”。 <text:line-break/><text:line-break/>起初，麥克唐奈還微笑着對觀眾 “介紹”起這幾名集會者，“他們非常熱心，他們在這裡舉着標語……” <text:line-break/><text:line-break/>讓他沒有料到的是，其中一名女士（下稱：集會女士）直言，“你說的並不是事實！香港有着非常熱愛和平的民眾。” <text:line-break/><text:line-break/>“我並沒有說他們不和平。” 麥克唐奈試圖解釋，並對着鏡頭稱，“這群人中似乎有種‘反媒體（anti-media）’的情緒。” <text:line-break/><text:line-break/>集會女士隨即回應道，“才不是‘反媒體’，單純只是反對你們這種媒體。你們是假新聞，假新聞。” <text:line-break/><text:line-break/>“我們說的話里沒有半點摻假，對不起，我只是在講述今天發生在這裡的事。” 麥克唐奈繼續辯稱。 <text:line-break/><text:line-break/>面對集會女士“你們不講真話”的抨擊，麥克唐奈似乎綳不住了，於是抓住她的肩膀，讓她“快速地”對着鏡頭解釋，他剛才說的話有什麼問題。 <text:line-break/><text:line-break/>“（你說的）不是真的，不是完整的事實。你說香港會有更多的暴力，這是不對的。” 集會女士指出。</text:p>
      <text:p text:style-name="P2">陳真   |  2019.07.22 17:59   |   <text:a xlink:type="simple" xlink:href="http://palinfo.habago.org/Entry?Command=Information_PrintForum&amp;iPage=1#FORUM37693"><text:span text:style-name="T1">#</text:span></text:a></text:p>
      <text:p text:style-name="P4">謝謝老羊 <text:line-break/><text:line-break/>看不出火鍋大王講的那些話哪裡有爭議。這年頭，事實性的東西被說成假新聞，宛如空谷跫音；而造謠抹黑卻反而成為 "事實"，每天如雷貫耳，洗腦洗不停。</text:p>
      <text:p text:style-name="P2">陳真   |  2019.07.22 16:46   |   <text:a xlink:type="simple" xlink:href="http://palinfo.habago.org/Entry?Command=Information_PrintForum&amp;iPage=1#FORUM37692"><text:span text:style-name="T1">#</text:span></text:a></text:p>
      <text:p text:style-name="P3">如何閉西方人的大嘴 <text:line-break/><text:line-break/>范光棣 <text:line-break/><text:line-break/>2019. 07. 22. <text:line-break/><text:line-break/>最近看到西方國家對中國的人權及香港說三道四，真不要臉，使人噁心。我建議中國外交部不要只在被動反駁，而要主動出擊。我主張向八國聯軍組成國發公文： <text:line-break/><text:line-break/>第一，要求它们为侵略中国道歉。 <text:line-break/><text:line-break/>第二，要求對人民的死傷賠償。 <text:line-break/><text:line-break/>第三，对財產的破坯尤其火燒圓明園賠償。 <text:line-break/><text:line-break/>第四，還我賠償他们的金銀。 <text:line-break/><text:line-break/>第五，還我他们抢去的、现在在他们博物馆的宝贝。 <text:line-break/><text:line-break/>在下來向他們每次侵略算總帳，从鸦片战争开始，要求英国為強迫中國人吸鴉片煙所造成的危害賠償，要求戰争對中國的破壞賠償，要求香港150年佔據的租金，對其他國家侵略過中國的一個一個算帳，每年發給他們公文，一直到至少他們把博物館的寶貝還給我們為止。</text:p>
      <text:p text:style-name="P2">老羊   |  2019.07.22 12:03   |   <text:a xlink:type="simple" xlink:href="http://palinfo.habago.org/Entry?Command=Information_PrintForum&amp;iPage=1#FORUM37691"><text:span text:style-name="T1">#</text:span></text:a></text:p>
      <text:p text:style-name="P4">「有黃絲帶的大律師主動在港大的論壇上鼓吹暴力是決絕方案。」 <text:line-break/><text:line-break/>呵呵，「暴力是解決方案」這話可不是只有他們可以說；這幫人不是腦殘還有誰是。 <text:line-break/><text:line-break/>回陳真兄：標題前的紅色大叉表示這個視頻無論多少人看，作者都不會有廣告收入，也就是 demonetized。根據油管的規則，如果一篇視頻的內容「爭議性」過高，油管有權停止該視頻的廣告收益。</text:p>
      <text:p text:style-name="P2">Alex Wang   |  2019.07.22 10:39   |   <text:a xlink:type="simple" xlink:href="http://palinfo.habago.org/Entry?Command=Information_PrintForum&amp;iPage=1#FORUM37690"><text:span text:style-name="T1">#</text:span></text:a></text:p>
      <text:p text:style-name="P3">今天算是見識到了香港最高學府港大學生的水準了。 <text:line-break/><text:line-break/>HKU服務40+年的老校工要用普通話說兩句，一直被學生噓。 <text:line-break/><text:line-break/>https://tinyurl.com/yy36hqkg <text:line-break/><text:line-break/>有黃絲帶的大律師主動在港大的論壇上鼓吹暴力是決絕方案。 <text:line-break/><text:line-break/>I am mentioning about this so as to demonstrate at the point that VIOLENCE may sometime be THE solution to a problem. (applause and cheers from HKU students) <text:line-break/><text:line-break/>https://tinyurl.com/yydlqt4r <text:line-break/><text:line-break/>獨立思考能力真是一個奢侈品。</text:p>
      <text:p text:style-name="P2">陳真   |  2019.07.22 09:34   |   <text:a xlink:type="simple" xlink:href="http://palinfo.habago.org/Entry?Command=Information_PrintForum&amp;iPage=1#FORUM37689"><text:span text:style-name="T1">#</text:span></text:a></text:p>
      <text:p text:style-name="P4">謝謝張貼，火鍋大王講得很好，強烈推薦： <text:line-break/><text:line-break/>https://youtu.be/vWHZf3F-R8k <text:line-break/><text:line-break/>如果中國政府不是民主政府，那我不知道世界上還有哪個國家是民主政府。 <text:line-break/><text:line-break/>另外，請教一下，這視頻標題前打了一個大叉叉是什麼意思？</text:p>
      <text:p text:style-name="P2">洋洋   |  2019.07.22 08:17   |   <text:a xlink:type="simple" xlink:href="http://palinfo.habago.org/Entry?Command=Information_PrintForum&amp;iPage=1#FORUM37688"><text:span text:style-name="T1">#</text:span></text:a></text:p>
      <text:p text:style-name="P3">幾個小時前火鍋大王上傳油管，談起BBC的假新聞。 <text:line-break/>Hong Kong! BBC Supports Anti-Democracy Protests!? <text:line-break/>https://youtu.be/vWHZf3F-R8k <text:line-break/><text:line-break/>這是對民主的諷刺嗎 ? 火鍋大王在油管的影片都被打叉DEMONETIZED，也就是說無法得到正常的廣告收益。 <text:line-break/><text:line-break/><text:line-break/>德國之聲與美國之音的立場一貫反華。 <text:line-break/>1、三峽大壩要崩潰就是德國之聲傳出來的假新聞。 <text:line-break/>2、 2008年8月4日，北京奧運會開幕前四天，時任德國之聲中文部副主任的張丹紅受邀參加德國電視二台一訪談話節目時，宣稱中共在過去的幾十年中成功「使四億人脫貧」，說明「中國共產黨比世界上任何一支政治力量在實踐人權宣言第三條方面的貢獻都要大」。此前的7月24日，張丹紅在德國電視二台節目中談到西藏時表示，中共「為保護西藏文化做了很多事情」等。德國《焦點》雜誌稱張丹紅「向中國共產黨獻媚」，表示張違反「德國之聲」的宗旨，張丹紅因這兩次的「不實」言論停職。 </text:p>
      <text:p text:style-name="P2">陳真   |  2019.07.22 02:42   |   <text:a xlink:type="simple" xlink:href="http://palinfo.habago.org/Entry?Command=Information_PrintForum&amp;iPage=2#FORUM37687"><text:span text:style-name="T1">#</text:span></text:a></text:p>
      <text:p text:style-name="P3">卡韓政變 (121)：我們又不是蚯蚓 <text:line-break/><text:line-break/>陳真 2019. 07. 22. <text:line-break/><text:line-break/><text:line-break/>小時候有嚴重閱讀障礙，每個字看起來不是一個字，而是一堆奇怪的線條組合，眼前總是一片混沌。所謂讀書讀書，得把字一個一個慢慢大聲 "讀" 出來才能懂，也就是先把視覺轉為聽覺，然後我的大腦好像才能理解字的意思。"讀書" 於是變成一件很口渴的事，因為得大聲讀個不停。 <text:line-break/><text:line-break/>不過，閱讀雖有障礙，記憶力卻超乎尋常，平均 "讀"過三次之後，我就能一字不漏地把一篇一千字的文章整個背下來。 <text:line-break/><text:line-break/>後來，閱讀障礙慢慢就不再是障礙了，讀書可以默念在心，不用大聲念出來。後來，連默念也不用了，我可以一眼看一頁，就像影印機那樣，不需聽覺，連視覺都由點而線而面，就像看一幅畫那樣，一整頁瞬間就印在腦子裏。小學時曾經經過現場驗證，一分鐘可以閱讀一萬三千多字，而且理解力是百分之百。 <text:line-break/><text:line-break/>我後來發現，閱讀的關鍵除了理解力本身的良莠之外，似乎也在於一項能力，那就是專注。如果你可以做到非常非常非常非常專注，像老僧入定那樣，像鎖定一粒原子那般專注，你彷彿就可以迅速理解一整個東西，而非僅僅只是一些片段字句的緩慢累積。 <text:line-break/><text:line-break/>念高中時，我跑到台北念書，已過世的大哥是陽明醫學系的學生，曾跟我同住一房。他常開玩笑說他很擔心如果房裏發生火災，我很可能都還不知道要逃走，因為太專心了。 <text:line-break/><text:line-break/>我剛剛花了一秒鐘看了你們貼的周錫瑋訪談稿： <text:line-break/><text:line-break/>https://bit.ly/2M4Cpy2 <text:line-break/><text:line-break/>讀後不意外，但也很無奈，什麼人權與中華民國的，實在很無聊；甚至還說什麼不惜跟祖國打一仗。那不是腦殘嗎？ <text:line-break/><text:line-break/>如果眼前有人跑來要傷害你或你的家人或朋友，你一定會反抗，這無可厚非，但如果哪一天真的兩岸發生戰爭，當飛彈來襲，最好的方法有二，一是躲起來，一是集結反戰，要求和談，勿傷無辜。怎麼可能還真的打仗？兩岸骨肉相殘，恰恰是美國和日本一心最想要看到的局面。 <text:line-break/><text:line-break/>你看，CIA在台組織（台灣之 "民主基金會"）這兩天還發佈什麼碗糕民調，說 57%的台灣人願意和大陸打仗。你信嗎？你周遭的人十個之中有六個願意戰死沙場？有可能嗎？我連一個也沒遇過。這類帶風向的假民調一大堆，全都是這類懷著邪惡心機的組織或西方智庫所發布，甚至我還看過七成以上的台灣人願意拼死一戰的所謂民調。更誇張的是，不斷發布假研究說什麼台灣很可能會打贏大陸，呼籲台灣人要勇敢和大陸作戰。 <text:line-break/><text:line-break/>菲律賓的杜特蒂雖然作風頗有爭議，但他在大方向是對的。比方說他最近呼籲美國人趕緊和中國打仗，他說，要打你們去打，叫美國人不要老是想把菲律賓人當成誘餌去挑釁中國。杜特蒂說：菲律賓人又不是蚯蚓。 <text:line-break/><text:line-break/>難道台灣人看不清這一點嗎？看不清美、日就是存心要把我們當蚯蚓、當成人肉炸彈去傷害祖國嗎？這個事實，是理解島內政治的一個基本認識；如果你無法清楚認識到這一點，你就不可能對兩岸政治與中美政治做出最起碼的適當理解與評價。</text:p>
      <text:p text:style-name="P2">洋洋   |  2019.07.21 19:03   |   <text:a xlink:type="simple" xlink:href="http://palinfo.habago.org/Entry?Command=Information_PrintForum&amp;iPage=2#FORUM37686"><text:span text:style-name="T1">#</text:span></text:a></text:p>
      <text:p text:style-name="P4">任先生多次強調美方限制對華為不至於致命，也不會影響到華為未來發展，至多2、3年華為"該補的洞"即可完成，並表示華為不重要，談判中不要談到華為。 <text:line-break/><text:line-break/>感動，任先生的意思我明白，他不願華為成為貿易戰的籌碼、國家的負擔，華為不需要國家幫助，願意自己承擔。 <text:line-break/>' <text:line-break/>任正非：特朗普对我们一无所知 拒绝华为是美国落后的开始 <text:line-break/><text:line-break/>2019-07-21 观察者网 <text:line-break/><text:line-break/>华为创始人兼总裁任正非近日在接受Yahoo财经专访 <text:line-break/><text:line-break/><text:line-break/>Yahoo财经7月21日发布了部分采访实录，任正非说：“即使美国公司不再为我们提供设备，我们的生产都不会停下来，是一天都不会！相反，我们会提高产量。对华为而言，这根本没有任何威胁。” <text:line-break/><text:line-break/><text:line-break/>在5月16日，美国采取了一些令人惊讶的举措，其将华为列入所谓的“实体名单”，禁止这家深圳公司与任何美国公司开展业务。 <text:line-break/><text:line-break/>华为除了是世界上最大的智能手机制造商之外，还销售电信设备。 <text:line-break/><text:line-break/>在特朗普将华为列入“实体名单”之后，英特尔和高通不能向华为出售芯片组，而谷歌的Android系统也无法为华为的智能手机提供任何更新。 <text:line-break/><text:line-break/>在接受采访时，任正非承认最初公司没有为列入“实体名单”作好准备。据华为的高级管理层表示，由于对操作系统更新的担忧，华为的智能手机在禁令发出后的首两周，于个别市场的销售下跌了40%。 <text:line-break/><text:line-break/>然而，经过审核，任正非表示，华为完全有能力摆脱对美国核心产品的依赖，他们并决定削减对美国一些非核心产品的依赖。 <text:line-break/><text:line-break/>在禁令发出一个月后，特朗普在日本G20峰会上与中国领导人会晤后，对华为的态度有所缓和。任正非表示之后美国的中小企开始向华为发货。 <text:line-break/><text:line-break/><text:line-break/>“特朗普在G20峰会上发表的言论对华为没有产生实质性影响，”任正非告诉Yahoo财经。“绝大多数不太重要的部件供应已然恢复。但是美国仍未就关键部件的供应作出任何决定。” <text:line-break/><text:line-break/><text:line-break/>美国政府关注华为的另一个核心是5G网络技术。据华为公司称，华为的5G技术是自给自足的，这意味着它不会受到任何美国行为的影响。“产品愈先进，我们面临的风险就愈小”任正非说。 <text:line-break/><text:line-break/><text:line-break/>华为美国子公司裁员，原订6亿美元投资计划取消 <text:line-break/>任正非还首次确认了Futurewei裁员，华为原订在今年向这家总部位于美国的研发子公司投资6亿美元。但是受到“实体名单”的影响，Futurewei不能将任何研发成果发送给华为，而Futurewei的员工也不能与华为的员工进行任何联系。 <text:line-break/><text:line-break/>“这使我们很难管理这家公司并与他们合作，”任正非说。“现在我们无法进一步投资，因为我们不能与Futurewei员工接触。我们的下一步是什么？这将取决于美国政府的方向。” <text:line-break/><text:line-break/>“特朗普对我们一无所知” <text:line-break/><text:line-break/>长期以来，华为的设备一直被美国立法者视为“威胁国家安全”，但是特朗普政府以不寻常的方式瞄准了该公司，不仅限制其在美国的业务，还试图说服其盟友加入战团，孤立这家中国公司。 <text:line-break/><text:line-break/>对任正非来说，美国这样做是为了遏制华为的先进技术。而一直有追踪特朗普帖文的任正非表示，自1月美国司法部提起刑事指控，指该科技巨头窃取了商业机密，并违反美国对伊朗的制裁后，特朗普的立场发生了变化。 <text:line-break/><text:line-break/><text:line-break/>“美国是一个法治国家，法律问题竟允许谈判处理？法律问题应该在法庭上解决，对吧？”他说。 <text:line-break/><text:line-break/>自从华为财务总监孟晩舟于去年11月在加拿大被捕，华为已多次对美国政府提起诉讼。然而，任正非不相信华为对美国构成安全威胁，“我们在美国没有任何联系网络，我们也不打算在那里出售我们的5G产品，”他说。“特朗普对我们一无所知，他希望将华为作为讨价还价的筹码，但中国似乎不会买它的账，对吧？” <text:line-break/><text:line-break/>华为多次否认与中国政府和军方有任何关系，表示不会向政府寻求协助。 <text:line-break/><text:line-break/>“如果我们介入（中美谈判），中国政府将不得不为我们作出让步。中国为什么要为华为作出让步呢？”任正非说。“华为没有犯任何罪行，为什么要拯救我们？” <text:line-break/><text:line-break/>“华为远远领先于美国同侪” <text:line-break/><text:line-break/>任正非在与Yahoo财经交谈时对美国表示赞扬，并讲述了美国的企业家精神如何激励他创立自己的公司。在长达1小时的采访中，他重申对美国法律制度的信任，并希望能解决华为在法庭上面临的问题。 <text:line-break/><text:line-break/>尽管如此，他相信华为在一些新技术和5G等关键领域领先美国的同行。 <text:line-break/><text:line-break/>“虽然美国非常强大，它们仍未发展出所有的技术，所以才会通过一些微不足道的问题来挑剔我们，”任正非说。“我们的光学芯片是全世界最先进的。我们在许多地方，没有美国供货商都可以生存，只是我们不想这样。” <text:line-break/><text:line-break/>在过去20年，华为一直象征着中国科技的进步，公司的发展与政府主张在关键的技术领域做到自给自足的目标一致。现在，它在5G领域占据主导地位，拥有50多份商业合同，是一众主要设备制造商中最多的。但是基于所谓“国家安全”问题，美国的营运商现在只与Nokia等公司合作。 <text:line-break/><text:line-break/>任正非表示，物联网（IoT）的未来涉及超级计算机、超级大规模的储存和超快速的连接。他认为美国对华为的禁令，会令美国失去发展5G的优势。 <text:line-break/><text:line-break/>“即使拥有超级计算机和超大容量的连接，美国仍可能大落后，因为他们没有超快的连接技术，”任正非说。“拒绝华为是美国落后的开始。”</text:p>
      <text:p text:style-name="P2">林瑞   |  2019.07.21 15:14   |   <text:a xlink:type="simple" xlink:href="http://palinfo.habago.org/Entry?Command=Information_PrintForum&amp;iPage=2#FORUM37685"><text:span text:style-name="T1">#</text:span></text:a></text:p>
      <text:p text:style-name="P3">嗯嗯，其實作爲一個大陸人，看周的説話，覺得是比較可笑的，都什麽年代了，國民黨居然還覺得自己能影響共產黨能影響大陸，誰信呢？連完全不懂兩岸事務的外國人也不信吧？唉。這個黨永遠活在自己的階級圈子裏。永遠不懂反思不懂改正甚至連團結都不懂。一百年了，還沒被掃入歷史的塵埃裏，也不容易。 <text:line-break/><text:line-break/>説起階級，大陸人是受過階級教育的，階級劃分是常識。（但在臺灣，應該是個貶義詞吧？我不太瞭解）就説韓國瑜勝選，對於我來説，就是因爲韓國瑜獲得了廣大的工農階級的支持。這些中下階層的人們，在階級上本就永遠不可能和國民黨這些工商買辦混在一起的。只是韓國瑜讓他們覺得這是自己人，或是懂自己的人，才會撇去藍綠，單純的支持一個人。不過韓囯瑜真能改變什麽嗎？他的階級屬性，決定了他同樣會受制於他背後的利益集團。也就聊勝於無吧。 <text:line-break/><text:line-break/>説起來也是蠻諷刺的，我也曾接觸過高雄的支持民進黨的漁民。我覺得骨子裏，他們應該都是共產黨的天然支持者。只不過在臺灣這個地方，錯亂了時空，民進黨變成他們除去國民黨外的唯一選擇。 <text:line-break/><text:line-break/>但我仍然認爲，再來十個韓囯瑜也救不了國民黨，國民黨不倒，臺灣真的不會好。民進黨獨裁最好了，只有這樣臺灣人民才能認清事實。不再用“我可以用選票來教訓他”的説法來欺騙自己。不是嗎？停滯了二十年，有誰出來負責了嗎？沒有，最後反而怪自己民主素質還不夠，不能選出讓臺灣更好的領導人。我的天，這套洗腦大法太好用了，假如被一個黨强奸，起碼你會反抗，但是被兩個黨輪奸，你就舒服了。</text:p>
      <text:p text:style-name="P2">李念淨   |  2019.07.21 14:18   |   <text:a xlink:type="simple" xlink:href="http://palinfo.habago.org/Entry?Command=Information_PrintForum&amp;iPage=2#FORUM37684"><text:span text:style-name="T1">#</text:span></text:a></text:p>
      <text:p text:style-name="P4">喔，我說的是周頗有江的風範啦，用字不清很抱歉。 <text:line-break/>這個Tim Sebastian跟Mike Wallace實在也差太多了 <text:line-break/>查了一下好像還是西敏公學的英國菁英 <text:line-break/>可是他對台灣的現況完全無知，事前看起來也沒做什麼功課 <text:line-break/>那個神態實在是太誇張了 </text:p>
      <text:p text:style-name="P2">林瑞   |  2019.07.21 14:11   |   <text:a xlink:type="simple" xlink:href="http://palinfo.habago.org/Entry?Command=Information_PrintForum&amp;iPage=2#FORUM37683"><text:span text:style-name="T1">#</text:span></text:a></text:p>
      <text:p text:style-name="P3">這位Tim Sebastian哪裏是采訪，他只是在質問甚至攻擊和他不同意見的人而已。最多最多，這算是一種辯論，而不是采訪。如果把這樣的訪談拿來和江澤民那次訪談相比，不説江澤民，起碼是侮辱了華萊士吧？ <text:line-break/><text:line-break/>不過也許臺灣和大陸的文化確實不一樣，大家對於記者和采訪的定義也不一樣。臺灣覺得媒體人有明顯的政治立場，并且在節目裏火力全開是正常的。但是大陸人認爲媒體人應該是客觀的，敘事應該以事實爲主，而不是立場和情緒。 <text:line-break/><text:line-break/>下面是Tim Sebastian就反送中“采訪”香港前任大律師公會主席前民主派議員湯家驊的片段。對比看看，一邊是陳詞濫調毫無根據妄加指責，一邊是客觀理性擺事實説道理。 <text:line-break/><text:line-break/>https://www.youtube.com/watch?v=zC3_PsAeSUU&amp;;t=726s</text:p>
      <text:p text:style-name="P2">李念淨   |  2019.07.21 11:37   |   <text:a xlink:type="simple" xlink:href="http://palinfo.habago.org/Entry?Command=Information_PrintForum&amp;iPage=2#FORUM37682"><text:span text:style-name="T1">#</text:span></text:a></text:p>
      <text:p text:style-name="P4">https://bit.ly/2M4Cpy2 <text:line-break/><text:line-break/>以下有（被篩選過）的採訪翻譯 <text:line-break/>這個記者Tim Sebastian態度相當神氣</text:p>
      <text:p text:style-name="P2">李念淨   |  2019.07.21 10:32   |   <text:a xlink:type="simple" xlink:href="http://palinfo.habago.org/Entry?Command=Information_PrintForum&amp;iPage=2#FORUM37681"><text:span text:style-name="T1">#</text:span></text:a></text:p>
      <text:p text:style-name="P3">周錫瑋之前接受德國之聲的專訪 <text:line-break/><text:line-break/>聽說表現很好，主流傳媒越跳腳就代表越成功，可惜的是全篇中文字幕的影片好像還沒出來？有沒有人可以放個連結之類的？ <text:line-break/><text:line-break/>這是周本人事後的評點 <text:line-break/>https://youtu.be/Ipj0C6sjBQk <text:line-break/><text:line-break/>頗有20年前江澤民接受華萊士訪問的風範 <text:line-break/>https://youtu.be/p4lVvVcraHM</text:p>
      <text:p text:style-name="P2">鄭豐遠   |  2019.07.20 21:21   |   <text:a xlink:type="simple" xlink:href="http://palinfo.habago.org/Entry?Command=Information_PrintForum&amp;iPage=2#FORUM37680"><text:span text:style-name="T1">#</text:span></text:a></text:p>
      <text:p text:style-name="P4">這位大叔令人佩服! 台灣人該醒了，孩子該回家了，別一錯再錯，葬送兩千三百萬人的未來。 <text:line-break/><text:line-break/>https://www.youtube.com/watch?v=MSM1_mWlfHQ <text:line-break/>【這不是歷史04】讓台灣出一個中國國家主席！</text:p>
      <text:p text:style-name="P2">葉小慧   |  2019.07.20 19:20   |   <text:a xlink:type="simple" xlink:href="http://palinfo.habago.org/Entry?Command=Information_PrintForum&amp;iPage=2#FORUM37679"><text:span text:style-name="T1">#</text:span></text:a></text:p>
      <text:p text:style-name="P3">修亮姐引的是犇報的社評，我縮網址與轉貼內文如下： <text:line-break/><text:line-break/>https://bit.ly/2JFgVWK <text:line-break/><text:line-break/>---- <text:line-break/><text:line-break/>【犇報社評】「國安五法」，民主的陽光照射不到的地方 <text:line-break/><text:line-break/>By / 2019-07-16 12:17:25 / 犇報社評 <text:line-break/><text:line-break/>摘要：民進黨強行通過「國安五法」的戰略思維，是利用中美大國關係從「戰略合作夥伴」到「戰略競爭對手」的動態過程，將中國大陸形塑為「敵國外患」，並將國民黨的兩岸和解路線與「親中賣台」劃上等號，在台灣內部營造「恐共、反共」的政治氛圍，讓台灣人民與媒體人人自危，形成「寒蟬效應」，使兩岸關係走回堅壁清野、互不往來的「冷戰」局面。 7月15日，數十名五〇年代白色恐怖倖存者在耄耋之年，冒著酷暑坐著輪椅走上凱道「抗議重返戒嚴」、要求「廢除國安五法」。歷史似乎跟他們開了個巨大的玩笑，「我曾經坐牢，將再次坐牢」，剛剛從蔡政府手中接獲白色恐怖的除罪的通知，就隨時等著再一次被整肅。七十年的時間彷彿只是空間的置換，「白色恐怖」換了顏色還是恐怖，從馬場町到凱達格蘭大道，「反共國家安全」的永夜是民主的陽光照射不到的地方。 <text:line-break/><text:line-break/>xxx7月15日，台灣政治受難人到白色恐怖紀念碑抗議民進黨政府重返戒嚴，圖為對向總統府的抗議手舉牌。（圖／陳立君） <text:line-break/><text:line-break/>隨著2020 年二合一選舉的時日逼近，許多在解嚴前參與過，或見證過黨外民主運動和社會改革運動的中生代，心中總有一口沈甸甸的塊壘，吞不下去，也吐不出來。看到解嚴後台灣的民主政治才短短的32年就沈淪若斯，年少時所堅持的價值逐一剝落，剩下的只是黨派利益的競逐，而禁錮人民思想與心靈自由的蛇籠拒馬還在，只不過，解嚴前是用「反共國家安全」將人民圈禁起來，現在是用「反共國家安全」將人民的利益排斥在外。在這個連科學都可以被收買的「相對主義」時代，道理不再依靠真理，而是政治同儕的黨同伐異，只要在立法院掌握多數，「朕即國家、朕即民主、朕即民意…」。 <text:line-break/><text:line-break/>當地時間7月12日，蔡英文過境紐約以「民主轉型的故事」為主旨在哥倫比亞大學誇誇其談台灣的「民主奇蹟」，並將之歸功於「人民的意志，以及對更美好未來的願景」，卻臉不紅氣不喘的要與世界分享她用「國安五法」和「中共代理人法」來恐嚇台灣人民，羅織政敵罪狀的經驗，說是要在「國家安全和言論自由間求取平衡」。她指控「獨裁政府企圖利用民主社會的新聞自由，在我們之間挑撥對立，要讓我們懷疑我們的政治制度，好讓我們對民主失落信心。」並聲稱，當獨裁勢力伸入我們的日常生活，「你開始審查自己的言論和想法，不再和朋友討論時事，因為害怕被竊聽，大部分時間都提心吊膽的前瞻後顧，根本無法好好面對未來。」 <text:line-break/><text:line-break/>她似乎忘記了自己才是執政者，掌控著實行「國家暴力」所有的權力和工具，台灣人民只能用輿論和選票來「監督妳」，無法用竊聽和審訊來「監控妳」。讓人民對民主制度失去信心的是用「民主、法治」的程序全面壓制反對黨，清理政治上的異議人士，逐步侵蝕人民思想與言論自由的獨裁，絕不會是新聞自由。無怪乎，就連向來形象溫吞的馬英九，都罕見地以極其嚴厲的口吻指出：「蔡政府以『國家安全』為名，強行通過修正『國安五法』，加重刑責超過戒嚴時期，以政治操作箝制言論自由與人權，還加碼下會期要完成所謂中共代理人的修法，難道思想犯又要在台灣借屍還魂，這種麥卡錫主義復辟的綠色恐怖令人毛骨悚然。」這正是今天發生在台灣的故事，為了捍衛「民主」，我們正在限縮人民思想與言論自由，連網路的虛擬空間都不放過。 <text:line-break/><text:line-break/>近日來，民進黨當局不顧輿論的反對，強行通過「國安法」及「刑法外患罪」的修正案，以司法作為工具來遂行阻絕兩岸正常交流、交往的政治目的，讓台灣人民再度壟罩在白色恐怖的陰影之下。所謂「國安五法」包括今年5月7日三讀的「刑法部分條文修正案」及「國家機密保護法部分條文修正案」、5月31日三讀的「兩岸條例增訂第五條之三修正案」、6月19日三讀的「國家安全」法部分條文修正案」，以及7月4日通過的「兩岸條例部分條文修正案」。 <text:line-break/><text:line-break/>xxx林燿呈代表台灣地區政治受難人互助會宣讀抗議聲明。（圖／史學敏） <text:line-break/><text:line-break/>「國家機密保護法」修法，除了規定退離職涉密人員須至少管制出境三年、最多可延至六年外，也明定若洩密予中國等敵國，將可處三年以上、十年以下有期徒刑，洩漏絕對機密可加重二分之一，在戰時洩密更可處以死刑；「國家安全法」修法，將網路空間納入「國安範疇」，國安機關得以查處網路攻擊案件，也大幅提高「為敵發展組織罪」刑責，明定為中共發展組織者可處七年以上有期徒刑、一億元以下罰金，軍公教人員涉入「共諜」案，將喪失月退俸請領權利，已支領者也應追繳；「兩岸條例」修法，明定政務副首長或少將以上人員退休後，不可參與中國相關政治活動，有妨害國家尊嚴行為者最重可剝奪月退俸、領一次退者最高處一千萬元罰鍰。此前，還通過增訂第五條之三條文，明定兩岸簽署政治協議時，必須在協商前及簽署後交由國會「雙審議」，且最後必須經「全國性公民投票」通過才可生效，大幅提高雙方談判門檻。 <text:line-break/><text:line-break/>特別是，將「刑法外患罪章」全部適用於大陸、香港與澳門地區，更是公然地推行「漸進式法理台獨」。依據此法104條規定「通謀外國或其派遣之人，意圖使中華民國領域屬於該國或他國者，處死刑或無期徒刑。預備或陰謀犯第一項之罪者，處三年以上十年以下有期徒刑。」如此一來，非但「中華民國憲法」與「兩岸人民關係條例」所定義的，屬於一個主權國家內部的「大陸地區」，從此成為「敵國外患」，台灣民間組織或政黨人士意圖推動一國兩制方案的民主協商，或者僅僅是主張「台灣是中國的一部分」、公開支持兩岸和平統一，就可能面臨「外患罪」的處罰。這是嚴重侵犯人民的政治主張及言論思想自由，「反共國家安全」成為民進黨兩岸政策失能最後的遮羞布。 <text:line-break/><text:line-break/>更有甚者，民進黨擬於立法院下個會期修訂兩岸人民關係條例，通過匪夷所思的「中共代理人法」。據報導，此法預定規範「禁止台灣人民、法人、團體或其他機構為中共黨政軍機關（構）、相關團體或其派遣人之代理人，危害國家安全或社會安定。禁止與中共黨或其代理人從事危害國安之政治宣傳，或接受其指示或委託而為之；以及出席或參加其所舉辦或與其共同舉辦之會議，發表危害國安之決議、共同聲明或相應聲明，違者可處3年以下有期徒刑、500萬元以下罰金。」如此一來，非但包含「海峽論壇」、「國共論壇」、「雙城論壇」以及「紫金山企業家峰會」在內的兩岸民間交流將遭到全面的戕斷，在野統派人士也將成為台獨勢力重點狙擊和清理的對象。 <text:line-break/><text:line-break/>民進黨強行通過「國安五法」的戰略思維，是利用中美大國關係從「戰略合作夥伴」到「戰略競爭對手」的動態過程，將中國大陸形塑為「敵國外患」，並將國民黨的兩岸和解路線與「親中賣台」劃上等號，在台灣內部營造「恐共、反共」的政治氛圍，讓台灣人民與媒體人人自危，形成「寒蟬效應」，使兩岸關係走回堅壁清野、互不往來的「冷戰」局面。 <text:line-break/><text:line-break/>7月15日，數十名五〇年代白色恐怖倖存者在耄耋之年，冒著酷暑坐著輪椅走上凱道「抗議重返戒嚴」、要求「廢除國安五法」。歷史似乎跟他們開了個巨大的玩笑，「我曾經坐牢，將再次坐牢」，剛剛從蔡政府手中接獲白色恐怖的除罪的通知，就隨時等著再一次被整肅。七十年的時間彷彿只是空間的置換，「白色恐怖」換了顏色還是恐怖，從馬場町到凱達格蘭大道，「反共國家安全」的永夜是民主的陽光照射不到的地方。 </text:p>
      <text:p text:style-name="P2">王修亮   |  2019.07.20 12:20   |   <text:a xlink:type="simple" xlink:href="http://palinfo.habago.org/Entry?Command=Information_PrintForum&amp;iPage=2#FORUM37678"><text:span text:style-name="T1">#</text:span></text:a></text:p>
      <text:p text:style-name="P4">最近一直看到這個威權復辟的消息，非常憤怒，只是我不擅長說清楚。正好今天小慧貼出這篇報導，借用了。 <text:line-break/><text:line-break/>我不喜歡說甚麼多行不義必自斃，從歷史來看，行義的人都比行不義的人都死得早死得快，天地不仁，險詐者從來都能舒適的竊據高位，這是無可奈何的事情。不必奢求甚麼公平報應。 <text:line-break/><text:line-break/>這批人此時能抱美國狗腿吃香喝辣，轉頭欺壓自己的人民，將自己的人民當工具玩弄。等到改朝換代，終究仍是他們爭相去抱新的大腿，他們私下也必然已經安排好諸般接觸，爭相諂媚求官，繼續坐在同一個位置玩弄人民。 <text:line-break/><text:line-break/>最無恥的人最怕死，看看那樣的車，那樣的拒馬，那樣的出巡保安陣仗。也最險惡，做得出自己口口聲聲辱罵的事情。 <text:line-break/><text:line-break/>我無法認同，只能秉持自己的信念說話做事。 <text:line-break/><text:line-break/>對於這樣的政府還不知道警惕痛恨，我們活該如此。 <text:line-break/><text:line-break/>http://chaiwanbenpost.net/article/%E3%80%90%E7%8A%87%E5%A0%B1%E7%A4%BE%E8%A9%95%E3%80%91%E3%80%8C%E5%9C%8B%E5%AE%89%E4%BA%94%E6%B3%95%E3%80%8D%EF%BC%8C%E6%B0%91%E4%B8%BB%E7%9A%84%E9%99%BD%E5%85%89%E7%85%A7%E5%B0%84%E4%B8%8D%E5%88%B0%E7%9A%84%E5%9C%B0%E6%96%B9/734?fbclid=IwAR3JD88OEraiHqKqEeMiPJJXrdbd9Gw3wxZ4topEDWYd785qkb3Wbbm4-To</text:p>
      <text:p text:style-name="P2">洋洋   |  2019.07.19 11:05   |   <text:a xlink:type="simple" xlink:href="http://palinfo.habago.org/Entry?Command=Information_PrintForum&amp;iPage=2#FORUM37677"><text:span text:style-name="T1">#</text:span></text:a></text:p>
      <text:p text:style-name="P3">冯韵娴：我24岁经历过的生死边缘，正是西方人说的阿拉伯之春 <text:line-break/>https://youtu.be/c8qbXBybBZw <text:line-break/></text:p>
      <text:p text:style-name="P2">孫從輔   |  2019.07.19 04:18   |   <text:a xlink:type="simple" xlink:href="http://palinfo.habago.org/Entry?Command=Information_PrintForum&amp;iPage=3#FORUM37676"><text:span text:style-name="T1">#</text:span></text:a></text:p>
      <text:p text:style-name="P3">我看了BBC進新疆教培中心採訪的影片，裡面的人身體健康無虞，但在自由上的確受到許多限制，我相信在精神上也會受到強烈(甚至過於粗暴)的對待，不過絕不是和西方媒體報導的那樣慘絕人寰。我認為讓媒體去看看是好事，讓聯合國的人去看看是好事，有更多像陳真醫生那種善意的批評是好事。中共政府摸著石頭過河，邊做邊解決問題的能力很強。我相信在國際的"過度"監督下，新疆的問題會愈來愈少。 至於那些對新疆長治久安毫無興趣，只想打擊中國政府的扭曲批評，不用理會。</text:p>
      <text:p text:style-name="P2">陳真   |  2019.07.18 16:22   |   <text:a xlink:type="simple" xlink:href="http://palinfo.habago.org/Entry?Command=Information_PrintForum&amp;iPage=3#FORUM37674"><text:span text:style-name="T1">#</text:span></text:a></text:p>
      <text:p text:style-name="P4">卡韓政變 (120)：英國人的榮耀？ <text:line-break/><text:line-break/>陳真 2019. 07. 18. <text:line-break/><text:line-break/><text:line-break/>前言 <text:line-break/><text:line-break/>剛剛看到昨天台灣的各家媒體歡欣鼓舞地報導說，英國 "金融時報" 指出："國台辦直接控制台媒 (指中國時報)，吹捧特定候選人(指韓國瑜)。" <text:line-break/><text:line-break/>過去半年來，從美聯社到紐約時報，從CNN到金融時報，同時還包括無數的所謂智庫，西方主流傳聲筒一面倒地企圖以抹紅以及指控反民主反自由來妖魔化韓國瑜；從這樣一種前所未見的境外勢力紛紛 "公然" 介入島內選舉，你就可以明白這場選舉意味著什麼，意味著韓國瑜及韓流的出現超越了西方既有的掌控，意味著這不僅僅是一場島內選舉，更是中美或中西勢力的消長。 <text:line-break/><text:line-break/>韓國瑜並不親中，他只是不仇中。但在島內氛圍及西方人眼裏，只要不仇中、不反華，就是敵人，簡單講就是這樣。 <text:line-break/><text:line-break/>我實在很厭倦反覆批評什麼民主自由這類無恥低能的鳥話。這類鳥話謊言之齷齪如此明顯，難道你真的還看不出來？政治現實中，你似乎只能一直呼喚 "腦殘們" 醒一醒喔，然後不斷講些最基本的東西給他聽，就像在教幼兒園那樣。 <text:line-break/><text:line-break/>2019.07.05. 我寫了底下這段話，我接著再多寫一些。 <text:line-break/><text:line-break/>英國政府最近一再公開對祖國警告嗆聲說："不可對香港人不民主哦，否則我就不客氣了！" 講得好像英國人是香港人的守護神似的。我聽了，腦袋轟轟作響，真不敢相信我的眼睛。 <text:line-break/><text:line-break/>先說結論 <text:line-break/><text:line-break/>大家只要記得這個結論就行： <text:line-break/><text:line-break/>如果祖國對待香港人有任何不好或不民主、不自由之處，假若嚴重程度是 1，那麼，英國政府對待香港或西藏或印度等等等等的不民主與不自由乃至殘酷不人道，嚴重程度就是1000000000000....趨近於無限。 <text:line-break/><text:line-break/>為何趨近於無限呢？因為一般狀況下之所謂不民主、不自由，總是還把對方當成是一個跟自己一樣的人類，但是英國人卻不是這樣想；他在血統上把人種分高低，白人至上，特別是英國人更是至高無上，而其他有色人種則是所謂 "未開化的野蠻人"，甚至只是一種介於人和猿猴之間的動物。 <text:line-break/><text:line-break/>極端狀況下，英國人甚至認為自己是神，而華人、印度人與西藏人等等所謂有色人種，則是一種必須在當 "牠們" 看到神 (即英國人或西方人) 出現時只准在地上爬、而且可以被任意毆打與羞辱的 "動物"。 <text:line-break/><text:line-break/>神與 "動物" 自然是完全無法相提並論的兩種位階。神難道會覺得自己侵犯了人權或哪裏做得不民主不自由嗎？當然不會。神只會覺得不管自己怎麼做都是對的，神聖的，偉大的，慈悲的。 <text:line-break/><text:line-break/>我並沒有誇大，事實就是如此，至少不久之前的過去仍是如此。如果說過去和現在稍微有所改變與收斂，那也不是因為在心態上英國人痛改了前非、認清了自己的醜陋，而只是因為在現實力量上再也無法把別人當成低等生物那樣任意屠殺與虐待。不過，雖然傷人力有未逮，但西方人心態上依舊自覺高人一等，只是不敢再像過去那樣公開說自己是神，或說自己是高貴人種。 <text:line-break/><text:line-break/>花園裏的一場大屠殺 <text:line-break/><text:line-break/>英國人把自己當神有很多例子可循。比方說，各位看過 "甘地" 這部電影吧，裏頭提到一場大屠殺，電影演得很含蓄，輕描淡寫，事實上卻極為血腥而毫無人性。那是英國殖民印度時發生在 Jallianwala Bagh (札連瓦拉花園) 的一場殺戮，史稱 Amritsar Massacre (阿姆利則大屠殺)。 <text:line-break/><text:line-break/>那是一個和平集會，抗議原因是英國通過一項法案叫做 Rowlatt Act (羅拉特法案)；根據該法案，英國官方有權逮捕任何可疑的印度人，並且無須任何審判與罪名，也不用通知家屬，便可直接囚禁入獄兩年。參加這項抗議的人其實並不多，主要是當天剛好也是錫克教的一個傳統宗教節慶日，參加慶典的人很多，有些婦女小孩也都興高采烈來到公園參加慶典；兩個完全不同的活動，恰好在同一地點舉行。 <text:line-break/><text:line-break/>英國向來禁止印度人集會。別說什麼民主，英國人根本不把你當人看。於是，英國派駐印度的 "軍事總司令" 戴爾將軍 (Reginald Dyer) ，馬上就帶領軍隊前來大開殺戒，而且是毫無預警地開火。不但毫無預警，而且屠殺之前竟然還先把花園廣場的主要出口堵住，讓群眾根本無處可逃，旋即展開大屠殺。根據調查報告記載，從戴爾將軍帶隊抵達現場到全面開火屠殺，竟然短短不到30秒鐘。 <text:line-break/><text:line-break/>而且，就如電影所說，打光了一千多發子彈之後才停止，前後殺了十分鐘，估計殺死近千人，幾乎等於是一顆子彈一條人命，存心就是要你的命，完全不把你當人看；而且，就像人們所說的 "朝著水桶射魚" (shooting fish in a barrel)，先把群眾關在一個密閉空間中，然後好整以暇地逐一瞄準，射擊取樂。 <text:line-break/><text:line-break/>我在其它一些文章中也曾提過，美國侵略伊拉克和阿富汗，美軍幾次涉及數千人的大屠殺，也是採用這樣一種 "朝著水桶射魚" 的模式。射完之後，不管死的活的，用推土機就地集體掩埋，形成一個個亂葬崗與萬人塚。 <text:line-break/><text:line-break/>話說當公園的主要出口被堵住後，群眾就往其它四個十分狹窄的對外通道逃命，群眾擠成一團，戴爾將軍竟當場要求士兵瞄準那些擠在出口處企圖逃走的人；不拘男女老幼，一概射殺。 <text:line-break/><text:line-break/>這園區裏頭有一口井： <text:line-break/><text:line-break/>https://bit.ly/2XWuS6C <text:line-break/><text:line-break/>屠殺當下，群眾無路可逃，為了躲避子彈，就拼命往井裏頭跳，溺死了很多人，事後清出了一百二十多具屍體。 <text:line-break/><text:line-break/>戴爾將軍屠殺完畢後便帶隊離去，並隨即發布宵禁命令，不准民眾協助就醫，任由無數傷者留在現場痛苦地死去，其中包括婦女與小孩。<text:line-break/><text:line-break/>這裏有一些相關畫作： <text:line-break/><text:line-break/>https://bit.ly/30CzRLw <text:line-break/><text:line-break/>https://nyti.ms/2V4q0jk <text:line-break/><text:line-break/>事後，引起印度人極大反彈，印度各地紛紛傳出抗議事件，甘地也因此躍上政治舞台，帶領印度人反抗英國統治。英國政府一方面動用飛機槍炮繼續血腥鎮壓，一方面假裝究責，成立所謂調查小組（Disorders Inquiry Committee）。因為調查小組主席叫做亨特，俗稱為「亨特委員會」（Hunter Commission），留下許多答辯記錄。 <text:line-break/><text:line-break/>相關文件顯示，戴爾絲毫不認為自己有錯，甚至表明自己只是動用了 "最小的武力"。英國上議院公開表揚他是個英雄，戴爾將軍的駐印度首長 Michael O'Dwyer 也稱讚這次屠殺是一次 "正確的行動"，一般英國老百姓及許多英國名人更是把他視為英國之光，認為他 "捍衛了英國人的榮耀"。 <text:line-break/><text:line-break/>聽起來很荒謬，但我沒瞎掰，我所講的每一句話都有各種來源的根據，相關文獻資料與書籍非常多。比方說，去年 (2018年) 剛出版的一本書 "India in the 21st Century: What Everyone Needs to Know"，還有一本2015年版的 "劍橋系列叢書"，關於帝國主義與後殖民研究" 之 "Subverting Empire: Deviance and Disorder in the British Colonial World"，裏頭就有許多相關資料： <text:line-break/><text:line-break/>https://urlzs.com/s2ER9 <text:line-break/><text:line-break/>更令人髮指的是：戴爾將軍的答辯錄裏頭如此記載：當調查小組詢問戴爾為何要堵住出口然後再進行屠殺時，戴爾回答說："那是因為我的這項軍事行動並不是要驅散群眾集會，而是為了給不遵守集會禁令的印度人一點懲罰"；好讓他們學會服從與尊敬，服從英國法律，尊敬尊貴的英國男女。 <text:line-break/><text:line-break/>有些資料寫說戴爾將軍是用機槍掃射群眾，其實不對，是用步槍，不是機關槍；倘若用的是機關槍，恐怕就不只死一千人，因為當天主要都是來參加宗教節慶的民眾，包括一些婦女和小孩，大約有兩萬人在現場。但是，戴爾之所以沒有用機關槍掃射，並不是因為他很慈悲 (他確實覺得自己很慈悲，因為殺太少了)，而是因為那天他派來了幾輛佈署機關槍的軍車，準備大開殺戒，卻因車子體積太大，開不進去，於是只好臨時改由幾十名士兵攜帶步槍進場屠殺，直到把所有子彈全部打光才罷手。 <text:line-break/><text:line-break/>甘地是個言語溫和的人，但他卻經常用 "惡魔" 一詞來形容英國人的心態與作為。 <text:line-break/><text:line-break/>英國人的榮耀 <text:line-break/><text:line-break/>問題是：為何如此慘絕人寰泯滅人性的一場大屠殺，現場指揮屠殺的軍事將領，卻成為英國人所推崇的 "國家英雄"、說他 "捍衛了英國人的榮耀"？倫敦大學歷史系教授 Kim Wagner 寫的一篇書評或許回答了這個問題： <text:line-break/><text:line-break/>https://reviews.history.ac.uk/review/1224 <text:line-break/><text:line-break/>這篇書評，針對倫敦大學國防研究系教授 Nick Lloyd 在2011年出版的一本新書 "The Amritsar Massacre: The Untold Story of One Fateful Day"。如 Wanger 所說，這書重新定義了這場大屠殺，把責任推給被屠殺的印度民眾，指稱他們一旦來到集會現場便是一種違反集會禁令的犯罪行為，並且懷著一種不願服從英國統治的犯罪心態。在該書作者的描述中，凡是反抗英國統治者無非就等同於罪犯，因此罪有應得。作者並稱頌戒嚴令的頒布旨在教導印度人明白 "忠誠與榮耀" 的重要性，並指稱據以任意逮捕印度人、無罪囚禁可長達兩年的羅拉特法案，乃是為了保護印度人，而印度人卻對此不知感恩云云。 <text:line-break/><text:line-break/>Wanger教授以 "白種人的負擔" 來形容這樣一種唯我獨尊的種族優越感及帝國主義心態。簡單說就是白種人好辛苦好高貴哦，每天到處姦殺擄掠、擴張帝國版圖，為的就是要幫助有色人種這些低等生物，結果反而還被責怪，甚至因此害戴爾將軍被迫提早退休，真是很無辜，於是當然就會被西方同胞們視為 "國家英雄"，因為他 "捍衛了英國人的榮耀"。 <text:line-break/><text:line-break/>2013年2月，英國首相卡麥隆造訪慘案現場，表達遺憾。今年四月，英國首相梅伊對此一屠殺事件發表了一篇又是 "感到遺憾" 的官方聲明，但英國官方至今始終拒絕道歉。 <text:line-break/><text:line-break/>爬行命令 <text:line-break/><text:line-break/>另外，必須一提的是：阿姆利則大屠殺發生的前兩天，還發生了另一個事件。有位英國女傳教士當街無故遭到一群印度人的毆打與騷擾，後來被另一群印度人救出來。戴爾將軍知道此事後，就簽署了一道命令，也就是惡名昭彰的 "爬行命令" (crawling order)，規定每個印度人在通過這位英國女傳教士被毆打的街道時，必須五體投地像昆蟲那樣緩緩爬行，雙手雙膝和腹部都必須接觸地面，磕頭跪爬。 <text:line-break/><text:line-break/>這是收藏在倫敦 "陸軍博物館" 的一張當年 "爬行命令" 的現場檔案照片： <text:line-break/><text:line-break/>https://bit.ly/2JT7GBk <text:line-break/><text:line-break/>面對調查小組成員的質問，戴爾將軍說： <text:line-break/><text:line-break/>"印度人在他們的神面前，總是把臉貼在地上，跪地爬行。我想讓他們知道，任何一位英國女士，就如同印度教的神明一樣神聖，因此，印度人當然也必須在她的面前爬行。" <text:line-break/><text:line-break/>調查員接著問，"可是，人們每天都得經過那條街去市場買菜、購物啊"，意思是說，你怎麼可以叫印度人每天這樣爬進爬出呢？戴爾將軍回答說： <text:line-break/><text:line-break/>"如果他們是人，怎麼會 (面對神明時) 把臉貼在地上這樣爬？他們住在一整排相連的平頂房子裏，像人類一樣在屋頂走路。" <text:line-break/><text:line-break/>我覺得這回答有點怪，聽不太懂，於是剛剛請教了英國史專家李教授，學姊一開始以為我是在講 "寄生上流"，後來說： <text:line-break/><text:line-break/>"英國在十九世紀就充滿了富人住上層、窮人則地底求生的這種意象的文學或文化論述，H. G. Wells 的 'The Time Machine' 就是這樣。H. G. Wells 的父母是工人階級，住的就是像電影 '寄生上流' 一樣的地下室，每天從通氣窗看著地面上的人穿著靴子走來走去。我都懷疑這電影是熟悉英國文學的人所編劇。" <text:line-break/><text:line-break/>聽完學姊的解釋，我想，戴爾將軍的意思似乎是說：印度人不是人，他們只是一種應該在地上爬的動物，但他們有時候卻跑到地面上來，學人類那樣走路。 <text:line-break/><text:line-break/>戴爾將軍另外還簽署了其它一些荒唐的法令，比方說授權英國警察可以逕行公開鞭打印度人而不需要任何理由。 <text:line-break/><text:line-break/>罄竹難書 <text:line-break/><text:line-break/>也許有人會說，戴爾只是一個奇葩特例。事實不然。戴爾反映的是西方人幾百年來的普遍心態，而非特例。當然，戴爾的罪行，如果跟當時的英國首相邱吉爾之反人道戰爭罪行及種族歧視之荒唐作為相比，那真是完全沒法比了。比方說，早在希特勒之前，邱吉爾就鼓吹戰爭必須優先屠殺小孩和婦女，必須先轟炸平民社區再炸軍事設施，甚至鼓吹用毒氣把野蠻人即有色人種全殺光。他在擔任英國首相時，在日記裏頭這麼寫的： <text:line-break/><text:line-break/>"I cannot understand this squeamishness about the use of gas....I am strongly in favour of using poisoned gas against uncivilised tribes," (我始終不明白，使用毒氣有什麼好大驚小怪？...我強烈主張用毒氣來對付那些未開化的野蠻人。) <text:line-break/><text:line-break/>邱吉爾還把人種排高低，信仰基督教的白人至高無上，贏過信仰天主教的白人，至於其它有色人種也有排名，印度人似乎還比亞洲人高一級，而非洲人則墊後。邱吉爾曾經對巴勒斯坦皇家委員會 ( Palestine Royal Commission) 悍然表示，他從不覺得美國或澳洲白人殺害印第安人或黑人等等等有什麼不對。他說，這只是讓高級優秀人種做他該做的事，如此而已。(原文是這樣說的： "I do not admit for instance, that a great wrong has been done to the Red Indians of America or the black people of Australia. I do not admit that a wrong has been done to these people by the fact that a stronger race, a higher-grade race, a more worldly wise race to put it that way, has come in and taken their place.") <text:line-break/><text:line-break/>1943年，印度發生饑荒，當時仍是英國殖民地，邱吉爾不但不賑災，反而把更多糧食送走，拿去做為英軍儲糧，導致三百萬人餓死。邱吉爾不但不覺得這樣做很沒有人性，反而怪罪印度人生太多小孩，嘲笑印度人 "像兔子那樣很會生" ("breed like rabbits")。 <text:line-break/><text:line-break/>我可以繼續一直寫下去，寫來滿紙污穢，罄竹難書，根本寫不完。 <text:line-break/><text:line-break/>人們爭相當漢奸 <text:line-break/><text:line-break/>各位知道我對新疆的所謂 "再教育營" 是相當不滿的，因為，我認為在政策執行上應該更文明點。中共高層很好，在我看來是一個跡近完美的政府，但大陸地方政府卻良莠不齊，甚至相當野蠻。但是，當我看到西方各國不斷拿新疆這事大作文章時，我就無言了。x它媽的這能比嗎？中共如果有什麼地方沒做好，跟西方人的血腥殘暴能比嗎？就如同我這文章開頭所說，那不僅僅是1跟100000000....的差別，更是1和無限之落差。 <text:line-break/><text:line-break/>然而，血腥殘暴的一方，卻居然每天扮演可愛的民主小天使，扮演自由的守護神，每天指控相對十分良善而且對世界和平與人類福祉做出巨大貢獻的一方。任何人，除非腦子進水，要不就是良心被狗吃了，否則他怎麼可能會在一善一惡落差如此巨大的狀況下，卻選擇了邪惡的一方？更令人難以原諒的是居然當起漢奸，為了私利，幫助敵人來傷害自己的同胞。 <text:line-break/><text:line-break/>英國國家廣播電台(BBC) 報導，過去香港的所謂 "佔中" 或什麼 "雨傘革命"，並不是單純的民間即興事件，而是由西方境外勢力協助策畫長達兩年的反中行動。這次的 "反送中" 當然也一樣，每個事件其實都是由CIA一手主導。我通常不太想引用這類報導，因為往往太過於輕描淡寫，講得好像只是一種 "協助" 或 "幫忙訓練" 如何製造動亂以打擊中國。但事實上，這不是什麼協助，而是一手策畫，而且不是一朝一夕，而是幾十年來的情治滲透與把持，把香港當成西方殖民地，如入無人之境，儼然另一個政府。 <text:line-break/><text:line-break/>台灣當然就更不用說了，阿扁已經說得夠清楚。他說，台灣真正的統治者是 "美國在台軍政府"；所謂總統，只是聽命辦事，是一種執行角色，連美國在台協會 (AIT) 的一個小官員都比不上。這也是為什麼阿扁當時聘請律師到美國打越洋官司的原因，藉以申訴自己無罪，訴說自己只是聽命行事，甚至說台灣的法律無法適用在他身上，因為他做為總統，只是美國在台軍政府的一個執行者，要求美國法院立即撤銷台灣法律的判決，還他自由云云。 <text:line-break/><text:line-break/>阿扁頭腦很清楚，句句都講到重點，而這才是島內政治的基本事實架構。香港不至於如此荒唐，但也好不了多少。 <text:line-break/><text:line-break/>看西方媒體每天講那些什麼民主自由的鳥話，實在很煩。英國殖民香港幾時給過香港人什麼民主選舉或集會結社的自由？零！一點也沒有，完全就是殖民統治。但是，當中共在香港開放實施特首選舉時，所謂 "佔中" 所炒作的理由卻是說中央立法不公，介入香港選舉云云。這種睜眼瞎話，真是有夠它媽的無恥。 <text:line-break/><text:line-break/>這回 "反送中" 也一樣，天底下有這種事嗎？西方國家可以引渡香港罪犯，但是中國中央政府卻居然不能引渡自己領土上的罪犯？那就好像說劍橋市民跑到倫敦犯了滔天大罪之後，又逃回劍橋，然後就不用接受英國政府的法律制裁了，大大方方在劍橋逍遙法外。就算要引渡，也只能引渡到英國以外的國家，絕不能送回倫敦，否則就是反人權反民主，必須發動 "反送英" 抗爭。 <text:line-break/><text:line-break/>至於英國殖民香港期間，好幾次抗議事件，打死了幾百人，一會兒宵禁，一會兒戒嚴，動輒偵騎四出，搜捕數千人，濫抓濫打，不成比例地大量使用武力，難道英國人自己都忘了？我在英國住了十年，深知英國警察對付抗爭人士哪有像對待反送中群眾那麼客氣的？我實在看不出來香港警察哪裏傷害了什麼人權、中共又傷害了什麼民主自由？逃犯條例又究竟是哪一點違反了自由與人權？ <text:line-break/><text:line-break/>結語 <text:line-break/><text:line-break/>這世界真的很荒唐，雞毛蒜皮事每天無限擴大渲染，講得好像是什麼人類文明的浩劫，藉以刻意製造動亂，打擊中國。但西方人自身卻又好話說盡，壞事做絕，天天侵略血洗他國，姦殺擄掠無日無之，卻又說成是維護世界和平、捍衛民主自由與人權。人們如此腦殘，連這樣也會信，我實在覺得很無奈。 <text:line-break/><text:line-break/>所謂不信青史盡成灰，不信東風喚不回，我手上這枝筆，寫了大半輩子，寫掉一個青春，寫掉兩個家庭，究竟能給人們帶來什麼正面的助益，我也不知道，似乎一切只是徒勞，但我能做的也只是這樣了。 <text:line-break/><text:line-break/>後記 <text:line-break/><text:line-break/>好幾天沒睡覺，今天依舊精神萎靡之際，亂七八糟匆匆忙忙寫了這篇七千多字文章。原本想回頭看一遍，把它改通順點，但沒時間也沒力氣了。每天忙到爆，現在寫東西就像消防隊救火那樣，只能用最快速度拼命搶時間，五分鐘、八分鐘，能有多少零碎時間，能寫多少算多少，不求通順與修辭了。</text:p>
      <text:p text:style-name="P2">qegg   |  2019.07.18 09:30   |   <text:a xlink:type="simple" xlink:href="http://palinfo.habago.org/Entry?Command=Information_PrintForum&amp;iPage=1#FORUM37673"><text:span text:style-name="T1">#</text:span></text:a></text:p>
      <text:p text:style-name="P3">轉貼一篇微信文章，請大家打開鏈結看照片。 <text:line-break/><text:line-break/>https://mp.weixin.qq.com/s?__biz=MjM5NTMyNzU3NA==&amp;;mid=2649812124&amp;;idx=3&amp;;sn=771dae3c0ececb0436f59fbd8117e0a2&amp;;pass_ticket=RzP9c9VvFdpu2PymD7wBMpXm4vKR8rmN40aUn%2BLD%2Fw9zxJVXb6yX3gArmea7ZY8U <text:line-break/><text:line-break/>=============================================== <text:line-break/>指揮襲擊香港警察的外國人身份曝光，竟是這等渣滓 <text:line-break/><text:line-break/>原作:厲害了兄弟連 <text:line-break/><text:line-break/>香港的這場風暴並不是突然來臨的…… <text:line-break/><text:line-break/><text:line-break/><text:line-break/>早在今年3月，香港反對手派人士就訪問美國，5月又一撥反對派人士訪問美國，美國國會的「美中經濟與安全審查委員會」主席與副主席接見了這些反對派人士，美國眾議院議長佩洛西兩次見了到訪的香港反對派，美國國務卿蓬佩奧在5月見了香港反對派人士，並攻擊修訂條例「威脅香港的法治」，香港反對派人士在這期間還去了加拿大、德國等西方國家。 <text:line-break/><text:line-break/><text:line-break/><text:line-break/>正是因為有這些國際勢力的公開支持和呼應，才使得香港別有用心的反對派人士一步一步將香港一次正常「修例」的司法行為引向了「暴亂」，越來越多不明真相的香港民眾被裹挾到了這一事件中，香港因而陷入了重大社會危機。 <text:line-break/><text:line-break/><text:line-break/><text:line-break/>這次港獨民粹分子挑動香港暴動是直接與境外勢力相勾結，由美國中央情報局在暗中指揮，而台灣情報部門和台獨勢力也參與其中，兩股勢力再次合流聯手製造。 <text:line-break/><text:line-break/><text:line-break/><text:line-break/>一夥外國人在組織、指揮著這些活動 <text:line-break/><text:line-break/>多名穿黑T恤的金發外籍人士現場指點 <text:line-break/><text:line-break/><text:line-break/><text:line-break/>在港獨暴動現場，有一名外國人在暴動現場培訓港獨分子，指揮他們對香港警察進行暴力襲擊，每一個見過視頻或照片的人都印象深刻。<text:line-break/><text:line-break/><text:line-break/><text:line-break/>而他在這次港毒暴行中，一直都起著組織、指揮並培訓的重要角色。香港愛國人士在尋找此「鬼」。 <text:line-break/><text:line-break/>香港愛國人士發來消息，對這名鬼佬的真實身份進行了大揭底。 <text:line-break/><text:line-break/><text:line-break/><text:line-break/>這名身材魁梧、強壯的外國人叫Brian Patrick Kern，是一名美國人。他目前的公開身份是香港國際學校的退休教師。自1990年起，Brian Patrick Kern就在很多國家裡開設所謂的「人權」課程，對該國學生進行親美洗腦，培訓該國學生遊行、示威，推行YAN色革命。 <text:line-break/><text:line-break/><text:line-break/><text:line-break/>1989年他在土耳其教學，他的庫爾德學生與當地軍政府爆發戰爭，局勢動盪下，同年七月他離開土耳其，獲聘到中國內地大學任教。 <text:line-break/><text:line-break/><text:line-break/><text:line-break/>愛生事的他於1990年6月在大學發起罷課，校方不予續約後，Brian到美國修讀博士學位，其後在挪威、印度、南蘇丹等地教書。 <text:line-break/><text:line-break/><text:line-break/><text:line-break/>2009年時，他曾在中國擔任過大學的外語教師，可是他教授的主要內容卻是對中國學生進行相同的親美、反華的洗腦，教唆、組織學生罷課，被校方發現後解聘。離開中國內地後，當年起他的工作轉移到香港特區，來到漢基國際學校做英文教師。 <text:line-break/><text:line-break/><text:line-break/><text:line-break/>可是他的主要工作不是教授英文，而是搞了一個一年制的所謂的「人權」課程，透過多達7個項目，對香港學生進行反華、親美的洗腦，灌輸妖魔化中國的內容，並向香港學生傳授如何遊行、示威。Brian曾是聯合世界書院紅十字挪威分校的受聘教師。 <text:line-break/><text:line-break/><text:line-break/><text:line-break/>根據一份2004年該校辦的亞洲人權國際青年工作坊，項目負責導師之一便是Brian。特別是Brian Patrick Kern曾帶領香港學生組團到印度，去印度的西藏兒童村，該村由達賴喇嘛的妹妹Jetsun Pema經營，Brian安排學生與村內的藏獨組織成員見面。 <text:line-break/><text:line-break/><text:line-break/><text:line-break/>2011年民陣遊行，時任漢基英文老師的Brian帶同數名學生遊行，並接受傳媒訪問發表反華論。一名參與Brian的「人權課」學生聲稱「特別關心中國的人權狀況」。 <text:line-break/><text:line-break/><text:line-break/><text:line-break/>特別是，Brian Patrick Kern曾帶領香港學生組團到印度，學習藏毒。 <text:line-break/><text:line-break/><text:line-break/><text:line-break/>Brian2009年前來港定居前，Brian曾在國際特赦組織的人權教育組工作四年，向十五個國家的學校提供課程。2009年移居香港後在漢基國際學校做英文教師時，根據校方資料，他在課餘搞了個一年制的所謂人權課程，透過七個項目向學生傳授如何組織請願及留守等示威技巧。2011年民陣遊行，時任漢基英文老師的Brian帶同數名學生遊行，並接受傳媒訪問發表反華論。一名參與Brian的人權課學生聲稱特別關心中國的人權狀況。 <text:line-break/><text:line-break/><text:line-break/><text:line-break/>而Brian的系列活動，資金來自美富商索羅斯的「開放社會基金」。 <text:line-break/><text:line-break/><text:line-break/><text:line-break/>另據媒體早先發現，在香港「佔中」搞手戴耀廷身後也有索羅斯的身影，他與索羅斯成立的「開放社會基金會」（Open Society Foundations）（下文簡稱「開放」）之間的關係千絲萬縷。 <text:line-break/><text:line-break/><text:line-break/><text:line-break/>早在2015年，「開放」便活躍於戴耀廷現職的香港大學（簡稱「港大」）法律學院及曾任副主任的香港大學比較法與公法研究中心CCPL，「開放」資助的機構還屢次為戴耀廷出書； <text:line-break/><text:line-break/><text:line-break/><text:line-break/>「開放」還在香港舉辦攝影展，展出作品更是刻意激化香港與內地的矛盾。去年6月，DC LEAKS網站披露2500多份機密文件，主要涉及「開放」向全球幾百名政客提供資金，以策劃、贊助各地異見者或組織。據大公報查閱其中一份涉及2015年2月19至20日亞太區董事會的會議紀錄，東亞項目總監Thomas Kellogg在會議上提出，研究以接受「開放」資助的合作夥伴作為推動機制的可行性，並研究制定推動計畫，影響主要亞洲國家的外交政策，包括中國、印度、日本、印尼、新加坡，中國台灣地區也在其中。 <text:line-break/><text:line-break/><text:line-break/><text:line-break/>為什麼Brian Patrick Kern會選擇香港漢基任教，我們不得不詳細介紹一下這所香港大名鼎鼎的富豪子弟學校，就讀的學生非富即貴。 <text:line-break/><text:line-break/><text:line-break/><text:line-break/>首富李超人的第三代都就讀於此，我們的「馬爸爸」也曾將自己的孩子送入漢基就讀。 <text:line-break/><text:line-break/>首富李嘉誠的長孫女李思德於1996年出生，曾就讀本港的漢基國際學校，在漢基的學生雜誌《校話》中，她曾以中文名「李思德」撰文，並擔任編委會委員及高級中文編輯。 <text:line-break/><text:line-break/>因此，選擇在漢基學校對富貴上流社會的子女洗腦，Brian Patrick Kern可謂是用心險惡。 <text:line-break/><text:line-break/><text:line-break/><text:line-break/>而這次港毒的暴行中，Brian Patrick Kern終於走向了前台，親自出馬培訓並指揮港毒分子，教授他們如何破壞法治、包圍並襲擊香港警察。 <text:line-break/><text:line-break/><text:line-break/><text:line-break/>在現場的人群中，他公開用英文大叫「不要後退」，並親自給暴徒演示如何污辱、襲擊香港警察。 <text:line-break/><text:line-break/><text:line-break/><text:line-break/>那麼，在這個世界上，哪個國家的哪個組織才會這麼幹呢？ <text:line-break/><text:line-break/><text:line-break/><text:line-break/>只有美國，臭名昭著的美國中央情報局：CIA。 <text:line-break/><text:line-break/><text:line-break/><text:line-break/>所以，Brian Patrick Kern其實就是CIA的特工。這些場景，我們在美國好萊塢大片中見識的太多了，只不過這一次是活生生發生在眼前。 <text:line-break/><text:line-break/><text:line-break/><text:line-break/>長期以來，香港不僅是全球三大金融中心之一，在中國對外開放戰略中具有特殊重要性，而且這裡還是全球各國競相佈局的情報中心，僅美國在香港領事館就派出了近1000人的工作人員，比派往很多國家大使館的工作人員還要多，其目的就是在香港這個「自由港」收集情報，並進行針對我天朝的顛覆活動，香港一直是全球情報機構激烈較量的主戰場。 <text:line-break/><text:line-break/><text:line-break/><text:line-break/>那麼，這一次美國為何要如此積極地插手香港事務呢？究竟《逃犯條例》的修訂在哪裡戳中了美國的痛點呢？ <text:line-break/><text:line-break/><text:line-break/><text:line-break/>修訂前的《逃犯條例》使得各國情報組織機構以及情報販子可以在這裡方便地進行情報活動，而不用擔心因間諜罪等被引渡到已經與香港簽署引渡條約的20個不包括大陸、台灣、澳門在內的國家和地區。 <text:line-break/><text:line-break/><text:line-break/><text:line-break/>但是，一旦逃犯條例修改，中情局或者台灣情報人員在香港從事危害中國國家安全的間諜活動，因為外交和國家安全事務香港特區政府無權處理，間諜就只能被移交給大陸受審，而美國是絕不可能允許此類事件發生的，正是這一點結結實實地踩在了美國人的痛腳之上。 <text:line-break/><text:line-break/><text:line-break/><text:line-break/>而包括中國台灣地區、澳大利亞、英國等西方情報機構如果侵犯中國國家安全，那麼中方亦可經由香港實施抓捕並移交大陸審判，這將極大的震懾國際反華集團。 <text:line-break/><text:line-break/><text:line-break/><text:line-break/>而《逃犯條例》修改中第二項則是改動《刑事事宜相互法律協助條例》，就是香港執法部門可以接受包括大陸在內其他國家、地區的要求，在香港開展搜查活動，凍結疑犯財產，把證據交供給提出要求的國家，用於他們的司法審判。 <text:line-break/><text:line-break/>貿易戰看不見硝煙瀰漫，俯視之下卻是血流成河…… <text:line-break/><text:line-break/><text:line-break/><text:line-break/>國家安全重於泰山！ <text:line-break/></text:p>
      <text:p text:style-name="P2">陳真   |  2019.07.17 01:12   |   <text:a xlink:type="simple" xlink:href="http://palinfo.habago.org/Entry?Command=Information_PrintForum&amp;iPage=1#FORUM37672"><text:span text:style-name="T1">#</text:span></text:a></text:p>
      <text:p text:style-name="P3">1997年，來到英國求學，事先花了幾千元買了一台相當沉重的打字機，準備寫論文用。那時候，電腦已經發明了，而且也有了email，但我還不太會使用；一部份是出於排斥科技的心理，畢竟從九零年代起，我連電話都幾乎不用了 (太過於侵略性)，何況什麼 email。 <text:line-break/><text:line-break/>第一次聽說email這玩意兒是在大約1996年，當時腦海閃過的第一個疑問是：郵票要貼哪？ <text:line-break/><text:line-break/>直到大約1999年春天，我才被迫屈服於科技時代，開始心不甘情不願地使用 email。在這之前，學校老師跟我連繫都是透過室內電話傳真，要不就是實體信件。要是可以回到飛鴿傳書的年代，我會很樂意養兩隻鴿子幫我送信。 <text:line-break/><text:line-break/>至於網路搜尋，那更是21世紀後才學會的事了。我還記得第一次跟我提到google的人，是一位劍橋認識的好朋友，應該稱得上是個數學天才。 <text:line-break/><text:line-break/>雖然個人 "科技使用史" 相當落後，但我卻從1998年就開始研究 AI (人工智慧)，包括相關之認知科學及神經生物學，特別是有關 AI 的哲學部份及 Philosophy of Mind，更是下過一番苦工夫。1999年，寫了篇 "AI與維根斯坦" 的論文。 <text:line-break/><text:line-break/>那個年代， AI並不流行，甚至還有點冷門。我所就讀的劍橋國王學院 (King's College) 之電腦室，取名就叫做 Turing Room，因為Alan Turing 也是隸屬這所學院。不過，直到上個世紀末， Turing 仍不為人所知。 <text:line-break/><text:line-break/>他死了將近半個世紀，人們方才意識到他的重要性。生前，像個醜聞那般存在；自殺死後，隨即消失於人們的記憶之外。十多年前，隨著 AI 的興起，Turing 也才重新回到人們的記憶之中，如今卻已無人不知無人不曉，儼然一個新世紀的啟蒙者。 <text:line-break/><text:line-break/>20年前，也就是1999年的某一個並不特別的夜裏，秋夜依舊寒涼，不知道為什麼，卻突然想到Turing，於是就憑著記憶，隨手給他寫了篇文章，叫做 "危險的實驗—Alan Turing 的故事"。其實，打動我心者，並非他的思想與成就，而是他的無辜與沉默；總的來說，是他異類般孤獨的存在，讓人悲從中來。 <text:line-break/><text:line-break/>Turing念數學系，但他同時也是維根斯坦的學生，因為維根斯坦的哲學重心，如他自己所說，就是數學哲學；他當時在劍橋開了一門課，叫做 "數學的基礎"，Turing就是其中一位學生。 <text:line-break/><text:line-break/>AI如今紅紅火火，人人朗朗上口，連一個島內選舉都 AI、AI、AI個不停。但是AI真有那麼偉大而重要嗎？某個意義上，我是很不以為然的。至於如何個不以為然，就沒法細說了；也許可以用維根斯坦在 "Philosophical Investigations" 卷頭語所引用的一段話來表達。那段話出自19世紀初一位奧地利劇作家 Johann Nestroy的一個劇本。那段話是這麼說的： <text:line-break/><text:line-break/>"進步之本質，就在於它看起來總是比實際上還偉大。" <text:line-break/><text:line-break/>那到底是偉大還是不偉大？當然沒個準則。我是覺得一點都不偉大。 <text:line-break/><text:line-break/>一直到現在，我的抽屜裏都還放著一堆稿紙捨不得丟，二十多年了，全已泛黃。以前寫文章，都是一格一格慢慢爬，爬滿了一頁，就是600個字。有時一星期就要寫掉一兩隻原子筆。後來，有了電腦，寫東西比以前快上好幾倍，但是快沒有用，寫出來的東西並沒有更好，說不定還更爛。 <text:line-break/><text:line-break/>以前，等待一封信的往返，動輒幾星期或幾個月。現在呢，光是一天就能收到好幾百封，甚至上千。可是，人與人的溝通與感情有比較好嗎？一點也沒有，甚至更加疏遠，誤解更甚。我倒寧可飛鴿傳書千里，稀有、緩慢卻很真實。 <text:line-break/><text:line-break/>若要說科技帶來便利，其實也談不上。過去人們花在寫信回信的時間非常少，頂多一個月寫上兩、三封信，現在一般人卻幾乎是無時無刻浸泡在無謂的文字往返與垃圾資訊大海中，人們的世界卻更小，理解力更差，人與人之間離得更遠。 <text:line-break/><text:line-break/>現在的人沒有手機應該會活不下去，但是以前的人不也一樣活得好好的？到底科技進步是怎麼個進步法，恐怕只是一種錯覺。人還是一樣是人，一樣的人性，一樣的悲歡，一樣的孤獨。 <text:line-break/><text:line-break/>================== <text:line-break/>危險的實驗—Alan Turing 的故事 <text:line-break/><text:line-break/>陳真 1999. 11. 25. <text:line-break/><text:line-break/><text:line-break/>「毒液浸透蘋果，讓沉睡般的死亡也隨之穿透。」（Dip the apple in the brew. Let the sleeping death seep through.） <text:line-break/><text:line-break/>這是「白雪公主和七個小矮人」中巫婆吟唱的歌；1939年，Alan Turing 結束他在普林斯敦尚未完成的博士論文回到劍橋，急切地趕到地方電影院看這齣戲。據說他對這首「巫婆之歌」印象深刻，經常學唱。傳記作者以其信函遺物，指出他早藏死志。不管是否如此，15年後，Turing 總算自己演了這一幕—在他每天睡前習慣要吃的蘋果上沾了氰化物，結束短暫的一生（1912-1954）。 <text:line-break/><text:line-break/>這只不過是發生在四十多年前的往事，書上各種景物描繪，對照眼前這個劍橋國王學院（King's College），可說毫無兩樣。往事歷歷，栩栩如生，聽起來卻像個童話故事；不需動用任何形容詞，都能感受此事哀傷。 <text:line-break/><text:line-break/>Turing 是數理邏輯學者，後人尊稱他是「電腦之父」。但我相信，以其個性，大概不會喜歡這樣一個稱號。他同時也是最早提出「人工智慧」（Artificial Intelligence）概念的人。在他極其短暫、卻和英國社會格格不入的一生中，最風光的一件事，大概就是他系統性地解開希特勒陣營所發出的一連串關鍵密碼；許多人把盟軍打勝仗的功勞，歸給他神乎其技的解碼功力。 <text:line-break/><text:line-break/>正確來說，Turing 並不是死於「毒蘋果」，而是死於「巫婆的詛咒」。1952 年，他工作完回家，發現家裏失竊，於是報警處理。這樣一個簡單的動作，不料卻投下死亡陰影。精明的警方趕至現場，立刻察覺他和另一位男士同住一房。於是，小偷沒抓到，他卻反而被警方逮捕了，罪名是「下流猥褻」（gross indecency）。 <text:line-break/><text:line-break/>許多人相信，以他解開希特勒密碼的種種戰時功勳及劍橋教授身份，要擺脫這樣一個羞辱，其實輕而易舉，可是他卻不是那種會玩弄這類手腕的人。於是，經過一番司法折磨與羞辱，他被判了刑；更令他難堪的是，他被強制移送精神科接受荷爾蒙「治療」，以「調整」他對同性不該有的愛。 <text:line-break/><text:line-break/>Turing 自小個性「古怪」，不修邊幅，從小就是班上最容易弄髒身體的人，全身上下經常到處沾滿墨汁；加上口吃，以及過度偏重興趣的不平衡學業表現，使他一直無法在強調「優雅」以及「均衡出色」的私立學校中和那些往往是權貴子弟的同學們發展出良好的人際關係。更糟的是，他似乎也不打算改變自己來適應團體。 <text:line-break/><text:line-break/>Turing 沒有完成博士學位，但仍受聘於劍橋任教。母親一貫視他如小孩，彷彿永遠長不大，經常勸他要顧「形象」，叫他每天要整理頭髮、修指甲、刮鬍子，要有個學者的樣子。他的同事和朋友形容他「難以理解」、「不和體制妥協」，形容他深陷知識的探索卻似乎無一事當真，是個「謎」一樣的人物。劍橋國王學院「當局」也盡量「容忍」他在學院內種種不顧教授體面的「幼稚」行徑。 <text:line-break/><text:line-break/>傳記作者說，在世人普遍誤解他的當時，或許還有那麼一把能藉以理解他的「鑰匙」存在。但是，作者感嘆，往事已矣，經過了這麼多年，這把能理解他的「鑰匙」如今似乎已不可尋。 <text:line-break/><text:line-break/>Turing 雖然「怪」，據說有憂鬱傾向，言談之間經常談到有關死亡的話題，但他平時其實相當開朗，同性戀官司的恥辱，卻給了他重重一擊。長期的賀爾蒙藥物強制「治療」，更使他長跑健將的體格出現許多異樣，比如他形容自己「竟然長出了乳房」。 <text:line-break/><text:line-break/>種種身心打擊，使他比往日更加埋首研究，彷彿要以工作來埋葬自己，每天花十幾個小時在研究工作上。可是，研究工作並不怎麼順利，學術上並沒有做出什麼成績，周圍一些同事，形容他是「一團黑色笑話」。 <text:line-break/><text:line-break/>1954 年 6 月 7號，他和往常一樣，睡前吃了一顆蘋果，自此長眠。此一自殺事件，查無他殺嫌疑，於是很快就結了案。Turing 有關於「心靈」(mind) 的思想，被他的老師羅素推崇為「具有深沉的哲學意涵」，卻在他自殺死後二、三十年才逐漸為學界所重視。在當時，他的死，雖然在熟人之間引起一陣八卦議論，但很快就被遺忘，世人也不再對這一團「黑色笑話」感興趣。 <text:line-break/><text:line-break/>只是，讓朋友和家人納悶的是，他為什麼要在「這個時候」自殺呢？災難已逐漸遠離，令人難堪的「心理治療」和「賀爾蒙治療」也早已結束一年，為何此時才自殺？而且，他面對災難挫折時所表現出來的氣度和勇氣，顯然不像是個會自殺的人。 <text:line-break/><text:line-break/>沒有任何徵兆，沒有任何遺言，Turing 就這樣走了。他固執的媽媽於是舉了許多例子，說他從小喜歡做各種「危險的實驗」，經常釀禍，堅信這不是自殺，堅信這只是一場「實驗意外」。不過，很顯然Turing 是故意讓這個「意外」發生。就像睡覺一樣，Turing躺在床上，沒有留下片語隻字，安靜地離開了這個世界。 <text:line-break/><text:line-break/>遺體迅速火化，只有母親、兄弟和一兩位朋友到場送別，沒有任何紀念儀式。世人對他的記憶，就和他的骨灰一樣，迅速隨風飄散。一直到最近幾年，英國社會似乎才突然「良心發現」曾經虧待了這樣一個真誠木訥的老實人。或者，更正確地說，英國社會似乎突然發現原來 Turing 的學術成就還真的蠻重要的，所以開始「紀念」起他來了。 <text:line-break/><text:line-break/>我知道英國民間有一群人正打算向社會大眾募款，擇地建造銅像；國王學院也一直到去年（1998），才突然「心血來潮」，在以他命名的電腦室（Turing Room）樓梯口，掛上了他的肖像。 <text:line-break/><text:line-break/>不管遲來的正義是不是正義，歷史似乎總是演著同樣的戲碼；人們總是無心或無能理解那些和絕大多數人不一樣的「少數心靈」或「弱勢者」，更不用說去善待他們了。唯有等到人去樓空，經過一段漫長歲月後，似乎才又在歷史灰燼裏頭尋找死者生前孤獨的身影。 <text:line-break/><text:line-break/>Turing 是個自我道德感很強的人，真誠不做作，面對真實天性。即使社會道德不容，法律制裁當前，他依然不諱言自己是個同性戀者。唯一的例外是他不願對母親明講。年事已高的母親，也許終究無法明白究竟發生了什麼事。在她眼裏，Turing只不過是個「無可救藥、整天空思夢想的小孩子」（a hopelessly head-in-the-clouds child）。她一直認為，這小孩一定又是在玩什麼「危險的實驗」，因此才釀成意外。 <text:line-break/><text:line-break/>Turing 經常寫信給母親，抱怨生活或工作上的各種挫折，比如抱怨他在劍橋所開的第一堂課，名稱與維根斯坦開的課一樣，都叫做「數學的基礎」；學期一開始沒多久，學生竟然全部退選，無人感興趣。他與母親無話不談，包括談他最喜歡的玩偶泰迪熊。在一封家書中，他透露自己長期過著「孤獨隱士」般的生活。 <text:line-break/><text:line-break/>我努力想拋開所謂「天才」的「故事感」，想把它還原成每個人生命深處或多或少都會有的那一份難以言喻的美麗與哀愁。我一直相信，唯有這樣的看待方式，才是Turing 所渴望的；或許也唯有如此，才能尋回傳記作者所說的那一把能藉以通向他心靈世界的「失落的鑰匙」。 <text:line-break/><text:line-break/>羅曼羅蘭有句話這麼說：「只要有一雙真誠的眼睛陪我們哭泣，我們就沒有白白為生命受苦。」Turing 幽魂有知，我希望他不要再感孤單，因為我們彷彿已能理解他的真情，不只是他的，還有眾人的。 <text:line-break/><text:line-break/>==================== <text:line-break/>英國天才數學家、「電腦之父」圖靈登上50英鎊新鈔 <text:line-break/><text:line-break/>風傳媒 <text:line-break/><text:line-break/>廖綉玉 <text:line-break/>2019年7月16日 <text:line-break/><text:line-break/>圖片請看：https://bit.ly/2xNd8jv <text:line-break/><text:line-break/>英國央行「英格蘭銀行」總裁卡尼15日宣布，英國天才數學家、圖靈從一份近1千名科學家的清單中脫穎而出，將成為50英鎊塑膠新鈔人物，這個決定也承認了他協助英國政府破解納粹德國密碼系統的貢獻及戰後因同性戀身分遭受迫害的影響。這個版本的新鈔將於2021年流通。 <text:line-break/><text:line-break/>去年11月，英格蘭銀行（Bank of England）請民眾提名一位科學家成為50英鎊新鈔人物。英格蘭銀行收到了22萬7299份提名，其中989位被提名者符合資格，決選名單為12人，英格蘭銀行總裁卡尼（Mark Carney）做出最終決定。 <text:line-break/><text:line-break/>這個50英鎊新鈔的設計還反映了圖靈（Alan Turing）的作品。它具有二進位碼的自動收報機紙帶，說明他的生日（1912年6月23日），並描繪他用來協助破解納粹德國密碼系統「恩尼格瑪」（Enigma）的解碼機「炸彈」（Bombe）。新鈔上面還有圖靈在1949年給英國《泰晤士報》（The Times）的一段話：「這只是將來之事的預示，也只是將來之事的影子。」 <text:line-break/><text:line-break/>英格蘭銀行並讚譽圖靈帶來的科學貢獻及他對社會的影響，卡尼則表示：「圖靈是傑出的數學家，他的工作對我們現在的生活產生了巨大的影響。圖靈是電腦科學與人工智慧之父，也是戰爭英雄，他的貢獻廣泛，並開創了新局。他是巨人，許多人現在站在他的肩膀上。」 <text:line-break/><text:line-break/>圖靈是電腦科學與人工智慧之父 同性戀身分讓他飽受迫害 <text:line-break/><text:line-break/>圖靈出生於英國倫敦，從小就表現出他的天才，特別是對數字和智力遊戲著迷。1934年，圖靈從劍橋大學國王學院（King's College, Cambridge）畢業，1936年發表論文《論可計算數及其在判定問題上的應用》（On Computable Numbers, with an Application to the Entscheidungsproblem），並在文中提出被稱為「圖靈機」（Turing machine）的抽象計算模型，這個計算模型為現代電腦、電腦科學及計算理論奠下數學基礎。 <text:line-break/><text:line-break/>1939年，圖靈被英國皇家海軍招募，協助英國情報單位破解納粹德國的密碼系統「恩尼格瑪」，被認為是協助英國打贏二戰的一大功臣。 <text:line-break/><text:line-break/>戰後，圖靈在《心智》（Mind）期刊發表了〈計算機器與智能〉時，提出了「圖靈測試」（Turing test）。圖靈開宗明義提出一個問題：「機器能不能思考？」，並設計了一套被他稱之為「模仿遊戲」（Imitation Game）的測試方法，而這項理論成為人類理解「人工智慧」的基礎。 <text:line-break/><text:line-break/>16歲的圖靈。(wikipedia/public domain) <text:line-break/>檢視相片 <text:line-break/><text:line-break/>1950年代，同性戀在英國被視為罪行與疾病。1952年，圖靈因「明顯的猥褻和性顛倒行為」罪名遭到警方逮捕，他的同性戀身分被公開後，圖靈在社會上遭到歧視，不僅失去在英國政府通訊總部（GCHQ）的工作，甚至被當局禁止出國，他在二戰的貢獻也因為性傾向而不受官方承認。1954年，他因食用浸過氰化物溶液的蘋果而死 <text:line-break/><text:line-break/>2009年，時任英國首相布朗（Gordon Brown）公開表示對圖靈判決的歉意。2012年，超過3萬7千名科學家集體聯署，要求正式赦免圖靈的罪行，但是被當時的司法大臣拒絕，直到2013年12月才正式獲准，並由英國女王伊莉莎白二世（Queen Elizabeth II）給予皇家赦免。</text:p>
      <text:p text:style-name="P2">洋洋   |  2019.07.16 20:49   |   <text:a xlink:type="simple" xlink:href="http://palinfo.habago.org/Entry?Command=Information_PrintForum&amp;iPage=1#FORUM37670"><text:span text:style-name="T1">#</text:span></text:a></text:p>
      <text:p text:style-name="P4">李永樂老師：為孩子開一扇窗 <text:line-break/>https://youtu.be/GsKKb_zd7OA <text:line-break/><text:line-break/>我很喜歡看李永樂老師的科普教學短片，他用生活、時事當例子，由原理講起，將複雜的問題分解，淺顯易懂地逐個解釋推演，寫滿一黑板。 <text:line-break/>他是我遇到過最會教的老師。 <text:line-break/><text:line-break/>這次他放了一個無關教學的短片，他說，為教育公平做一點貢獻。我為這句話感動。 <text:line-break/>短片裡父親給孩子倒杯水的鏡頭很美，李老師如果拍戲當導演，應該也是很優秀。</text:p>
      <text:p text:style-name="P2">陳真   |  2019.07.16 17:37   |   <text:a xlink:type="simple" xlink:href="http://palinfo.habago.org/Entry?Command=Information_PrintForum&amp;iPage=1#FORUM37669"><text:span text:style-name="T1">#</text:span></text:a></text:p>
      <text:p text:style-name="P3">卡韓政變 (119)： 驚濤駭浪，奧步連連 <text:line-break/><text:line-break/>陳真 2019. 07. 16. <text:line-break/><text:line-break/><text:line-break/>郭台銘選輸之後，避不見面，說要伺機再起；身旁一堆狗頭軍師例如唐湘龍和沈富雄等等等，則是勸他直接翻桌不認帳，脫黨參選。 <text:line-break/><text:line-break/>講到病識感，郭就是一個例子。他不但看不見別人，甚至也看不見自己，比方他說要自我檢討，看起來卻全是檢討別人；檢討的結果竟然是自己很棒，而且是太棒了。郭是這麼寫的： <text:line-break/><text:line-break/>「就算全天下的人笑你傻，揶揄你，也不要放棄對理想的追求，一個勇者無懼的人生，不容易做，但可以努力做。我一生努力讓中華民國以我為榮，讓台灣以我為榮。」 <text:line-break/><text:line-break/>郭的參選，從頭到尾兩手策略，奧步百出；一邊喊兄弟，一邊派人下毒手，鷹犬四出，造謠抹黑，卑劣無恥，毫無底線。這不但是他敗選的原因之一，更是他令人不齒的原因。誰會以這樣一個人為榮？ <text:line-break/><text:line-break/>朱立倫也敗選，周錫瑋和張亞中也敗選，但他們在參選過程中謹守分寸，有為有守，不造謠，不抹黑。因此，儘管敗選，但他們依舊贏得尊敬。郭卻不然，畢竟在一個比賽中，誰會尊敬一個從頭到尾不斷耍賤招出奧步傷害對手的選手？ <text:line-break/><text:line-break/>但是，郭卻沒有絲毫反省；"反省" 的結果居然是自認為是一個什麼 "對理想永不放棄" 的理想家與勇者，承受 "全天下人的嘲笑與揶揄" 說他 "很傻"。一個人居然可以缺乏病識感到這種地步，真是很不可思議。 <text:line-break/><text:line-break/>這樣一種 "自我檢討" 其實也意味著：奧步還沒結束，郭台銘肯定還會繼續 "堅持" 他 "永不放棄的理想"。 <text:line-break/><text:line-break/>舊國民黨搞選舉，主要靠兩張票，一是買票，一是做票。民進黨則青出於藍，兩票之外還多了一步，那就是奧步。在台灣，選舉奧步始終相當有效，這也是為什麼奧步在這島上永難絕跡的原因，甚且不但推陳出新，越來越無恥。 <text:line-break/><text:line-break/>可以預見的是：往後這半年，肯定是驚濤駭浪，奧步連連。特別是綠營，那才是奧步天王，無所不用其極；美國也毫無疑問將會刻意挑起兩岸爭端，來幫綠營打選戰。 <text:line-break/><text:line-break/>選舉勝負是次要的，重要的是：不管是誰，韓國瑜也一樣，任何人只要使用齷齪手段，都應該被唾棄。手段的正當性遠比結果更重要。 <text:line-break/><text:line-break/>我看那些支持綠營或柯文哲、郭台銘的人，總覺得令人很難以置信，為何會有人在一場比賽中卻根本不在乎作弊與耍詐甚至栽贓抹黑下毒手？如果手段的正當性根本不重要，那何必選舉？這樣一種比賽看誰最下流最無恥的所謂民主選舉，究竟有何意義可言？</text:p>
      <text:p text:style-name="P2">陳真   |  2019.07.16 02:44   |   <text:a xlink:type="simple" xlink:href="http://palinfo.habago.org/Entry?Command=Information_PrintForum&amp;iPage=1#FORUM37668"><text:span text:style-name="T1">#</text:span></text:a></text:p>
      <text:p text:style-name="P3">卡韓政變 (118)：病識感與溝通困境 <text:line-break/><text:line-break/>陳真 2019. 07. 16. <text:line-break/><text:line-break/><text:line-break/>病人見到醫生往往是盡量訴說症狀與不適，但有一種病人卻例外，那就是精神科；大多數精神病人是沒有病識感的，你說他有病，開藥給他吃，他說醫生你才有病，要吃你自己吃。 <text:line-break/><text:line-break/>我發現有些東西是單行道，例如感情，例如某種 "視覺" 與 "溝通"。很多時候，感情是單向的，一方熱情澎湃，鞠躬盡瘁，至死不渝，另一方卻是只進不出。視覺也一樣，聰慧者 "看" 得見平庸者與腦殘，但後者卻看不見前者。 <text:line-break/><text:line-break/>溝通也一樣，有溝沒有通是一種常態，因為有一方缺乏接收某種訊息的頻率，他不可能聽得見你在講什麼。就比方說，我想跟一隻猴子談談中美貿易大戰，估計是找不到溝通語彙與溝通管道的。反之卻不然，對方不用開口，你往往就知道他在想什麼以及將會說什麼了。不信你去街上隨便找個年輕人，問問他對於韓國瑜有什麼看法，答案一定就是那幾句："很混"、"不認真"、"草包"、"沒把高雄市長職位做滿"。 <text:line-break/><text:line-break/>我常對這樣一種單行道現象感到很驚奇，同時也很無奈，因為它往往不可改變，也無從應對。許多時候，面對這種狀況，我就怕了，因為你根本找不到足以溝通的辭彙；一時之間，感覺自己就像個怪物那樣，瞬間就被一大團誤解與扭曲所包圍而無法掙脫。 <text:line-break/><text:line-break/>我同時也常對缺乏病識感 (或說自知之明) 感到很震驚，很難想像一個人為何會笨到居然連自己知道什麼、不知道什麼都不知道。 <text:line-break/><text:line-break/>說這樣一些腦殘是鸚鵡，基本上是侮辱了鸚鵡，因為鸚鵡不具侵略性，牠不會傻到以為自己真的懂得自己在說什麼，牠只是依樣畫葫蘆學著發出聲音，如此而已，並無積極表態成份，更不用說嗆聲了。可是，腦殘者卻往往很喜歡嗆聲。嗆聲很好，問題是你嗆得對不對。 <text:line-break/><text:line-break/>報紙最喜歡報導韓國瑜又被哪個學生或哪個年輕人嗆聲，每天無數的這類報導，以營造一種 "韓國瑜很爛" 的流行氛圍，使得腦殘們以嗆韓為酷炫。嗆來嗆去，都是嗆一些完全與基本事實背道而馳的東西，例如嗆他很蠢很低能、很混很偷懶等等。 <text:line-break/><text:line-break/>今天韓國瑜請假北上，參加初選記者會。可是，你看，各媒體今天又大張旗鼓報導一個年輕人在高鐵站正氣凜然地當面對著韓國瑜嗆聲說："今天是周一上班日，為什麼你不在高雄上班？" <text:line-break/><text:line-break/>你看，有夠腦殘吧。我們應該發明一個比腦殘還腦殘的辭彙來形容這樣一種不可思議的智能表現。這樣一種嗆聲就好像有人在比方說波士頓車站遇到川普，卻正氣凜然地罵他說："今天是周一上班日，為什麼你不在華盛頓上班？" <text:line-break/><text:line-break/>大家懂我的意思吧？很不可思議吧？是不是很低能？某一天有沒有留在哪個城市上班，怎麼會變成一種滔天大罪般的罪名呢？我們就算再怎麼不屑蔡英文，也不至於蠢到對她嗆聲說："今天是周一上班日，為什麼你不在台北上班？" 那就好像嗆她說："妳剛才去尿尿，尿完有沒有洗手？" 差不多就是這樣一種水平的嗆法。 <text:line-break/><text:line-break/>更不可思議的是，這樣一種什麼 "沒有好好上班" 的腦殘罪名卻幾乎變成時下年輕人或學生或比方說腦殘醫生護士們對於韓國瑜的流行指控(因為主流媒體每天就是這樣教他)。最最最最不可思議的是，當他們做出這樣一些腦殘指控時，居然充滿參天浩然正氣。 <text:line-break/><text:line-break/>總結來說，我存活在這島上半個世紀以來，最感到不可思議的是洗腦的入骨程度之不可思議，主流勢力不但可以讓大多數人說出某些特定辭彙或擁有某種特定思維，而且，不管那些辭彙或思維如何腦殘，照樣可以讓他們對之產生某種強烈的情緒。 <text:line-break/><text:line-break/>比方說，大腸花腦殘運動時，你看，周圍幾乎所有學生每個人完全一致地說著什麼 "反黑箱"。他根本說不出黑箱在哪，因為黑箱根本不存在 (服貿條例審查恐怕是立法院史上最透明、審查最嚴苛的法案)，但腦殘們依然像個壞掉的唱盤那樣，不斷覆述 "反黑箱、救民主" 這幾個詞。 <text:line-break/><text:line-break/>更不可思議的是那樣一種跡近瘋狂的激情，好像只要再慢個幾分鐘，台灣民主就完蛋了，因此必須趕緊獻身救國，激動到連自己都會被自己的救國救民偉大情操感動得痛哭流涕。 <text:line-break/><text:line-break/>我記得大腸花腦殘運動那段期間，醫院許多護士都臨時請假，因為她們連夜趕著去立法院救國救民了。這些護士，事實上連服貿兩個字怎麼寫都不知道，但她們卻激昂慷慨得又哭又笑，半夜相邀趕著去搭車北上救民主，拯救民主程序與程序正義。 <text:line-break/><text:line-break/>這些護士，有的平常與我交情不錯，但她們都不知道我其實就是她們所要打倒的共匪同路人，以為我平常之所以避談政治只是因為我不關心政治，於是對我之 "單純" 與 "冷漠"，往往充滿憐憫與不解。 <text:line-break/><text:line-break/>病識感也許很難聽，但它其實就是一種自知之明。這東西很重要，因為它是一種基本能力，讓人可以適當評價自己。一個很笨的人通常也能知道自己很笨，除非他笨到連自己笨都不知道。最不可思議的是：非常笨，卻又以為自己很聰明。這是最讓人感到訝異的一點。人怎麼可能會笨到這種地步？就比方說我絕不可能會以為自己是個舞蹈天才。 <text:line-break/><text:line-break/>可別以為我講這些很無聊，跟卡韓政變或世界和平有什麼關係？其實關係可大了。我常想，要是有一種聰明藥，吃了之後，智商至少可以增加三倍，或是瞬間可以高達我的智商打八折、開根號再乘以10，你想，洗腦還能起作用嗎？</text:p>
      <text:p text:style-name="P2">洋洋   |  2019.07.15 08:33   |   <text:a xlink:type="simple" xlink:href="http://palinfo.habago.org/Entry?Command=Information_PrintForum&amp;iPage=1#FORUM37667"><text:span text:style-name="T1">#</text:span></text:a></text:p>
      <text:p text:style-name="P3">鈞鈞～高雄夢時代街訪「反韓學生」！反韓沒關係，但是良心要有，正修優秀大學生，反韓客觀論述 <text:line-break/>https://youtu.be/3KN3oqfoQZg?t=291 <text:line-break/><text:line-break/>大學時與朋友聊天，大概是談到蒙古吧，我隨口說了兩句。他回我一句 : 你知道在老共手裡沒有丟掉一吋土地。當時我愣住了，立刻感覺不對。多年後我被CCTV洗得紅通通。說自己被洗其實是自嘲當年的無知，被國民黨洗成傻瓜還不自知。 <text:line-break/><text:line-break/>獨立思考能力的確是一種天賦，極少數的自覺自省，有些人可以喚醒，大多數的人則像影片中的年輕人一樣，盲從趕流行，渾渾噩噩過一生。</text:p>
      <text:p text:style-name="P2">鄭豐遠   |  2019.07.15 05:38   |   <text:a xlink:type="simple" xlink:href="http://palinfo.habago.org/Entry?Command=Information_PrintForum&amp;iPage=1#FORUM37666"><text:span text:style-name="T1">#</text:span></text:a></text:p>
      <text:p text:style-name="P3">這是一個月前的影片，講得比較專業 (前面講的都是表面普通常識，4:26 開始正題)。諜報、滲透、顛覆的正反雙方角力，恐怕才是這次香港事件的核心本質。對一般人來說，香港的暴亂不過另一椿熱鬧的"民主"事件，但對祖國來說，能不能割除附身於香港身上的這顆毒瘤，對國家安全乃至民族復興卻至關重要。 <text:line-break/><text:line-break/>https://youtu.be/O0fhyJxUcW0 <text:line-break/>香港暴动真凶曝光！北京下手铲除CIA窝点，川普拼死力保！习：关门打狗，清除毒瘤</text:p>
      <text:p text:style-name="P2">陳真   |  2019.07.15 03:31   |   <text:a xlink:type="simple" xlink:href="http://palinfo.habago.org/Entry?Command=Information_PrintForum&amp;iPage=1#FORUM37665"><text:span text:style-name="T1">#</text:span></text:a></text:p>
      <text:p text:style-name="P4">卡韓政變 (117)：這不僅僅是一場總統選舉 <text:line-break/><text:line-break/>陳真 2019. 07. 15. <text:line-break/><text:line-break/><text:line-break/>CIA及西方各國情治單位在香港如入無人之境，並非僅僅只是 "資助" 反中火苗，而是全方位的情報工作，包括滲透、顛覆及製造動亂，諸如大腸花、佔中、什麼雨傘革命、反送中等等等等等，完全是CIA一手包辦。 <text:line-break/><text:line-break/>"婷婷看世界" 講得太客氣了，CIA目的就是把你整個中國毀了，它怎麼會在中國的什麼 "依法監管" 下 "幫助中國"？ <text:line-break/><text:line-break/>依照西方各國的作法，這類情治組織的滲透，一定是百分之百鏟除，哪有可能像中國那樣完全放任 (或其實一大部份是因為無能阻止)？ <text:line-break/><text:line-break/>有些 "民主國家" 做得更直接一點，比方說美國的 "民主同盟" 印度，甚至連 AI (國際特赦組織) 或綠色和平組織等等等，全視為非法組織。也就是說，即便是美國的 "友人"，也不會任由美國或西方勢力入侵，連AI或綠色和平組織這樣一些 "尚稱中立" 的國際組織都會遭到阻攔，更不用說CIA了。 <text:line-break/><text:line-break/>我們一般講島內的事情，往往只講到人渣黨這個等級，這其實是錯的。人渣黨只是一條狗，一群台奸，為了私利，為美國從事叛亂顛覆工作，培植仇中反華的新世代。人渣黨本身並無自主能力，只能聽命辦事。在香港，CIA等西方情治勢力只是滲透，在台灣卻是一手主導，完全殖民。 <text:line-break/><text:line-break/>這是基本事實，也就是我之前 (卡韓政變116) 所說的 "答案"。但我平常講事情不會講得這麼 "專業"，因為這就像一個連加減乘除都還不會的學生，你很難一下子就教他微積分，除非我們手上掌握媒體及教育大權。否則，你也只好因材施教，光講一些很低層次的東西，看他能不能稍微聽懂一些，別那麼腦殘。 <text:line-break/><text:line-break/>學姊常說我幫韓國瑜沒有用，白費力氣而已，畢竟形勢比人強，美國照樣可以主導島內所謂選舉之勝負。我其實亦有同感，但就是不死心。至少，明白人總該說些誠實話吧。 <text:line-break/><text:line-break/>過去黨外的基本精神是反美反日反戰反軍購反帝反資本主義的。結果，黨外了一輩子，卻連整個黨外的歷史和精神統統都被政變了、竄改了，反而扶植出一個更加卑劣無恥的漢奸政權，豢養一大群貪婪無度的台奸及美日走狗。 <text:line-break/><text:line-break/>當然，我也了解，不管誰當所謂總統，都只是虛位，只是選出一個完全必須聽命於美國的夥計或走狗 (不信你去問阿扁)。若要說韓當總統會有什麼差別，那就是內政上也許會比較不一樣，一般人的生活福祉比較有可能受到眷顧，貪污舞弊卡位撈錢的骯髒事肯定也會少很多，畢竟你不可能找到一種比人渣黨及其一堆尾巴黨更貪婪的政治勢力了。 <text:line-break/><text:line-break/>至於島嶼前途，就如范光棣所說，選誰其實都差不多，因為我們始終只是一個棋子，一個在中美爭霸之驚濤駭浪中載浮載沉的小茶壺。 <text:line-break/><text:line-break/>話雖如此，但我依舊相信：不管你是身處一整個世界的大舞台，動見觀瞻，或是身處一個微不足道的小茶壺，反對泯滅人性，反抗極端不義，始終只是做為一個人應有的人性；這不是一種透過成果定量方式來決定的作為，更不需要任何理由。 <text:line-break/><text:line-break/>就比方說你看見歹徒傷害你的家人，請問你會因為你的家庭與家人十分渺小就坐視不管嗎？你看見路邊一群流氓姦殺擄掠婦孺小孩，你是假裝沒看見就走過去？還是想辦法做點什麼來制止為惡？</text:p>
      <text:p text:style-name="P2">鄭豐遠   |  2019.07.14 21:13   |   <text:a xlink:type="simple" xlink:href="http://palinfo.habago.org/Entry?Command=Information_PrintForum&amp;iPage=1#FORUM37664"><text:span text:style-name="T1">#</text:span></text:a></text:p>
      <text:p text:style-name="P3">https://youtu.be/TPwiFZcUb54 <text:line-break/><text:line-break/>一勺思想：美国是霸道了一百年，但中国已经王道了两千年</text:p>
      <text:p text:style-name="P2">鄭豐遠   |  2019.07.14 07:29   |   <text:a xlink:type="simple" xlink:href="http://palinfo.habago.org/Entry?Command=Information_PrintForum&amp;iPage=1#FORUM37663"><text:span text:style-name="T1">#</text:span></text:a></text:p>
      <text:p text:style-name="P4">轉載自"婷婷看世界"臉書頁面: https://tinyurl.com/y5ljaj69 <text:line-break/><text:line-break/>--------------------------- <text:line-break/>【培養“港獨”分子，操盤反華事件……扒開這些美國非政府組織的“畫皮”】 <text:line-break/><text:line-break/>前不久香港不安寧，7月1日更發生了暴力沖擊立法會的惡性事件。現在的信息表明，這是由香港反對派、“港獨”分子與西方反華勢力聯手發動的一場亂港、禍港事件。而在幕後的西方反華勢力中，美國的一些非政府組織（NGO）扮演了操盤手的角色，還為沖在臺前的“泛民”進行組織、策劃、培訓、資金和物質供應、輿論引導等一條龍服務，其中核心是美國國家民主基金會（NED）。 <text:line-break/><text:line-break/>NED是美國“第二中情局”？ <text:line-break/><text:line-break/>美國國家民主基金會（也稱“國家民主捐贈基金會”）的成立源自1982年美國總統裏根在英國議會發表的演講，提出要在全球“推廣民主”。1983年11月，美國國會通過《國務院授權法》，撥款3130萬美元正式成立美國國家民主基金會，並且依據《美國國內稅收法》第501條第3款，讓其享受免稅待遇。國家民主基金會的宗旨是以非政府組織渠道對海外“民主”運動進行支持，推行美國的價值理念，扶植親美勢力，擴大美國在這些地區的有效影響，確保美國在全球的戰略利益。基金會的活動只受國會監督，理事會成員不由總統提名。 <text:line-break/><text:line-break/>表面上看，國家民主基金會是美國200萬個非政府組織中的一個，但該基金會歷任主要負責人都有官方背景或與美國政府有著千絲萬縷的聯系。其首任代理主席為當時的國會眾議員法塞爾，首任主席為前國務院助理國務卿約翰•理查德森，現任主席卡爾•格什曼曾是美前駐聯合國高級顧問。該基金會最高決策機構董事會23名成員中，有3名參議員、2名眾議員、5名前議員，還有5名前駐外大使。 <text:line-break/><text:line-break/>國家民主基金會與美國中央情報局（CIA）的關系更是密切。據俄羅斯媒體披露，例如該基金會的創始人之一小沃爾特·雷蒙德，1970-1982年間一直在為中央情報局工作。至於該基金從事的活動，其創始人之一的艾倫·溫斯頓曾在接受《華盛頓郵報》采訪時直言不諱地說“我們今天做的許多事情，就是25年前中情局偷偷摸摸做過的”。由此可見，國家民主基金會實際上就是一個換了馬甲的中央情報局。但由於其有非政府組織的招牌，不易引起註意，所以西方的研究報告都說，“在向非政府組織提供戰略資金方面，美國外交政策精英們認為國家民主基金會比秘密支援更可靠”。 <text:line-break/><text:line-break/>國家民主基金會運營的資金主要來自美國議會審批的政府撥款。1984-1990年，國家民主基金會每年從美國新聞署那裏領1500-1800萬美元；1991-1993年，每年可領到2500-3000萬美元。但是在1993年，美國眾議院投票決定取消對國家民主基金會的撥款，使得國家民主基金會面臨斷頓。所幸國家民主基金會的成員大都是美國官方人員，人脈很廣，再加上該基金會又有眾多的支持者，因此最終得以繼續吃美國的財政飯，而且獲得的撥款還增加到了每年3500萬美元，具體負責撥款的政府部門也換成了美國國際開發署。2011年“9·11事件”發生後，美國政府進一步增加了對國家民主基金會的撥款。例如2004年為7900萬美元，2005年為1.13億美元，2006年為1.09億美元，2007年為1.06億美元，2008年為1.34億美元，2009年為1.31億美元，2010年為1.35億美元，2011年到現在基本上一直保持在這個水平上。 <text:line-break/><text:line-break/>除了美國政府撥款，國家民主基金會在上世紀90年代後期還多了兩個資金渠道，一個是美國國會對外民主項目資助，近年來每年近2000萬美元；另一個是美國國務院人權民主基金撥款。此項撥款始於1999年，當時只有165萬美元，以後逐年遞增，到現在達到1000萬美元左右。此外，該基金還接受其他機構（包括史密斯·理查德森基金會、約翰·奧林基金會、布萊德雷基金會等）的捐款，只是份額很少。 <text:line-break/><text:line-break/>國家民主基金會拿到資金之後，再轉撥給旗下的4家非政府組織，即負責多元化與“自由公正”選舉的國際共和學會（IRI）與全國國際事務民主學會（NDI），負責自由市場經濟改革的國際私有企業中心（CIPE），以及負責建立獨立工會組織的美國國際勞工團結中心（ACILS）。此外，國家民主基金會每年還將多項經費提供給亞洲、中東歐、拉美、中東、非洲以及前蘇聯地區的非政府組織，對這些地區美國看不順眼的國家進行顛覆活動或推動“顏色革命”。 <text:line-break/><text:line-break/>向中國滲透 <text:line-break/><text:line-break/>中國是美國國家民主基金會的重要目標。近年來，民主基金會每年用於中國活動項目的預算都在600萬美元以上，其中針對中國內地的預算就接近500萬美元，用於支持中國企業、學術機構、媒體以及其他非政府組織的活動，並頻頻資助境內外的“民運”、“藏獨”、“疆獨”等勢力，直接幹涉中國內政。 <text:line-break/><text:line-break/>美國國家民主基金會針對中國內地的項目，主要采取由基金會資助課題合作、項目研發、人才交流、專題報告等方式，重點是中國內地學界。從該基金會網站發布的預算情況看，資金往往經由美國商會、勞聯-產聯等機構，流向中國內地。它通過委托這些機構舉辦研討會、邀請中國內地學者訪問、派遣美國學者訪華以及通過雜誌發表中國內地學者論文等方式，實施滲透計劃。如曾撥款3.65萬美元資助北京某文化傳播公司，用於“資助中國少數民族文化研究與保護”；在2009年之前曾多年向北京愛知行健康教育研究所（成立於1994年，2005年初更名為北京知愛行信息咨詢中心，2007年中更名為北京知愛行信息咨詢有限責任公司）提供資助達25萬美元以上。由於該基金會針對中國內地開展的所有活動都是通過民間渠道進行，以市場化手段操作，因而帶有很強的隱蔽性。 <text:line-break/><text:line-break/>值得一提的是，美國國家民主基金會對中國內地學界的資金投入，並不期望獲取多少有價值的情報，而是想把握中國內地學界關註的是什麽，努力尋求中國內地學界按照美國劃定的路線圖思維，增加美國對中國未來走向的確定性。也就是說，該基金會致力於長期改造中國內地學界思想和意識形態的系統工程。 <text:line-break/><text:line-break/>該基金會對“民運”、“藏獨”、“疆獨”等勢力的資金投入每年在100萬美元以上，進行赤裸裸的顛覆活動。在2008年的拉薩“3•14”事件和2009年的烏魯木齊“7•5”事件背後，都有該基金會的影子。 <text:line-break/><text:line-break/>美國國家民主基金會針對香港的活動項目主要是由其下屬的全國國際事務民主學會和美國國際勞工團結中心負責，長期資助香港“民主黨”、“思想政策研究所”、“新力量網絡”、“香港職工聯盟”、“香港人權監察”等非政府組織，專門培訓“港獨”分子如何上街鬧事，事後如何逃避追責，如何嫁禍他人，如何惡人先告狀。從2003年至今，香港每次大型街頭運動都少不了美國國家民主基金會在幕後的組織、策劃、指揮、資金和物質提供。 <text:line-break/><text:line-break/>培養“港獨”骨幹是美國國家民主基金會的重要工作。除了像李柱銘、陳方安生這類“港獨”大佬得到美國國家民主基金會的資助之外，一些草根“港獨”分子也是美國國家民主基金會扶持起來的。 <text:line-break/><text:line-break/>據香港《文匯報》報道，在2012年反“國民教育”事件中“一戰成名”的香港前“學生運動領袖”黃之鋒就是美國國家民主基金會精心培植的“港獨”骨幹。2012年11月，美國國家民主基金會臨時撥款10萬美元，通過“天主教正義和平委員會”幹事葉寶琳交給黃之鋒，作為活動經費。2014年3月，美國勢力又通過“陳某某”交給黃之鋒160萬港元。不僅如此，美國國家民主基金會還向黃之鋒承諾，如被警方檢控，將獲安排全額資助赴美英留學等等，為其安排好了“後路”。有了美國國家民主基金會的大力撐腰，黃之鋒的“港獨”活動愈加活躍，不僅在政治上指向性更明確，而且與其他“港獨”組織相勾連。 <text:line-break/><text:line-break/>有著“播獨”溫床之稱的香港大學是美國國家民主基金會滲透的重點。多年來，美國國家民主基金會一直通過全國國際事務民主學會資助香港大學比較法及公法研究中心（CCPL），而非法“占中”發起人之一戴耀廷曾擔任該中心管理層成員。 <text:line-break/><text:line-break/>值得註意的是，美國國家民主基金會有著多年在全球範圍內進行顛覆和“顏色革命”的豐富經驗，對街頭政治這一套做法玩得很嫻熟。2003年阻撓香港基本法23條立法的50萬人街頭運動，就是美國國家民主基金會在幕後組織、策劃和指揮的。由此可見，美國國家民主基金會已經成為影響香港穩定的最大黑手，其危害性遠超那些臺前的“港獨”分子。 <text:line-break/><text:line-break/>不安分的索羅斯基金會 <text:line-break/><text:line-break/>被稱為“金融大鱷”的美籍匈牙利猶太人喬治·索羅斯一直有著雙重身份，一方面是國際金融家，另一方面是慈善家和社會活動家，其掌控的開放社會基金會（OSF）目前有37個地區辦公室，在100多個國家和地區設有項目。開放社會基金會稱，他們致力於建立“有活力、有包容的民主體制，政府值得信任，並且開放全民參與”。 <text:line-break/><text:line-break/>但實際上，索羅斯的開放社會基金會所進行的活動大都有濃厚的政治色彩，通過在其他國家教育、媒體、醫療衛生、法制、藝術、交通、經濟和人權等領域進行的援助和扶貧等活動，大肆輸出西方的意識形態和價值觀，尤其是在所在國的“街頭政治”中發揮著重要作用。之前東歐國家頻繁發生的“顏色革命”，就與索羅斯基金會有著很大關系。正因如此，近年來索羅斯基金會在很多國家的活動受挫，例如白俄羅斯、烏茲別克斯坦、哈薩克斯坦等國都取消了該基金會的註冊資格。2015年，索羅斯基金會在俄羅斯被禁。俄方稱其為“不良分子”，對俄羅斯的安全和憲法秩序構成威脅。2017年11月，土耳其總統埃爾多安指責索羅斯試圖分裂土耳其，隨後索羅斯基金會決定停止在土耳其的運營。 <text:line-break/><text:line-break/>匈牙利總理歐爾班·維克托一直指責索羅斯基金會及其資助的非政府組織操控移民和陰謀破壞歐洲的文化結構。2018年初，匈牙利政府以國家安全為由，宣布了“阻止索羅斯”的一攬子法案。在此情況下，索羅斯基金會在同年5月15日發表聲明撤出匈牙利。 <text:line-break/><text:line-break/>對於中國，索羅斯基金會很早就將鱷魚爪伸進了非政府領域。1986年初，索羅斯基金會曾向當時的中國經濟體制改革研究所表示，他願意仿照在匈牙利搞基金會的模式，每年出資不少於100萬美元，資助中國改革和開放的研究活動。此後，他將這種想法付諸實施，計劃在中國籌建索羅斯基金會中國分部。截至1989年，索羅斯已向中國相關機構提供了250萬美元捐款。1989年，索羅斯基金會撤離中國。 <text:line-break/><text:line-break/>2004年之後，索羅斯基金會又開始悄然進入中國，行為模式與美國國家民主基金會相似，也是通過民間渠道進行，以市場化手段操作，向中國的非政府組織及相關機構捐贈款項，主要集中於法律援助、公共利益訴訟、環境保護以及艾滋病防治等領域。據報道，索羅斯基金會僅在2005年就向中國非政府組織及相關機構捐贈了近200萬美元，前面提到的“知愛行”也是其中之一，在2005年共得到了索羅斯基金會23.5952萬美元的資助。除了直接資助中國的非政府組織，索羅斯還通過其他境外組織對中國的非政府組織進行資助。此外，索羅斯基金會還在公共健康、信息與課題組與中國的一些大學進行合作，開展學術討論和課題項目研究。 <text:line-break/><text:line-break/>索羅斯基金會在香港特別行政區的活動近年來很是活躍，而且像美國國家民主基金會一樣重點滲透香港大學。2017年3月香港《大公報》翻查DC Leaks網上公開索羅斯的“開放社會基金會”內部機密文件，獨家披露了索羅斯基金會從2015年起活躍於戴耀廷現職的港大法律學院、比較法與公法研究中心以及新聞與傳媒研究中心，合辦多個工作室、“公民領袖計劃”、“人權獎學金”及環球學術研討會等，並且還出資給戴耀廷出版書刊。在香港“街頭政治”的背後，索羅斯基金會顯然脫不了幹系。 <text:line-break/><text:line-break/>全美國際事務民主研究協會對於香港大學的滲透力度不亞於美國國家民主基金會和索羅斯基金會，例如港大的“民意研究所”就是由全美國際事務民主研究協會出錢資助，並提供技術支持。而這個“民意研究所”，完全是奔著政黨發展和城市政治而去。全美國際事務民主研究協會與美國政界的關系很密切，例如美國前國務卿奧爾布賴特就曾擔任過美國國家民主基金會的主席。 <text:line-break/><text:line-break/>小心才不會出大錯 <text:line-break/><text:line-break/>美國非政府組織在中國到底有多少呢？我國民政部主管的中民慈善捐助信息中心曾在2012年3月30日發布了一份長達110頁的《美國NGO（非政府組織）在華慈善活動分析報告》，首次通過大量文獻信息和數據調查，描述並分析了改革開放以來美國非政府組織在華活動的基本情況。根據這份報告，自改革開放以來，美國在華活動的非政府組織總數達1000家之多。 <text:line-break/><text:line-break/>比較知名的除了上述幾家之外，還有亞洲基金會、美國民主基金會、福特基金會、卡耐基基金會、美國發展基金會、團結中心、國際關懷、美國家庭健康國際、美國特靈格研究中心、默沙東艾滋病基金會、孟山都基金會、可口可樂基金會、花旗集團基金會、陶氏化學公司基金會、柯達慈善信托基金、摩根大通基金會、摩托羅拉基金會、加州聯合石油公司基金會、德意誌銀行美國基金會、世界宣明會（美國）、德國米索爾基金會、德國基督教發展服務社等。 <text:line-break/><text:line-break/>雖然美國非政府組織名義上都不是官方機構，但它們實際上都無法割斷與美國政府、企業或宗教界的聯系。例如亞洲基金會是美國國會在1954撥款成立的，美國眾議院曾在1983年關於《公法》的決議中專門列有關於亞洲基金會的條款，對亞洲基金會的工作予以肯定和表揚，從中可以看出亞洲基金會復雜的政治背景。 <text:line-break/><text:line-break/>據《美國NGO（非政府組織）在華慈善活動分析報告》顯示，美國非政府組織在華活動主要是通過捐贈進行。在30年時間裏，美國非政府組織通過捐贈輸入中國的資金約為200億元人民幣，其中82%流入高等教育機構、科研機構及政府機構。也就是說，美國非政府組織的主要資助對象並非中國的民間組織，而是體制內機構，這不禁讓人浮想聯翩。對此，《美國NGO（非政府組織）在華慈善活動分析報告》主編劉佑平表示，“這200億元對中國的影響，可能比美國企業2萬個億的影響還要大。” <text:line-break/><text:line-break/>對於美國的非政府組織，既不能視之為洪水猛獸，也不可能掉以輕心。要想讓在華的美國非政府組織真正將心思放在幫助中國上，而不是搗亂上，最關鍵的還是要實行依法監管。2016年4月28日，中國第十二屆全國人大常委會第二十次會議上表決通過了《中華人民共和國境外非政府組織境內活動管理法》，2017年1月1日開始正式生效。這項法律規定，境外非政府組織，包括慈善及環保團體，在中國要向警方登記才可工作，警方有權調查這些機構，也可將顛覆國家政權、分裂國家等的非政府組織列入不受歡迎的名單，不得在中國境內再設立代表機構。而由於美國的非政府組織主要是通過捐贈在華開展活動，因此有必要對資金來源和去向進行有效監管。</text:p>
      <text:p text:style-name="P2">陳真   |  2019.07.14 02:33   |   <text:a xlink:type="simple" xlink:href="http://palinfo.habago.org/Entry?Command=Information_PrintForum&amp;iPage=1#FORUM37662"><text:span text:style-name="T1">#</text:span></text:a></text:p>
      <text:p text:style-name="P3">卡韓政變 (116)：直接告訴他答案比較快 <text:line-break/><text:line-break/>陳真 2019. 07. 14. <text:line-break/><text:line-break/><text:line-break/>郭台銘的前特助和基金會發言人蕭裔芬最近說："郭台銘是不是瘋了？" "完全情緒化"， "不尊重人，更不尊重民主"，"為什麼砸了這麼多錢卻沒有用，自己應該好好想想。選舉何必如此窮凶惡極，難道你這一生都輸不起嗎？" <text:line-break/><text:line-break/>郭台銘當然沒有瘋，不但沒瘋，他的問題恐怕是 "太" 正常，而不是不正常；他太相信金錢的力量了。 <text:line-break/><text:line-break/>我不知道初選最後誰會勝出，但是像郭這樣的候選人，就如前一篇(115)所說，其實在基層鄉鎮長或縣市議員選舉中十分常見。 <text:line-break/><text:line-break/>一個人水平如何，氣質如何，其實是掩藏不住的。因此，我比較納悶的是那些支持他的一部份人，究竟是眼睛瞎了還是故意昧著良心說話？硬是要把郭台銘說得如何超凡脫俗、眼界高遠，一般凡夫俗子無法企及。 <text:line-break/><text:line-break/>我看過唐湘龍的視頻，幾乎把郭台銘當成千年罕見的政治奇才兼經濟哲學思想家那樣推崇；甚至連郭和綠營合作反中，唐湘龍都能跪著說話，把郭說成一般人無法仰望的偉大政治思想家，思想如何深刻云云。諸如這類純粹胡扯瞎掰打廣告的吹捧就姑且不談了，我想說的是那些 "真心" 相挺的人，為何至今還看不出這是一個什麼樣的候選人？ <text:line-break/><text:line-break/>市面上一直炒作這樣一種氛圍，腦殘學生或年輕人特別相信這一套，亦即：支持韓國瑜是很丟臉的、素質低的、沒水準的，而支持郭台銘或柯文哲則是光榮的、進步的、有水準的、有理念的。這樣一種與事實完全相反的認知，才是我一直想要講的。 <text:line-break/><text:line-break/>黨外時代也是這樣。國民黨往往找一大堆金牛、黑道參選，人們卻給予高度支持與推崇；而黨外人士及黨外候選人在一般年輕人與學生心目中卻臭不可聞，往往爭相表示唾棄與不屑，對於黨外人士的認知就是很髒很低級很沒水準，甚至是有病的，貪婪的，惡毒的。時下一堆腦殘學生或年輕人，爭相表示對於韓國瑜的不屑，那樣一種不屑的表情與態度，完全就是當年黨外形象的翻版。 <text:line-break/><text:line-break/>當然，郭台銘不是一個好例子，因為若要比卑劣比無恥比下流比齷齪，他跟綠營人士要怎麼比？連比都沒法比。跟綠營人渣相比，郭董簡直可以稱做聖人了，至少有一點是可以肯定的：他並不貪婪，因為他錢多得是。 <text:line-break/><text:line-break/>我相信，很多人一開始支持郭董是基於一種假設，相信他既然可以成為首富，拼經濟自然有一套。但是，經過這幾個月的驗證，這個假設理當破滅才對，因為事實證明：一個人不會因為很有錢就有了見識與能力，更不用說人品了；兩者之間沒有必然關係，甚至可以說沒有任何關係。 <text:line-break/><text:line-break/>我想說的是："假設" 或 "理論" 可以透過驗證，從而有所取捨；相信很多原本支持郭的人已不再支持。這還算是很合理的作法。不可思議的是那些把善惡良莠完全認知顛倒的人及普遍現象。 <text:line-break/><text:line-break/>我常舉個例：1989年，我在彰化基督教醫院實習。許多護士對我印象很好，但她們常納悶，為何一個好人竟然會是民進黨員？(還好她們都不知道我當時是面臨拘提的叛亂犯) <text:line-break/><text:line-break/>記得有一天值班的夜晚，一些護士在護理站吃宵夜聊天，其中有一位，突然不知道想到什麼，跟其他護士說：每當她想到我是民進黨人，她就覺得我一定是在開玩笑，因為那是不可能的事。她說："民進黨那麼壞，那麼恐怖，每天吵吵鬧鬧，動不動就要打人"。意思是說，我沒那麼壞，也沒那麼恐怖，而且每天工作安安靜靜斯斯文文很少講話，怎麼可能會是民進黨員？我為了避免無謂的議論，於是就趕緊岔開話題。 <text:line-break/><text:line-break/>同樣是1989年，有一段時間我派去精神科病房實習，經常會有個 (後來變得綠油油的)院外的精神科大老來病房教學、帶討論。有一天，有個民進黨員因為癲癇合併情緒問題被送來住院。討論病情時，那位精神科大老聽完基本病史報告後，做出沉思狀，很認真地問大家說："你們有沒有注意到這個病人有什麼特別的地方？" 沒有人回答。 <text:line-break/><text:line-break/>大老於是要大家再仔細看看手上的病史簡報，再用心思考一下，並且教訓大家說 "看病要用大腦，思考要仔細"，"這麼大的問題你們都沒注意到嗎？" 原來，病史上寫著病人是民進黨籍。大老說，"有沒有看到？這個人是民進黨！大家應該想到什麼？" "沒有錯！要懷疑他是不是有被迫害妄想，還有是不是有反社會人格"。 <text:line-break/><text:line-break/>我一聽，抬起頭來看看四周，想看大家有什麼反應。我看到一些同事用力點頭，表示認同，表示佩服這位大老看病之仔細與思考之用心。 <text:line-break/><text:line-break/>大家聽懂我的意思吧？你也許可以洗某些人的腦，把他的腦殘再洗回正常，但你很難洗一整個世代的腦，除非你掌握媒體與教育。 <text:line-break/><text:line-break/>我以前曾經以為，只要培養大家獨立思考的能力，洗腦就無法起作用了，是非善惡將回到它們應有的位置上。但我這些年發現我錯了。思考能力僅僅屬於極少數聰慧者；至於一般人，我看還是透過掌握媒體與教育，直接告訴他 "答案" 比較快。有了 "基本的正確答案" (或說基本概念架構) 之後，再來教他如何演算與思考也不遲。 <text:line-break/><text:line-break/>從小到大，數學常考滿分，但我幾乎不做練習題，也不記公式。除了兩點距離的公式和畢氏定理之外，幾乎不記任何公式。把數學學好的方法很簡單，就是思考它的各種原理；原理一旦弄懂了，所有問題也將迎刃而解。數學如此，哲學亦然，其實活生生的政治與現實也一樣，基本是非架構弄懂了，一切問題也將融會貫通，一目了然，很難再被欺瞞。</text:p>
      <text:p text:style-name="P2">王修亮   |  2019.07.12 22:28   |   <text:a xlink:type="simple" xlink:href="http://palinfo.habago.org/Entry?Command=Information_PrintForum&amp;iPage=1#FORUM37661"><text:span text:style-name="T1">#</text:span></text:a></text:p>
      <text:p text:style-name="P4">這是今年九月即將開班的小班課程與家長的初次對話，在此分享給大家。 <text:line-break/><text:line-break/>我一向認為教師是與學生、家長、同儕、社會共學而成的，沒有一位教師的優秀可以只憑藉自我而完成，即使教師本身認真而負責，沒有整體的合作，教師不可能進步。 <text:line-break/><text:line-break/>這是我認為自己應該分享教學的原因。 <text:line-break/><text:line-break/>當然國民教育的目標在建構孩子的人格價值核心，過程中與家長緊密合作，必然涉及許多彼此的隱私，這需要絕大的信任，也都負擔著沉重的責任。 <text:line-break/>因此，只要略為涉及到學生家庭隱私的部分，我一概不分享，這是責任。 <text:line-break/><text:line-break/>最後一個自學班了，我會努力以赴。 <text:line-break/><text:line-break/>之後，我很想回到童年的環境，在簡陋的鄉下陪一些孩子們，不是一星期兩小時而已，我想與他們的生命一起成長，如同我當年那樣，瑣瑣碎碎的國語數學自然社會，在身教中兼有技術操作，自然而然的生活與教育，補救他們缺乏的科目。 <text:line-break/><text:line-break/>不論是此岸或彼岸，期望我能找到這種機會。 <text:line-break/>(在中共代言人法案推動的今天，我似乎非常政治不正確，教育需要理會政治嗎?我不需要，讓學生學習去選擇吧!我只是教師，不論在此岸或彼岸，我都是教師。) <text:line-break/>..................................................... <text:line-break/><text:line-break/>各位家長好 <text:line-break/>(一) <text:line-break/>這個班以國小二年級孩子為主體，間有幾位一年級與三年級的孩子。 <text:line-break/>本班課程目的是人格建構，人格的核心是價值取向，所以也可以說是基礎價值觀建構。 <text:line-break/>價值觀建構並非將教師(我)或是父母(你)甚或是國家、社會流行的價值觀直接灌輸給孩子，這並非「誰有權力」的選擇，而是「孩子不會讓你灌輸」。 <text:line-break/>如果我們刻意實施灌輸教育，那麼你的孩子將失去思辨能力，最高的能力僅只是複製，你在的時候，他還有對象可以複製，你不在了以後，他失去複製的對象，可能會自行尋找一個「貌似」「神似」你的對象繼續複製，可能找不到，只能依循有限的複製經驗來面對多變的社會，成為固執而狹隘的老人，又或者，他只能跟隨社會的流行，卻又缺乏精準選擇的能力，最後窩在一個小小的同溫層裡躲藏。 <text:line-break/>他在失去你之後，會活得極為茫然而辛苦。 <text:line-break/>當然更有可能的是：思考是人的本質，孩子越是聰敏，越是有能力進行自我的觀察與領悟，刻意不教他，他自然而然會衝撞著尋找出路，成為所謂的「叛逆青少年」，但是他因為缺乏自我思考與建構的能力，沒有真實的自我價值，因此這種叛逆只會往反向發展，忤逆父母、抗爭社會、否定自己與一切，無法建構一個價值核心，生命找不到根源，他的一生，就起於和你相抗。 <text:line-break/>那樣，他和你都活得很辛苦。 <text:line-break/>(二) <text:line-break/>家庭無條件的溫暖與安全，給予孩子充沛的自信，自信是面對社會最強悍的生命力，是個性的起點。在未來成人與面對社會的過程中，學校(包括自學)是介於家庭到社會的中介，是個有著無形圍牆、有保護的、虛擬的類家庭、類社會，孩子在此以自信展開個性的自知與群性的學習。 <text:line-break/>家庭教育是很難自知自覺的，因為瑣碎而生活化，難以系統呈現，即使個性在其中逐漸成形，仍然難以清晰的條理出來。 <text:line-break/>學校教育的起始，就在於引導孩子自知個性，察覺群性。個性與群性是絕對衝突的，畢竟不論是時間的運用與利益的分配，人天性是會把自己與家庭放在首位，除了極為特殊的案例，人不會也不應該為了群體而犧牲家庭與自我。 <text:line-break/>學校在群體教育上，絕對不是要求孩子「為了群體犧牲自我與家庭」，而是引導孩子在情感與理思上進行解析與選擇：我如何調配？如何均衡？ <text:line-break/>這就是價值核心所在。 <text:line-break/>這當然需要家長與孩子一同知覺；一同成長，否則孩子在教室裡的學習就只剩下知識與概念，回到真實的生活裡，他難以改變與實踐。 <text:line-break/>我會在每一次課程之後，簡明扼要的寫出課程要點與心得，給家長參考，也請家長了解他學習了甚麼，如何在生活上陪伴他實踐。 <text:line-break/>(三) <text:line-break/>所謂的「虎父無犬子」或是「龍生龍、鳳生鳳，老鼠生兒會打洞」，家庭環境確實是孩童教育啟蒙的最大因素，除非家長完全處於放棄與疏離狀態，家教對孩童的影響幾乎是七成以上，相對的，學校(不論是制式學校或是自學)對孩童的影響，能夠達到四成，即是極限。 <text:line-break/>如同一個人，一個正常的人，對自我與家庭利益的意識，比例上是六、七成以上的，對群體利益的追求，很難超越對家庭的比例。 <text:line-break/>所以教師的努力，遠不如家庭的影響，這一點請您務必了解。 <text:line-break/>因此，如果您詢問我：「老師，他怎麼都這樣那樣？」 <text:line-break/>我必然會詢問你，他在家中詳細的生活狀況，這不是為了探聽你家庭的隱私，我想請你明白，今天你請我來教導孩子的「人格」！人格！這影響孩子一生的價值觀建構！這是多麼重大的託付與信任！我深知責任沉重，也必當全力以赴！因此所謂的雙方隱私，我兩之間必然都限縮到極為微小的程度，我們是一起為孩子的未來負責的，這是何等深沉的合作。 <text:line-break/>所以，寧願你直接告訴我：「老師，這部分我不方便說。」也請你不要故意說謊言，因為我會無法判斷問題的起因或根源，也因此會做出對孩子錯誤的引導。 <text:line-break/>請你仔細觀察我的言行品德，判斷我是否值得信任，如果是正面的，請信任我。 <text:line-break/>(四) <text:line-break/>本班是我最後一個自學班了，所以對我來說，這次我也將竭盡其力的實踐一次最佳教學。我需要整理與紀錄，因此我會每節課都錄影。 <text:line-break/>我知道因為安全，家長們不喜歡讓孩子露臉，在錄影的部分，我會處理錄影的角度與模糊化的技術，家長都可以每節課來觀課與錄音，但都不能錄影。 <text:line-break/>(五) <text:line-break/>本學期是十六堂課，我分成十四個章節，預留兩節課的總結與評量，以下是十四章捷的教學主旨，細節部分我不先公告，每次在教學報告中會和心得一起分享。 <text:line-break/>我若有疏漏，您有任何疑惑與想法，請在此提出，謝謝！ <text:line-break/><text:line-break/>目錄 <text:line-break/>第一章 有巢氏 <text:line-break/>天命之性與格物致知定義 <text:line-break/><text:line-break/>第二章 燧人氏 <text:line-break/>身心體用、誠意正心的對照與比較 <text:line-break/><text:line-break/>第三章 庖犧氏 <text:line-break/>思考與創造的發展，力量與智慧的優勢轉換 <text:line-break/><text:line-break/>第四章 神農氏 <text:line-break/>從天然生存到農業種植與畜牧，探查天性與物性的衝突與調適 <text:line-break/><text:line-break/>第五章 精衛 <text:line-break/>困於安全的無知躁進與謹慎反省的冒險 <text:line-break/><text:line-break/>第六章 黃帝 <text:line-break/>各有主觀的對照與辯論，從個體到群體的不同主觀表達 <text:line-break/><text:line-break/>第七章 涿鹿之戰 <text:line-break/>從家族擴張到組織共主，如何面對自我與群體關係的變化 <text:line-break/><text:line-break/>第八章 中冀之野 <text:line-break/>主動與被動、和平與戰鬥的價值選擇 <text:line-break/><text:line-break/>第九章 符號與文字 <text:line-break/>無知無覺的自然生命與有知有覺的人工學習 <text:line-break/><text:line-break/>第十章 文明與文化 <text:line-break/>身心的均衡，天然與人工的均衡，價值的選擇與衝突 <text:line-break/><text:line-break/>第十一章 堯舜的美與善 <text:line-break/>群居的主觀共存與矛盾，從自我、家庭、鄰里到國域的擴展 <text:line-break/><text:line-break/>第十二章 女媧補天 <text:line-break/>天災與人禍的關聯，群策群力與英雄聖賢的存在意義 <text:line-break/><text:line-break/>第十三章 鯀禹治水 <text:line-break/>人口擴增與自然均衡的衝突，空間中從遠古到未來的歷史時間反思 <text:line-break/><text:line-break/>第十四章 制度與共識 <text:line-break/>國家概念與法治概念因何形成，群居共識的需求與矛盾，情與理的衝突與妥協，止於至善的無窮意義。</text:p>
      <text:p text:style-name="P2">陳真   |  2019.07.12 02:16   |   <text:a xlink:type="simple" xlink:href="http://palinfo.habago.org/Entry?Command=Information_PrintForum&amp;iPage=1#FORUM37660"><text:span text:style-name="T1">#</text:span></text:a></text:p>
      <text:p text:style-name="P3">剛剛才看到，真不敢相信我的眼睛：「就算大哥拜託你」！ <text:line-break/><text:line-break/>我很想聽聽支持郭台銘的朋友們，支持的理由究竟是什麼？要荒唐離譜可笑缺德低能到何種程度，然後你們才會承認此人實在荒唐。 <text:line-break/><text:line-break/>陳真 2019. 07. 12. <text:line-break/><text:line-break/>============ <text:line-break/>脫黨伏筆？郭台銘向韓國瑜最後喊話「就算大哥拜託你」 <text:line-break/><text:line-break/>2019-07-11 <text:line-break/><text:line-break/>聯合報 記者王寓中╱即時報導 <text:line-break/><text:line-break/>國民黨總統初選參選人郭台銘今晚上年代政論節目「新聞面對面」接受訪問，首度透過，過去沒有想過脫黨參選，但面對國民黨初選民調顯然有問題，他將發球權丟回給高雄市長韓國瑜，表示要等到下周一看韓國瑜怎麼發球，他再來回應，等於在初選民調最後，為是否脫黨參選總統，預留伏筆。 <text:line-break/><text:line-break/>郭台銘並向韓國瑜最後喊話，表示他是韓國瑜大哥的同學，「希望你好好的思考，這一兩天，不要受外界的打擾，我覺得你是一個有擔當、有勇氣、有領袖魅力的，就算大哥做了4年，你把高雄做好了，人民自會選擇」，節目最後，郭台銘甚至向韓國瑜說出：「就算大哥拜託你」的話。</text:p>
      <text:p text:style-name="P2">陳真   |  2019.07.12 01:52   |   <text:a xlink:type="simple" xlink:href="http://palinfo.habago.org/Entry?Command=Information_PrintForum&amp;iPage=1#FORUM37659"><text:span text:style-name="T1">#</text:span></text:a></text:p>
      <text:p text:style-name="P4">卡韓政變 (115)：鬼島三結義 <text:line-break/><text:line-break/>陳真 2019. 07. 12. <text:line-break/><text:line-break/><text:line-break/>我長這麼大，見識過台灣上百次選舉，頭一次見到像郭台銘這樣的候選人，水平非常低，前所未見。當然，我所謂 "前所未見" 指的是過去大約十幾年來的縣市長或立委或總統選舉這個層次。至於基層選舉，類似郭董的候選人，當然比比皆是。 <text:line-break/><text:line-break/>我常特別留意南部偏遠地區的一些基層選舉，例如縣議員或鄉鎮長選舉，總覺得這類選舉真是大可作廢，因為候選人水平普遍非常低。我講的 "水平" 並非一般所謂學經歷，而是指選戰過程所呈現的幼稚、可笑與卑鄙。缺德卑劣這部份姑且不說，光說幼稚可笑的部份，郭董就幾乎全部演練過一遍，而且不斷往下探底，看不到下限。 <text:line-break/><text:line-break/>郭董這兩天哭了！向韓國瑜哭訴，求韓放手，求韓覺悟，還說「就算大哥拜託你了」，求韓讓給他當總統；居然還說當完一任或兩任總統之後一定會讓韓國瑜接班。很可笑吧。我指的可笑不是哭本身，而是哪有人選舉選成這樣的？就好像賽跑時哪有人會邊跑邊哭，向其他選手哭訴拜託跑慢一點，讓我贏，我贏一次或兩次之後就一定會讓你贏。 <text:line-break/><text:line-break/>基層選舉確實經常會有這類 "協商"，而且往往還會帶槍帶刀出席，加強協商的 "說服力"。但是，總統選舉哪有水平這麼低的？就算要協商也不是比賽快結束時才來協商。這有個選舉術語就叫做 "搓圓仔湯"，在選舉開跑前就會先把主要對手給搓掉，看是用錢買賣或動刀槍，通常是兩者兼具。 <text:line-break/><text:line-break/>哭，通常也是催票很有用的一招。許多時候是候選人全家老小會一起出來哭，個個哭成淚人兒，有的還會跪著哭。1992年，陳其邁的父親陳哲男 (過去是李登輝的愛將，後來成為阿扁的心腹，是個大貪官) 出來選立委，投票前夕就是和他太太兩人一起哭，而且是跪在宣傳車上沿路哭，終於當上立委。 <text:line-break/><text:line-break/>基本上，我不認為郭董是故意要哭給大家看以騙取同情票。當然，他心裏究竟怎麼想，沒法確知，我只是憑感覺那應該不是苦肉計，而是身心俱疲的自然反應；畢竟每天拼命撒錢、每天搞抹黑，選得那麼辛苦，卻還是無法穩操勝券，心中感受當然不好。 <text:line-break/><text:line-break/>姑且不說或明或暗的各種針對韓國瑜的造謠抹黑 (指控韓國瑜有私生子一事，雖是綠營吳董--吳子嘉所造謠，但他造謠前後頻頻喬裝易容，偷偷摸摸和郭台銘的一位親信接觸)，光說幼稚可笑的部份： <text:line-break/><text:line-break/>郭台銘很明顯有一種隨口說謊造謠的習慣。說謊造謠是很卑鄙的，但我想說的是它的可笑與幼稚成份。比方說，國民黨參選人都必須簽署一份公約，規範種種選舉作為，例如不可用奧步，不可脫黨參選等等。但是，郭董就是不肯簽，而且還叫其他參選人也統統不要簽。但是，大家還是馬上全都簽了。 <text:line-break/><text:line-break/>這事已經過了三個月，郭董還是不簽。這兩天卻突然大罵說你們怎麼不陪我一起簽？還說什麼別人都沒有親自簽 (這當然不是事實)，"為何要陷我於不義？" (實在聽不懂他在說什麼)，然後就這樣語無倫次不知道在鬧什麼，鬧個不停，說什麼他做生意簽約每次都至少要閱讀10分鐘簽約內容才會簽，為何大家簽得那麼快？真是好奇怪哦！大家聽得一頭霧水。 <text:line-break/><text:line-break/>還有，朱立倫不是糾正郭台銘一些基本數據嗎？這麼明顯而容易查證的問題，結果郭董卻很不甘願，竟然事後一直說什麼朱立倫已經跟他承認是他自己算錯，很好笑吧？怎麼會這麼幼稚？像小學生那樣。朱立倫回嗆說：郭董你是做夢夢到我去跟你認錯嗎？還公開叫郭董好好遵守選舉規範， "不要再瞎掰，不要鬼扯了"。 <text:line-break/><text:line-break/>郭董造謠說什麼他事前 "極力勸阻" 韓國瑜進中聯辦也是一例，完全不合邏輯、完全不存在的事，郭台銘居然也能隨口瞎掰得煞有介事。真是很可笑，也很可怕，他真的是 "霸氣" 到完全不在乎任何事實，隨便就能瞎掰鬼扯。後來記者跑去問他，他支吾其詞，答不上來，於是就說 "我現在要去趕車，這事就不要再講了"。 <text:line-break/><text:line-break/>還有比方說，郭董胡扯瞎掰說什麼他之所以出來參選是因為跟韓國瑜事先偷偷講好了，唯有他出面參選，才能拯救韓國瑜，讓韓可以不用選總統。這種瞎掰鬼扯的低能程度，我真是不知道該怎麼說。 <text:line-break/><text:line-break/>前些日子，也就是七月七日那一天，國民黨不是在凱道辦活動嗎？所有參選人都必須參加。但是，郭台銘卻頻頻抱怨說七月七日他有個公司在高雄要破土動工，想找韓國瑜出席典禮，但是都找不到人，然後故意說韓國瑜無心市政，人都不在高雄。你看！很低能很幼稚吧？根本沒有什麼找不到人的問題。韓國瑜也是一頭霧水說，沒有這回事啊，而且七月七月不是大家都要來台北參加活動嗎？你看，八字沒一撇的事，郭也能憑空瞎掰鬼扯。他真的是 "霸氣" 到有點脫線了。 <text:line-break/><text:line-break/>剛剛看報紙，郭台銘又瞎掰鬼扯了，說他 "驚爆：韓國瑜倘若當選總統之後，中國時報的老闆蔡衍明就會是國民黨黨主席"。為什麼會有人低能幼稚到這種地步？真是開了我的眼界。我常 "觀察" 南部一些基層選舉的候選人言行，藉以自娛，因為真的很好笑，很低能，很不可思議，程度真的非常低。想不到郭董從頭到尾演出的，除了惡毒的造謠抹黑之外，就是這一類笑死人的選舉花招。 <text:line-break/><text:line-break/>最近兩天，郭台銘又再度追著蔡英文跑，又要送她國旗帽了！硬是要逼著她戴去美國見川普。我真不知道該怎麼說才好，幼稚低能到好像完全脫離現實。而且，會有人因為他不斷追著蔡英文跑、逼她戴國旗帽出國而受到感動感召的嗎？真不知道他在想什麼。他到底出來選總統是要選個什麼碗糕？他到底知不知道自己在做什麼？ <text:line-break/><text:line-break/>候選人會去做一些事或是說一些想法，當然有個訴說對象，也就是選民；希望選民透過他所做的這些事或他所說的想法而支持他。各位想一想，倘若你是參選人，你會幼稚到每天不時要送什麼國旗帽給誰嗎？或是逼誰講話時一定要盯著你的國旗帽看以表忠貞嗎？正常人用肚臍想也知道，這些舉動毫無意義，相當無厘頭。 <text:line-break/><text:line-break/>不過，可笑歸可笑，郭董既然幼稚低能 (或說 "霸氣") 到這種程度，他肯定不會善罷干休。以他這幾天抓狂的程度來看，加上他拼命瞎掰鬼扯所謂民調不公的指控，很有可能願賭不服輸，會用盡一切可笑及可恨可鄙的手段來毀掉韓國瑜和國民黨。這叫引狼入室。吳敦義、馬英九和郝龍斌等人，把一個基本上不是國民黨的人拱出來卡韓、黑韓，打擊韓流。所謂請神容易送神難，這下如何收場？ <text:line-break/><text:line-break/>郭台銘從來就不是藍亦非綠，他跟柯文哲就像雙胞胎，方方面面都很像，遊走藍綠，圖謀一己之私。兩人之差別僅僅在於郭比較外顯，不太遮掩，而柯就很陰，再怎麼卑劣陰險無恥下流的手段都能玩得光風霽月雲淡風清。如果再加上一個阿扁，那就是鬼島三結義、三位一體了。使壞的方式各有千秋，但本質一致。 <text:line-break/><text:line-break/>================= <text:line-break/>脫黨伏筆？郭台銘向韓國瑜最後喊話「就算大哥拜託你」 <text:line-break/><text:line-break/>2019-07-11 <text:line-break/><text:line-break/>聯合報 記者王寓中╱即時報導 <text:line-break/><text:line-break/>國民黨總統初選參選人郭台銘今晚上年代政論節目「新聞面對面」接受訪問，首度透過，過去沒有想過脫黨參選，但面對國民黨初選民調顯然有問題，他將發球權丟回給高雄市長韓國瑜，表示要等到下周一看韓國瑜怎麼發球，他再來回應，等於在初選民調最後，為是否脫黨參選總統，預留伏筆。 <text:line-break/><text:line-break/>郭台銘並向韓國瑜最後喊話，表示他是韓國瑜大哥的同學，「希望你好好的思考，這一兩天，不要受外界的打擾，我覺得你是一個有擔當、有勇氣、有領袖魅力的，就算大哥做了4年，你把高雄做好了，人民自會選擇」，節目最後，郭台銘甚至向韓國瑜說出：「就算大哥拜託你」的話。</text:p>
      <text:p text:style-name="P2">陳真   |  2019.07.11 00:51   |   <text:a xlink:type="simple" xlink:href="http://palinfo.habago.org/Entry?Command=Information_PrintForum&amp;iPage=1#FORUM37658"><text:span text:style-name="T1">#</text:span></text:a></text:p>
      <text:p text:style-name="P3">唱點韓流的反調 (十一) <text:line-break/><text:line-break/>陳真 2019. 07. 11. <text:line-break/><text:line-break/><text:line-break/>底下這篇 "上報" 社論寫得很對，除了末尾的什麼 "轉型正義" 之外。 <text:line-break/><text:line-break/>人渣黨的 "轉型正義＂完全就是清算鬥爭異己，圖謀的是權力私慾，而非公義。而且，人渣黨檯面上這些人大多就是舊國民黨的餘孽，李登輝的人馬，由藍轉綠，哪兒有好處就往哪兒走，例如當家的陳明文和蔡英文及其它根本數不清的綠色民代或綠營官員。若真要轉型正義，那麼，這些打著轉型正義旗號的人渣們，就是最應該被繩之以法、被轉型正義的對象，因為他們過去為惡，現在依然為惡，甚且變本加厲，非常齷齪，毫無廉恥。 <text:line-break/><text:line-break/>更卑鄙的是，一方面無限誇大、渲染舊國民黨的惡，另一方面卻徹底美化美、日更為惡劣千百萬倍的血腥惡行，甚至讓台灣變成美國人、日本人的狗，拼命打擊相對良善千百萬倍的對岸政權。甚至當狗還不夠，在人渣黨的帶領下，這幾年更是積極往蚯蚓的方向走，想以台灣為餌，拿台灣人當人肉炸彈去引爆台海衝突，藉以重傷對岸。 <text:line-break/><text:line-break/>不過，我現在不是要講這個。現在只是要唱點韓國瑜的反調。就如這篇 "上報" 社論所說，我完全相信韓國瑜當年的選票投給了方素敏，但是票投黨外的幾年後，他整個人卻投入當年仇視黨外仇視得最厲害的軍方勢力，成為軍系立委，成為打壓黨外人士的急先鋒。 <text:line-break/><text:line-break/>這究竟是什麼樣的一種心態？過去我不明白，後來歷盡了點滄桑，似乎就懂了；也許很多人始終很難跳脫他既有的生命經驗和身份認同。這類彷彿屬於 "血統性" 的東西，往往成為無可質疑的基本真理架構，藉以檢驗一切人事物的是非。就如同當下許多高唱台灣血統論的人，他根本不會在乎什麼是非善惡，綠營就算再怎麼惡搞也無所謂，因為血統本身已經定義了敵我，定義了是非。 <text:line-break/><text:line-break/>我不認為應該像在搞文革那樣去追究每個人過去的是是非非，因為，倘若真要這樣搞，那豈不是等於要審判2300萬個受審者？畢竟在過去那樣一種年代，能有幾個人膽敢站在統治者的對立面、迎向槍炮黑牢？幾乎是零。 <text:line-break/><text:line-break/>就算時下這個綠油油的年代也一樣，幾個人敢說統一？幾個人敢說大陸的好話？幾個人膽敢在自身的工作環境或校園裏頭成為異類，公然地站在整個齷齪綠營及人渣黨的對立面？依舊少之又少。日後若要清算？幾個人敢說一身清白？ <text:line-break/><text:line-break/>對於歷史過往，我的基本態度是這樣：不能拿歷史充當政治鬥爭工具。但這並不意味著我們應該忘掉過去，更不意味著我們應該在基本是非上和稀泥。有句老掉牙的話："可以原諒，但不能遺忘＂，依舊有它的道理在。 <text:line-break/><text:line-break/>否則，若要說私人仇恨，國民黨欠我的還會少嗎？但我不會把過去的帳全算在現在的人頭上，更不會因為反國民黨而容忍來自人渣黨更大的卑鄙惡行。 <text:line-break/><text:line-break/>我努力把這篇寫成大白話；這麼一點極其簡單的道理，卻好像很難把它說得讓人聽懂似的。因為一般人總是講顏色、論立場，但顏色與立場這些東西 "本身＂，其實意義不大。它們的意義僅僅來自於它們當下所代表的善惡。 <text:line-break/><text:line-break/>如果要以顏色和立場為依歸，那我現在應該先去和韓國瑜打一架，以報當年黨外之仇才對，怎麼可能還支持他？同理，我之所以支持他，僅僅因為他當下之所作所為是良善的、對大眾有益的。但我雖支持他，卻也不會忘記過去他所代表的那股邪惡勢力是如何殘害我們黨外人士及一般人民。 <text:line-break/><text:line-break/>＝＝＝＝＝＝＝＝＝＝＝＝＝＝＝＝＝ <text:line-break/>社評：方素敏是這樣救贖了韓國瑜 <text:line-break/><text:line-break/>上報 主筆室 <text:line-break/><text:line-break/>2019年7月10日 <text:line-break/><text:line-break/><text:line-break/>就在國民黨總統初選白熱化之際，韓國瑜突然在接受電視專訪時透露，他這輩子第一次投票，才22歲，投的是民進黨，林義雄的老婆方素敏，「那時候覺得林義雄家遇到這種事情，我不能接受。」軍眷出身的韓國瑜把自己人生的第一張選票投給當時的黨外勢力，這說法可信嗎？先瞭解方素敏在當時到底經歷了什麼？應該能找出若干脈絡。 <text:line-break/><text:line-break/>方素敏是美麗島事件受難者林義雄的妻子，在美麗島事件隔一年（1980年）的2月20日，林義雄以叛亂罪遭起訴，並拘禁於景美軍法看守所候審。2月28日上午，軍事法庭第一次開調查庭。就在包括方素敏等所有待審的黨外人士家屬一早前往景美軍事法庭等待旁聽時，林義雄位於台北市區的住家，竟遭歹徒闖入林宅，林母林游阿­妹被殺十三刀慘死。林義雄七歲的雙胞胎幼女林亮均、林亭均各被­刺一刀由後背貫穿前胸喪命，而長女奐均被刺六刀重傷，後經急救脫險，此案至今仍未偵破，早成懸案。 <text:line-break/><text:line-break/>事件發生兩年後，方素敏「代夫出征」，以「黨外」的身份投入當屆的增額立委選舉；個性內向的方素敏雖不擅言詞，但只要每當方素敏站上演講台，台下成千上萬的支持者隨即哭成一團，群眾將對林宅血案的憤恨與同情全部投射在方素敏身上，果然讓她拿下了破紀錄的12萬1204票，成為該選區最高票當選人。 <text:line-break/><text:line-break/>至親幼女遭逢慘案，兇手卻無處可尋，這個痛有多痛呢？20年後（公元2000年）的二二八，方素敏寫一封《寄不出去的悄悄話》與她一雙早夭的愛女隔空對話，文章中寫道： <text:line-break/><text:line-break/>「妳們一定無法理解為什麼、為什麼、為什麼突然間妳們就這樣走了，為什麼不能再去幼稚園、為什麼不能再唱我的邦妮、為什麼不能再讓爸爸兩手抱兩個比比看誰比較重...亮均亭均，對不起，媽媽沒有辦法回答這些問題，因為媽媽自己也不明白，二十年前不懂，二十年後，媽媽還是不懂，只是，媽媽已經不再像從前那麼愛哭了。」 <text:line-break/><text:line-break/>而談到她的參選，方素敏寫道： <text:line-break/><text:line-break/>大家都以為媽媽是「代夫出征」，可是只有媽媽心裡曉得，媽媽其實是代替亮均亭均與阿嬤站出來的；每次一站到台上，寒風中看見台下成千上萬的憂慮哀傷的眼神，媽媽的淚水就忍不住流滿面，可是，即使泣不成聲，媽媽也忍著撐在崩潰的邊緣，一字一句大聲地把話說出來，讓所有的人知道妳們的事情，希望發生在我們家的悲劇不要再重演。 <text:line-break/><text:line-break/>韓國瑜的說法顯然弄錯了若干基本資料：第一、韓國瑜是1957年次，1983年他26歲，而非22歲；第二、當時戒嚴，沒開放黨禁，民進黨還沒成立，一般人稱那些有別於國民黨的反對勢力叫「黨外」，它們是「沒有黨名的黨」，不過那已是三十多年前的記憶了，許多人混淆其中的可能性是存在的。 <text:line-break/><text:line-break/>韓國瑜是不是那次選舉裡投給方素敏的12萬1204人之中的一個？這當然不會有證據，但也不無可能。事實上，儘管當時處於資訊封閉的戒嚴時代，但只要有基本是非判斷能力的人，都大概知道林義雄一家發生了什麼事。既是戒嚴時期，「叛亂犯」的家一定遭到全天候監控，豈可能有任何人能夠躲過監視，闖入家中殺害一個老太太與三名幼女？ <text:line-break/><text:line-break/>如此人神共憤的行徑絕不見容於天地。所以在秘密投票裡為方素敏「申冤」，正是許多身在戒嚴體制卻無能為力者的救贖。 <text:line-break/><text:line-break/>不過，在「投票」給方素敏的七年後，韓國瑜隨即在國民黨最保守的黃復興黨部支持下，順利當選當時的台北縣議員，繼而擔任連續三屆的立法委員。一方面因為「理想」，所以票投黨外，希望為受難者出口氣，另一方面因為「現實」，積極地投入黨國，為自己的仕途而努力。這像極了前中研院研究員吳乃德所言：「台灣政治迫害非常體制化」。因為體制化，所以身在其中者絲毫不以為恥，對別人遭受的迫害裝作無感，甚至認為「這個政府做這麼好」、「這些（迫害鎮壓）是應該的」。 <text:line-break/><text:line-break/>韓國瑜如果真想拿曾經「票投方素敏」標榜自己，那就該自問：如果他是方素敏，會怎麼面對慘死的老媽媽與兩個幼女？又會怎麼看待屠戮她全家的政權？會不會以為那些在搞轉型正義的都是「政治鬥爭、政治追殺」嗎？會認為「過去的事都不必再提」嗎？還會說出「經濟一百分、政治零分」的言論？先試著回答上述幾個問題，就知道這是他的誠意初心或者胡口騙票。</text:p>
      <text:p text:style-name="P2">陳真   |  2019.07.10 18:44   |   <text:a xlink:type="simple" xlink:href="http://palinfo.habago.org/Entry?Command=Information_PrintForum&amp;iPage=1#FORUM37657"><text:span text:style-name="T1">#</text:span></text:a></text:p>
      <text:p text:style-name="P4">這個人渣就是 CIA 的走狗，在台港兩地興風作浪。 <text:line-break/><text:line-break/>陳真2019. 07. 10 <text:line-break/><text:line-break/>============= <text:line-break/>「肥佬黎」訪白宮氣壞北京》中國當局痛批黎智英「民族敗類」，黎妙回：被中國人指控是我的榮幸！ <text:line-break/><text:line-break/>風傳媒 <text:line-break/><text:line-break/>李忠謙 <text:line-break/>2019年7月10日 <text:line-break/><text:line-break/>別名「肥佬黎」的壹傳媒創辦人黎智英8日訪問美國，獲副總統彭斯與國務卿龐畢歐在華府親自接見。除了傳媒大亨的身份，《自由亞洲電台》強調黎智英向來被香港親共媒體指為民主派金主，他雖然不願對外透露拜會華府的溝通內容，但仍引來北京當局的批評謾罵。除了中國外交部發言人批評美國政府「干涉中國內政」，外交部駐港公署更痛批黎根本是「民族敗類」。</text:p>
      <text:p text:style-name="P2">陳真   |  2019.07.10 17:32   |   <text:a xlink:type="simple" xlink:href="http://palinfo.habago.org/Entry?Command=Information_PrintForum&amp;iPage=1#FORUM37656"><text:span text:style-name="T1">#</text:span></text:a></text:p>
      <text:p text:style-name="P3">卡韓政變 (114)：人渣黨有出息點！ <text:line-break/><text:line-break/>陳真 2019. 07. 10. <text:line-break/><text:line-break/><text:line-break/>台灣這二十年來的狀況是這樣： <text:line-break/><text:line-break/>只要是綠的，每天造謠抹黑，栽贓嫁禍，貪污舞弊，或是拼命傷害人權，不管如何無恥下流，統統都沒關係。但是，只要是異己或對綠色稍有不敬者，只要有點小疏失，馬上無限渲染，拼命抹黑，偵辦追捕；或是根本連一點問題也沒有，照樣大肆抹黑，乃至大舉抄家，進行司法迫害 (例如韓國瑜就是這樣從北農總經理的位置上被人渣們趕下來)；要不就是大扣紅帽子，加以妖魔化，打成過街老鼠。 <text:line-break/><text:line-break/>最近，人渣黨一方面把過去的政治案件全說成政治迫害，加以所謂 "平反"，並歌頌其偉大，以無限擴大 "萬惡國民黨" 所謂 "反民主" 的罪行，並突顯自己是如何捍衛x它媽的什麼民主自由。另一方面，卻又通過專門針對大陸的什麼國安五法，以捍衛x它爸的什麼民主自由，包括什麼對中共官員或對岸政治象徵如國歌國旗國徽拍手鼓掌或起立致敬等等等，或是參加對岸的任何具有所謂政治意涵的活動，或是支持或協助發展對岸的什麼組織與活動，或是提供對岸各種組織相關資訊等等等，居然都可以用所謂 "妨礙國家尊嚴" 的罪名來把人打入黑牢，或是取消退休金，或裁罰千萬元巨額罰款等等。 <text:line-break/><text:line-break/>更泯滅人性的是，為了打擊韓國瑜之幫助農漁民銷售農漁產品到大陸，居然也要論罪；居然立法不准大陸公司採購，否則就有通匪與接受陸資贊助以妨害台灣x它媽的什麼民主自由之嫌。這還有人性嗎？這些人渣真的是瘋了。 <text:line-break/><text:line-break/>總之，只要你跟大陸有任何接觸，人渣們隨時都有可能把它解釋成 "妨礙國家尊嚴"，然後把你繩之以法。種種修法行徑，比起過去的國民黨還惡劣，還更下流。人渣黨的那些文人走狗們，每天高喊捍衛x它媽的什麼民主自由，不但對此不覺得荒唐與憤怒，反而高聲叫好。 <text:line-break/><text:line-break/>因此，我始終相信一件事：企圖跟人渣黨這些人渣政客及其文人走狗們講道理是完全沒有意義的，人渣們豈有可能不知道自己在胡作非為？二十幾年來，他們擺明就是要這樣胡作非為，以確保一己權位，打算世世代代永遠撈個不停。你怎麼可能會想要去跟一群政治歹徒講道理呢？他們難道會不知道這些行徑之極端卑劣無恥？ <text:line-break/><text:line-break/>也就是說，根本沒有什麼道理好講，這一切就是鬥爭；倘若鬥不過人，就只好任人渣宰割，任人渣貪贓枉法。事情就這麼簡單。 <text:line-break/><text:line-break/>不過，我倒是很歡迎人渣們繼續惡搞。我最受不了的並不是他們之胡作非為，而是最受不了 "做半套"。你要作惡就有出息點啊，大膽一點，別這麼窩囊啊，別老是挑一些軟柿子捏，也不要這麼客氣；有出息點，拿出狠勁來，看是要槍斃或來個大逮捕都很棒，看是要八年、十年或無期徒刑或槍斃都行，紮紮實實來個名符其實的政治鎮壓，而不是只會搞些窩囊小花樣，真是很沒出息。 <text:line-break/><text:line-break/>================= <text:line-break/>涉惡意扭曲蘇貞昌摔筆影片 詹姓工程師遭逮 <text:line-break/><text:line-break/>2019/07/10 <text:line-break/><text:line-break/>（中央社記者黃麗芸台北10日電）網路流傳行政院長蘇貞昌出席殉職警員李承翰告別式的簽名摔筆影片。刑事局積極追查假訊息來源，發現詹姓工程師涉嫌重大，全案依法移送裁處。 <text:line-break/><text:line-break/>近日網路流傳一則蘇貞昌出席李承翰告別式的影片，直指蘇貞昌出席李承翰喪禮摔筆，實際上影片為蘇貞昌出席某屏東鄉親告別式的畫面，並非李承翰告別式。 <text:line-break/><text:line-break/>刑事局今天表示，經偵查第九大隊積極追查，發現新北市一名詹姓工程師涉嫌重大。全案訊後已將相關卷證，依法移送。 <text:line-break/><text:line-break/>刑事局呼籲，民眾針對來源不明訊息應遵循「迅速查證、不要傳播、獲正確資訊後幫助澄清」等原則處理，若製造或散布不實消息，可依社會秩序維護法第63條第5款規定，散布謠言足以影響公共安寧者，可處3日以下拘留或新台幣3萬元以下罰鍰。（編輯：李亨山）</text:p>
      <text:p text:style-name="P2">李念淨   |  2019.07.10 15:15   |   <text:a xlink:type="simple" xlink:href="http://palinfo.habago.org/Entry?Command=Information_PrintForum&amp;iPage=1#FORUM37655"><text:span text:style-name="T1">#</text:span></text:a></text:p>
      <text:p text:style-name="P4">涉惡意扭曲蘇貞昌摔筆影片 詹姓工程師遭逮 <text:line-break/><text:line-break/><text:line-break/><text:line-break/><text:line-break/><text:line-break/>最新更新：2019/07/10 14:11 <text:line-break/>https://www.cna.com.tw/news/firstnews/201907105004.aspx <text:line-break/><text:line-break/>（中央社記者黃麗芸台北10日電）網路流傳行政院長蘇貞昌出席殉職警員李承翰告別式的簽名摔筆造謠影片。刑事局積極追查假訊息來源，發現詹姓工程師涉嫌重大，他昨天到案後悔不當初，全案依法移送裁處。 <text:line-break/><text:line-break/>近日網路流傳一則蘇貞昌出席李承翰告別式的影片，直指蘇貞昌出席李承翰喪禮摔筆，實際上影片為蘇貞昌出席某屏東鄉親告別式的畫面，並非李承翰告別式。 <text:line-break/><text:line-break/>刑事局今天表示，經偵查第九大隊積極追查此不實訊息來源，發現新北市一名詹姓工程師涉嫌重大，於昨天通知到案說明，他對於在臉書上張貼不實訊息，導致眾多網友轉傳、以訛傳訛，深感後悔。 <text:line-break/><text:line-break/>全案詢後已將相關卷證函請新北市警察局依法移送裁處。 <text:line-break/><text:line-break/>刑事局呼籲，民眾針對來源不明訊息應遵循「迅速查證、不要傳播、獲正確資訊後幫助澄清」等原則處理，若製造、散布不實消息，可依社會秩序維護法第63條第5款規定，散布謠言足以影響公共安寧者，可處3日以下拘留或新台幣3萬元以下罰鍰。（編輯：李亨山）1080710 <text:line-break/><text:line-break/>===== <text:line-break/><text:line-break/>馬上就有一個行政效率浮動的例子 <text:line-break/>去年造謠大阪淹水撤僑不力的idcc，花了大半年才查到跟謝長廷的子弟兵楊蕙如有關，但到現在都毫無下文 <text:line-break/><text:line-break/>這個工程師只是影片的說明不對而已，應該是其他場合，警察就這樣大喇喇火速把人抓起來，太可笑了</text:p>
      <text:p text:style-name="P2">欧阳阳   |  2019.07.10 12:07   |   <text:a xlink:type="simple" xlink:href="http://palinfo.habago.org/Entry?Command=Information_PrintForum&amp;iPage=1#FORUM37654"><text:span text:style-name="T1">#</text:span></text:a></text:p>
      <text:p text:style-name="P3">1000塊香蕉煎餅事件中被設計陷害的韓粉大媽 <text:line-break/>https://youtu.be/9d1OcxDUDII</text:p>
      <text:p text:style-name="P2">陳真   |  2019.07.10 11:27   |   <text:a xlink:type="simple" xlink:href="http://palinfo.habago.org/Entry?Command=Information_PrintForum&amp;iPage=1#FORUM37653"><text:span text:style-name="T1">#</text:span></text:a></text:p>
      <text:p text:style-name="P3">有些藝術，曲高和寡，例如蘇古諾夫、高達、侯孝賢、多藍、柏格曼...有些則雅俗共賞，例如這部寄生上流。導演奉俊昊說，"這是一部沒有小丑的喜劇，沒有壞人的悲劇"。大家看完肯定也不會在好壞之間選邊靠，更不會發神經說一定要把哪個壞人判死刑抓去槍斃，否則就是恐龍法官。 <text:line-break/><text:line-break/>可是，一離開戲院，回到現實中，為何又整個不一樣了呢？一種奇怪的暴民式 "正義感" 馬上大發作。例如最近的火車殺警案，誰幫凶手講話，誰就會變成全民公敵，甚至會有各方 "正義使者" 來威脅要殺你、要給你好看。 <text:line-break/><text:line-break/>可是，如果你能理解藝術，為何不能理解現實？一個人看待世界的眼光，難道會因地制宜而有什麼不同？早上晚上不一樣？死者可悲，凶手難道不也一樣值得憐憫？死者有其生活血肉與悲歡，值得同情，凶手的生命難道就只是一片空白與猥瑣？只是一個持刀殺人的空洞驅殼謂之 "歹徒"？難道你我會犯下這個案子？難道你我之所以不會犯下這個案子是因為我們比較高貴、比較有正義感？ <text:line-break/><text:line-break/>老實說，我倒覺得在一旁袖手觀看、嘻戲、拍照錄影的一堆 "觀眾" 比較像歹徒。更像歹徒的是促成這個社會現狀與結構的政客以及你我每個人。殺他的不僅僅是凶手上的那把刀，更是某種可變或不可變的社會結構與人性。 <text:line-break/><text:line-break/>我念大學時因為極端貧窮，根本不可能有錢買火車票，每次就像小偷一樣，一路保持高度警戒，前後張望，看列車長有沒有來查票，一看到他遠遠走來，我就躲入廁所，或是趕緊跑到遠一點的車廂，到了下一站就跳下車，然後再從已驗過票的另一頭車廂上車。 <text:line-break/><text:line-break/>不過，還是有幾次失手，其中有兩次被逮到之後還被通報了高醫校方，但我根本拿不出錢來；要錢沒有，要命一條，於是跟火車站務處的人起了口角衝突，只差沒打架，但他們叫來了警察。警察根本不相信我是高醫學生，他認為我是遊民。 <text:line-break/><text:line-break/>我確實有一陣子就 "住" 在高雄火車站，每天晚上跟警察捉迷藏。火車站深夜會關閉，警察會來驅趕所有人，但外頭實在太冷或蚊子多(請見舊文 "回家的路"，裏頭好像有提到我在黑夜中像盲劍客一樣一個晚上打死上百隻蚊子)，所以當警察巡邏完畢，我就單手跨越車站出口處的欄杆，再度溜進去候車室大廳睡覺。 <text:line-break/><text:line-break/>這個單手側身跨欄的帥氣動作，我不知道做過幾百次了，直到現在，每當我看到各地火車站的出口處柵欄，就忍不住技癢想再跨一次。 <text:line-break/><text:line-break/>我現在搭車都會乖乖買票，不是因為我道德提昇了，而是因為我已經不再貧窮，我付得起這一點錢。 <text:line-break/><text:line-break/>好久沒聽這首歌了，讓我想起很多往事；有些已成回憶，有些則還在未定之天，但都一樣美麗，一樣可悲： <text:line-break/><text:line-break/>https://bit.ly/1IEVC17 (我最愛下水道划船那一幕) <text:line-break/><text:line-break/>https://bit.ly/2MWCgcX <text:line-break/><text:line-break/>Those who have seen your face <text:line-break/>Draw back in fear <text:line-break/>I am the mask you wear <text:line-break/><text:line-break/>It's me they hear... <text:line-break/><text:line-break/>Your/My spirit and my/your voice <text:line-break/>In one combined <text:line-break/><text:line-break/>The Phantom of the Opera is there <text:line-break/>Inside my/your mind....</text:p>
      <text:p text:style-name="P2">吳言   |  2019.07.10 09:38   |   <text:a xlink:type="simple" xlink:href="http://palinfo.habago.org/Entry?Command=Information_PrintForum&amp;iPage=1#FORUM37652"><text:span text:style-name="T1">#</text:span></text:a></text:p>
      <text:p text:style-name="P3">假日在電影院，寄生上流(韓國片)，可能因為金棕梠加持吧!連續三場都滿座，買不到票。同時播映的有另一個片子，寄生下流。(是日本片)。當場心裏就覺得，應該很多人會買錯吧! 果然過兩天就有新聞出來。 <text:line-break/>https://reurl.cc/oGrAg <text:line-break/><text:line-break/>很有趣的事情。</text:p>
      <text:p text:style-name="P2">陳真   |  2019.07.10 03:17   |   <text:a xlink:type="simple" xlink:href="http://palinfo.habago.org/Entry?Command=Information_PrintForum&amp;iPage=1#FORUM37651"><text:span text:style-name="T1">#</text:span></text:a></text:p>
      <text:p text:style-name="P3">卡韓政變 (113)：我所認識的韓國瑜 <text:line-break/><text:line-break/>陳真 2019. 07. 10. <text:line-break/><text:line-break/><text:line-break/>我曾見過一個人，只是見過，談不上認識，是個女的，身家好幾百億，生意做得虎虎生風很嚇人；她賺一星期的所得，我恐怕得過勞工作一百多年。但是，讓我很訝異的是，對方卻是個真正意義上的草包，也許比郭董好一些，但智能與見識水平真的非常可怕。還有一點跟郭董也很像，那就是兩人都很有 "霸氣"；從頭到尾，我發現她都是用下巴看我，用鼻子跟我說話。 <text:line-break/><text:line-break/>在那之後，我常常想，也許應該發明一種嶄新的 "智商" 種類，才有辦法解釋這樣一些頭腦不太靈光、理解力也很差的人，為何可以日進斗金財源滾滾。我也曾經想過，也許這是一種跟智能無關的本事，類似 "厚黑學"，類似詐騙集團，只要臉皮厚、心肝黑，就能撈到很多錢，或是有錢有權，名利雙收。 <text:line-break/><text:line-break/>當然不是說有權有錢者就是厚黑教主，而是說：倘若以為一個人有錢有權就等同於很有見識和能力，那純粹是一種錯覺，沒這回事。從郭董這三個月來不惜犧牲色相的演出，你就能清楚驗證這一點。 <text:line-break/><text:line-break/>不過，智能並不重要，因為，除了歷史上極少數的幾位天才之外，一般人的智能其實沒有太大的差別；差別是在於對自己智能程度的真實認識。有些人很笨，卻以為自己很聰明，那就是草包，例如柯文哲。 <text:line-break/><text:line-break/>反之，有些人明明很聰明，談吐不俗，內涵動人，卻完全不以之為傲，不張揚，甚至還貶低自己，那麼，這樣的人自然就有了一種理解人事物的深度和高度，例如韓國瑜。 <text:line-break/><text:line-break/>我講這話完全由衷，絕無一絲抬舉。我平常聽人講話或看人寫東西，總覺得很乏味很蒼白很空洞，乃至很不自然，很造作，很少有驚豔之感；韓國瑜算是一個例外，我很享受聽他講話。 <text:line-break/><text:line-break/>我常納悶：人們不也大多接受過所謂高等教育嗎？那些知識、思想或種種微妙事物與體悟等等等，為何完全沒有和他們的生命產生一絲連結？那些教育內容全跑到哪去了？他們也許有著某種專業或技藝，但除此之外，一片荒蕪，實在完全稱不上是個知識份子。 <text:line-break/><text:line-break/>但是韓國瑜卻屬於極少數，他像個活生生的人，豐富的內涵與深度。在我的理想世界中，這才稱得上是個知識份子或讀書人，稱得上是個受過教育的人。 <text:line-break/><text:line-break/>我講這些全屬肺腑之言，除了學姊之外，不敢祈求任何知音。 <text:line-break/><text:line-break/>我常想起我的一位偶像，四百七十二年前誕生的一個西班牙人，叫做塞萬提斯；跟沈從文一樣，當過軍人，沒受過多少教育，但他寫的東西卻從小陪伴我長大，至今依舊擺在我書桌上，影響很深。 <text:line-break/><text:line-break/>我不是說韓國瑜就是塞萬提斯，我不知道他是或不是，我不足以用那樣的高度來評價他。我只是常常因為韓國瑜而想到塞萬提斯以及他筆下那個可笑又可憐、可悲又可敬的中古騎士--唐吉訶德。某個意義上，不論選舉勝負，我想他理當也會有著跟唐吉訶德一樣的悲劇結局；也許，那也會是你我的共同宿命。過去的生活教了我最重要的一課，讓我對未來總是有著揮之不去的悲觀。 <text:line-break/><text:line-break/>波蘭導演奇士勞斯基有句名言說，"我唯一的優點是：我悲觀"。我可能不只悲觀，許多時候跡近絕望。 <text:line-break/><text:line-break/>我不知道韓國瑜有沒有讀過唐吉訶德？倘若讀過，不知是否會感同身受、悲從中來？</text:p>
      <text:p text:style-name="P2">陳真   |  2019.07.09 17:56   |   <text:a xlink:type="simple" xlink:href="http://palinfo.habago.org/Entry?Command=Information_PrintForum&amp;iPage=1#FORUM37650"><text:span text:style-name="T1">#</text:span></text:a></text:p>
      <text:p text:style-name="P4">卡韓政變 (112)：姓郭的不會善罷干休 <text:line-break/><text:line-break/>陳真 2019. 07. 09. <text:line-break/><text:line-break/><text:line-break/>早上，送小孩上學途中遇到下雨，跑去超商躲避，看到架上 CIA 日報 (蘋果日報) 頭版頭條，用一種很驚悚誇張的方式 "驚爆" 什麼 "綠營灌票給某人"，這個 "某人" 指的是韓國瑜，旁邊則用誇張字體寫著 "郭台銘表示連柯文哲都知道我會被民調做掉"。 <text:line-break/><text:line-break/>很卑鄙吧！我真是很無言。事實上，只有郭才會用骯髒手段想做掉韓國瑜。這些混蛋，每天正事不做，想方設法就是搞一大堆卑鄙手段，做賊喊捉賊。綠營如果真的希望韓國瑜代表國民黨參選，還會聯手郭台銘每天照三餐抹黑他、把他打成過街老鼠嗎？ <text:line-break/><text:line-break/>幾個月來，郭台銘結合民進黨及什麼時代力量和一大堆綠媒及藍綠媒體人聯手抹黑韓國瑜，無所不用其極，鋪天蓋地，無日無之，真是荒唐到極點。這樣一個候選人，理應馬上開除黨籍並以違反選罷法移送法辦才對，而國民黨居然可以無限容忍。 <text:line-break/><text:line-break/>一方面，用盡奧步抹黑韓國瑜，另一方面，卻又和綠營一起對外假裝說綠營正極力灌票給韓國瑜。這樣一個心術不正品性卑劣的人，也會有人支持？究竟是支持他哪一點我真是想不通。不管是能力與人品，全是下下作，低能又缺德，滿腦子奧步，講話顛三倒四、信口開河，非常窩囊沒出息的一個人。每天就是抹黑造謠與做秀，他好像以為大家全是白痴，隨便就能唬弄。完全沒有做為一個人應有的基本正直，更不用說福國利民的心思；完全就是不擇手段，一心就是要贏。 <text:line-break/><text:line-break/>現實世界真是比廉價小說還要戲劇化，人事物非常典型，不用化妝、不用排演就能直接上場。 <text:line-break/><text:line-break/>這場完全不公平的比賽，到最後誰會勝出我不知道。但我相信，這位姓郭的倘若敗選，絕對不會認輸。他現在就已經在打預防針、做預告了，先告狀說萬一輸了，就是被做掉，因此必須參選到底。他有兩種可能作法：一是脫黨參選，一是暗助綠營或結盟姓柯的，雙方利益交換，繼續攻擊韓國瑜，做為一種不被提名的報復。 <text:line-break/><text:line-break/>至於王金平，也很有可能參選。當然，選不選是他們的自由。問題不在參選與否，而在於是否正直行事、不耍奧步。這場所謂總統大選，八字都還沒一撇，就已如此齷齪，往後如果是韓國瑜出線，恐怕又會有更齷齪的戲碼在等著他。這樣一種奧步百出的所謂民主，每天折騰這個社會，操弄是非，糟蹋人心，毀棄公義，你真覺得很光榮嗎？</text:p>
      <text:p text:style-name="P5"/>
      <text:p text:style-name="P2">老羊   |  2019.07.09 06:18   |   <text:a xlink:type="simple" xlink:href="http://palinfo.habago.org/Entry?Command=Information_PrintForum&amp;iPage=1#FORUM37649"><text:span text:style-name="T1">#</text:span></text:a></text:p>
      <text:p text:style-name="P3">補充一下。自館長表示自己健康狀況不良之後，練喻軒在臉書上提出以下五點；第一點已經是給館長鋪了紅地毯、撒滿了玫瑰花瓣的台階下了，可是還有很多覺醒勇敢的台灣青年們說是練龜縮了，沒種了。 <text:line-break/><text:line-break/>我真的只能呵呵。 <text:line-break/><text:line-break/>*************************************************** <text:line-break/><text:line-break/>得知館長身體不適和可能會遭遇的一些問題，所以做出以下方案希望進行協商， <text:line-break/>一：練喻軒與館長比賽仍為三分鐘，拳擊規則，練喻軒只進行防禦技術不能還手，否則算輸，如果館長三分鐘內不能ko練喻軒，館長自己決定比賽結果； <text:line-break/>二：練喻軒週一開始繼續辦理入台證件，萬一出現問題會及時公佈相應證據，並商議邀請館長及其團隊到任何雙方可以去到的國家進行交流，練喻軒方負責全部開銷花費，可簽署協議情況下立即支付； <text:line-break/>三：交流無論在哪都希望公開，包含任意媒體記者電視台和民眾前來參觀，不做任何商業售票行為； <text:line-break/>四：希望大家給予雙方理解，不要再為此去互相辱罵影響兩岸同胞感情，大陸同胞大度一些，我們需要寬容，努力得到被認可和尊重而不是恐嚇式的辱罵自己同胞 <text:line-break/>五：此次就是一場交流，雙方僅代表個人，不要再任何政治升級，也希望媒體不要再大肆渲染 <text:line-break/><text:line-break/>在得到具體簽證信息之前，不再做任何回應，希望大家給予理解和耐心等待，我們對館長是絕對的尊重和佩服 </text:p>
      <text:p text:style-name="P2">陳真   |  2019.07.09 02:04   |   <text:a xlink:type="simple" xlink:href="http://palinfo.habago.org/Entry?Command=Information_PrintForum&amp;iPage=1#FORUM37648"><text:span text:style-name="T1">#</text:span></text:a></text:p>
      <text:p text:style-name="P4">卡韓政變 (111)：呼籲館長勇敢應戰！ <text:line-break/><text:line-break/>陳真 2019. 07. 09. <text:line-break/><text:line-break/><text:line-break/>我真是越寫越低俗了，沒辦法，大家忍著點，畢竟台灣事千奇百怪。 <text:line-break/><text:line-break/>12年前剛回台時，我不知道誰是郭台銘。但是很奇怪，報紙經常提到此人，一會兒說他跟哪個女明星如何如何，一會兒又討論他的舞姿如何曼妙，好像他的一言一行都很重要似的。在這小島上，你就算非常非常不想知道某些人事物，也幾乎是不可能。 <text:line-break/><text:line-break/>大約幾個月前，我又如雷貫耳聽到什麼館長館長館長，幾乎每天照三餐都有他的新聞，全是腦殘內容，毫無營養可言。 <text:line-break/><text:line-break/>頭一次聽到什麼館長，是聽護士提起，我一頭霧水，於是談話無疾而終，因為我根本不知道什麼館長。我還反問 "是什麼單位"？一開始以為是在講醫院裏的哪個單位的主管。 <text:line-break/><text:line-break/>這樣一個絲毫看不出任何關注價值的人，卻是這島上的王似的，據說有幾萬或幾十萬的追隨者，儼然台灣之光。各家媒體更是每天照三餐報導他的一言一行，動輒幹你中國的娘，操你中國的媽，解放軍有種馬上給我打過來...蠢話傻話一堆，囂張跋扈耀武揚威。最近更是每天謾罵羞辱韓國瑜，言行相當沒品。 <text:line-break/><text:line-break/>我不是第一天才剛出社會，一聽就知道是個商人，頂多前面多加幾個字 "肌肉發達的" 商人，努力向主流表態，賺點政治財，但卻越來越囂張，動輒武力吆喝，好像會打架很厲害似的。 <text:line-break/><text:line-break/>我生平只打過一次架，然後就被幼兒園給提早畢業了，前後只念不到半年的幼兒園。原因是這樣：我上學坐爸爸的機車，放學就搭娃娃車回家，採自由座方式，有空位就坐。幼兒園裏有個穿長統襪的男同學。在我那年代，有錢人才會穿長統襪，所以我不爽他已經很久了。他每次上娃娃車，不但自己找座位坐，而且還會先多搶佔身邊一兩個座位，讓給那些他喜歡的女同學坐。 <text:line-break/><text:line-break/>有一天，一個小兒麻痺的同學看到有座位想坐下，那個穿長統襪的竟然用力把他推開，不准他坐。於是他又找另一側的座位坐，想不到穿長統襪的居然馬上把腳伸出來，霸佔那個座位，還是不准他坐。 <text:line-break/><text:line-break/>我在旁邊看到了這一幕，不知哪來的憤怒，於是就朝他鼻子給了他一拳，立即流了很多鼻血，血流如注，嚇壞園方。後來，聽說對方家長也出面了，我沒什麼記憶，只知道爸媽怕我又惹事，於是就讓我提早 "畢業"。 <text:line-break/><text:line-break/>這是我生平打過唯一的一次架。正確地說，不是打架，而是打人。 <text:line-break/><text:line-break/>上小學之後，因為受李小龍影響，想練拳腳功夫，後來決定練鐵沙掌。我跟我大哥各騎一輛腳踏車，從安平海邊沙灘運回了好幾箱沙子，我還往裏頭添加許多小石子，每天戳沙苦練。 <text:line-break/><text:line-break/>後來有一天，我哥說：等你練好了鐵沙掌，手掌就變粗了，這樣你以後怎麼當醫生給病人開刀？我一聽，覺得很有道理，於是我的武學之路就此中斷。但是，我的武學思想卻持續受到李小龍的影響而大幅提昇。 <text:line-break/><text:line-break/>周星馳說他對李小龍其人其思知之甚詳，研究得很透徹。我很好奇，難道世界上還會有比我更了解李小龍的人？李小龍也是念哲學。我讀過他很多書，包括他自己寫的截拳道，英文的，李小龍口述，由他的美國太太記錄。 <text:line-break/><text:line-break/>李小龍對於武學的想法，跟維根斯坦的思想非常接近 (我寫過不少相關文章，可惜現在都找不到了)，基本精神幾乎可以說一模一樣。毫無疑問，李小龍一定也很喜歡維根斯坦。 <text:line-break/><text:line-break/>之所以講這些，我只是想說：像什麼館長那樣一種動輒打打殺殺的囂張氣燄，究竟是哪一點吸引人，我還真不明白。就算是打架本身，應該也不是癡肥粗壯就能打吧？李小龍身高比我高兩公分，體重還少了我 6公斤，只有館長體重的一半。可是，若真要打架，我看二十個館長也打不過一個李小龍。 <text:line-break/><text:line-break/>最近大陸有拳賽高手看不慣館長的囂張，發出挑戰書。我原本很期待我已鼓吹多年的 "哈巴狗盃兩岸統獨擂台賽" 終於可以實現！！想不到剛才有人傳一個影片給我，頓時令我心碎，請看： <text:line-break/><text:line-break/>https://bit.ly/30oio9c <text:line-break/><text:line-break/>館長竟然不打了！天啊！不是說有多厲害嗎？怎麼可以怯戰呢？兩岸前途就看這一場生死戰了不是嗎？館長說，他血脂超標，不能打架。但我做為一個醫生，老實說，這種藉口是完全不成立的，血脂跟比武有啥關係？在此呼籲：館長勇敢應戰！ <text:line-break/><text:line-break/>=================== <text:line-break/>婷婷看世界 <text:line-break/><text:line-break/>2019年7月6日 <text:line-break/><text:line-break/>【避戰？ 中國搏擊散打冠軍約戰臺灣囂張網紅館長，出現最奇葩的避戰理由！館長：體檢證明我身體不好】 <text:line-break/><text:line-break/>名為陳之漢的臺灣網紅館長最近在網絡上很是高調，囂張跋扈大放厥詞，不僅嘴巴說話罵罵咧咧粗言穢語，而且還自吹自擂稱自己是什麽格鬥三冠王，而且至今保持全勝戰績，還侮辱大陸搏擊拳手。 <text:line-break/><text:line-break/>終於，有人看不慣館長的囂張，站出來挑戰陳之漢，他就是全國搏擊冠軍練喻軒，接著全國散打冠軍李玄武也宣布約戰陳之漢！ <text:line-break/><text:line-break/>提起練喻軒，很多人對他並不熟悉，因為國內的四大平臺似乎很少見到他的比賽，但實際上練喻軒從不高調，職業戰績也相當出眾，曾獲得WBC亞洲拳擊冠軍、WBC國際泰拳冠軍和倫披尼泰拳冠軍等多項殊榮。 <text:line-break/><text:line-break/>中國全能型搏擊天才練喻軒和全國散打冠軍、一拳一腿第一人“神獸”李玄武都在叫板網紅館長陳之漢，因為館長口氣太大，侮辱大陸搏擊拳手，說了很多大放厥詞的話，自己本身實戰能力未知，卻招攬一大批忠實粉絲和弟子，儼然一副大師模樣，練喻軒和玄武都渴望教訓一番這個大師，滅滅他的囂張氣焰，順便檢驗一下他的真實搏擊能力。 <text:line-break/><text:line-break/>隔空叫陣引起了大量海峽兩岸億萬的網民關注，可惜的是，最奇葩的避戰理由出爐了，這位40歲的館長、搏擊大師、健身教練竟然拿出了自己的體檢報告來做擋箭牌，簡直讓人無語。 <text:line-break/><text:line-break/>我們可以看到，陳之漢在最新的直播當中戴著耳麥，然後拿著幾張體檢報告，比比劃劃，還說：“哎呀，我這個甘油三酯超標，總膽固醇也不正常，還有幾項不達標。我這個身體狀況實在是差啊，身體也有不少傷病。” 基本上就是這個意思，拿體檢報告說事，還真不如說你有心臟病呢。 <text:line-break/><text:line-break/>其實避戰的理由很多，這位可愛至極的網紅館長竟然說自己高血脂，我不禁要問，40歲的男人，整天大魚大肉、胡吃海喝，你不高血脂就不正常，這也算是不打比賽的理由？ <text:line-break/><text:line-break/>很多企業單位也每年進行體檢，高血脂的人太多了，其實真的不算什麽，太高的話，吃藥治療；不太高的話，調整飲食即可。面對陳之漢奇葩避戰理由，練喻軒和玄武都無語了，練喻軒甚至表示：我要不也去體檢一下？您看，這是多麽大的諷刺。 <text:line-break/><text:line-break/>陳之漢直言自己年紀已大，若練喻軒要前來挑戰的話，就讓自己的100號弟子前來迎戰，可沒想到這位館長這麽慫。此言下之意，練喻軒要去臺灣挑戰，最起碼要過了自己100號弟子的關，這要打到猴年馬月？看來練喻軒此次打假之行恐怕難以成為現實啊。 <text:line-break/><text:line-break/>實際上，這位臺灣的網紅館長不過只是個愛耍嘴炮之人，如果真要遇到職業搏擊選手，恐怕也只有被捶的份，有一身肌肉不代表是最能打的，捆在身上用不出來也是沒用的。 <text:line-break/><text:line-break/>看來這位網紅館長也充其量就是個網紅了，勇氣方面還趕不上大陸一些假大師呢，有的假大師自己認為很牛叉，還真敢登臺，陳之漢看來勇氣欠佳，但是腦子還是很聰明，知道自己不行，千方百計找理由，只是這個理由找得有些奇葩。 <text:line-break/><text:line-break/>我認為，不論是練喻軒還是玄武，打陳之漢，不需要3分鐘，甚至1分鐘之內就出現KO場面。這也是陳之漢不敢交手的根本原因，他不希望苦心經營的4個拳館倒閉。 <text:line-break/><text:line-break/>好吧，網紅館長看來也只是個耍嘴炮的紙老虎了，玄武和練喻軒這樣的真材實料冠軍，也就別穿新鞋踩gou shi了，他不值得你們去打。</text:p>
      <text:p text:style-name="P2">陳真   |  2019.07.08 20:45   |   <text:a xlink:type="simple" xlink:href="http://palinfo.habago.org/Entry?Command=Information_PrintForum&amp;iPage=1#FORUM37647"><text:span text:style-name="T1">#</text:span></text:a></text:p>
      <text:p text:style-name="P3">卡韓政變 (110)： 基本的鑑賞能力決定社會發展的良莠 <text:line-break/><text:line-break/>陳真 2019. 07. 08. <text:line-break/><text:line-break/><text:line-break/>謝謝若沫，我不清楚你所提的事情。不過，韓粉老是被貶低成一群好像什麼低能的無腦生物，我也很無奈。 <text:line-break/><text:line-break/>我常說，巴勒網很像一種婚友聯誼社；因為，判斷政治人事物，其實就跟結婚交友沒兩樣；什麼樣的人誠實可靠勤奮重感情，什麼樣的人寡情薄義偷雞摸狗投機取巧，什麼樣的事物是對或錯、有害或有益，評價方式是一樣的。 <text:line-break/><text:line-break/>有錢就任性的郭董，一個多月前從 "朋友" 名單上 "開除" 了楊秋興，還命令他 "最近先不要來找我"，並且說楊秋興這個 "朋友" 已經是一種過去式，不再是朋友了。我們一般不會這樣公開羞辱一個朋友。而且，你要知道，楊秋興對於郭董可是一往情深，百般吹捧與歌頌，把郭董講成世界偉人、台灣的救星，講成世界級的大慈善家。 <text:line-break/><text:line-break/>就在今天， 有錢就任性的郭董又改口了。據報載：郭台銘今天接受電台專訪時大力切割楊秋興，強調自己跟楊秋興根本沒有交情，甚至還說「我一直以為他是韓市長派來招商的人。」 <text:line-break/><text:line-break/>但這完全不是事實，郭、楊彼此之間熟識至少10年以上。而且，當郭董想利用楊秋興時，就跟他稱兄道弟。當楊秋興利用價值已經沒有了時，就把他當成垃圾那樣一腳踢開，嫌東嫌西，羞辱個不停。 <text:line-break/><text:line-break/>就在四月中旬，郭董宣佈參選時，除了說是媽祖託夢叫他選總統之外，不是還亮出手機給記者看嗎？說有個朋友傳了一段簡訊 (什麼五智偈) 給他，勸他參選，最終打動他的心。 <text:line-break/><text:line-break/>傳這封簡訊給郭董的人就是楊秋興。郭董當時不但跟他稱兄道弟，而且還說他們在2009年八八風災時就建立了深厚的 "革命情感"，並且說楊秋興從兩年前就一直勸他參選總統。總之，郭、楊二人交好已久，相識長達十年，楊又怎麼會是韓國瑜最近才派來找郭台銘招商？但是，郭台銘今天居然就把楊秋興講成這樣一個好像他根本不認識的 "路人甲"。 <text:line-break/><text:line-break/>說謊人人都會，可是，如此容易查證的一個基本事實居然也能說謊，這就不是一種常態，而是一種人品的敗壞，一種信口開河，隨便就能任意扭曲事實，因為他根本不在乎事實，只要當下有利就能撒謊，或是當下想怎麼鬼扯就鬼扯，完全不放心上。 <text:line-break/><text:line-break/>你看，郭台銘為了抹黑韓國瑜是中共的傀儡，不是說他 "極力勸阻" 韓國瑜走進中聯辦嗎？可是，這完全就是憑空造謠；郭董根本不知道韓要去中聯辦，怎麼可能事先極力勸阻？為了抹黑，如此容易查證的一個基本事實，居然也能憑空說謊。 <text:line-break/><text:line-break/>說謊、造謠對於郭台銘來說，似乎是一種隨時不經大腦馬上就能脫口而出的習慣。你會想要結交這種朋友嗎？你又如何可能期待這樣一個人能夠好好地從政？這樣一個毫無基本善念的唯私利是圖者，也才會公然把員工說成是一群 "動物"，視他人生命與尊嚴如無物。 <text:line-break/><text:line-break/>郭董利用楊秋興不斷攻擊韓國瑜，現在沒有利用價值了，居然馬上一腳把他當成垃圾踢開，認為楊沒有資格跟他當朋友。一個人居然會這樣對待朋友，你覺得他會善待眾人、善待弱勢嗎？ <text:line-break/><text:line-break/>反之，川普的權力位階和財富遠比郭董高，於是當記者對郭董提到說 "你的朋友川普" 時，他馬上糾正記者說："我們不可以這樣講話，我們沒有資格跟川普當朋友"，因為川普是 "世界級的偉人"。 <text:line-break/><text:line-break/>另一方面，當楊秋興不斷用很難聽的話 (例如 "噁心"、"詐騙集團") 辱罵韓國瑜時，韓國瑜卻說，希望跟秋興仍然還可以當朋友。人之品質與品性如何，高下立判。 <text:line-break/><text:line-break/>至於腦殘者最喜歡吹噓的什麼郭董有能力有見識云云，真是見鬼了。不用多，就請舉一個例子就好，請問郭董除了有錢，究竟有什麼見識與能力？ <text:line-break/><text:line-break/>如果有錢就等於能力與見識，那我就是個智障了。同理，我們也不應該選出陳定南 (他連鞋底破了一個大洞還在穿)，而是應該敦請當年和陳定南辯論的王永慶出來從政。 <text:line-break/><text:line-break/>同理，我們也不應該讚美趙耀東、孫運璿、黃大洲和葉金川等等這些兩袖清風但卻給台灣帶來巨大貢獻的政治人物。事實上，台灣的經濟底子，台灣為世人所稱羨的健保制度，以及各方讚譽的台北捷運、大安森林公園等等等，就是這些人所建立。 <text:line-break/><text:line-break/>黃大洲當年更是因為興建台北捷運而被民進黨抹黑得完完全全臭不可聞，打成過街老鼠，非常荒唐，甚至還造謠汙衊他貪污。當時，綠營的群眾聚會上，政治人物只要大罵台北捷運，馬上全場歡聲雷動。阿扁就是這樣當上台北市長的。 <text:line-break/><text:line-break/>韓國瑜說自己是史上被抹黑得最嚴重的一位。其實不是。在抹黑造謠這一點上，國、民兩黨差不多。韓被抹黑的慘烈程度，恐怕都還遠遠比不上我當年只是一個剛念大學的學生。我當時甚至還被國民黨抹黑說我和張俊雄、李慶雄、戴振耀和黃昭輝等人 (那時候楊秋興還名不見經傳) 經營私娼寮。 <text:line-break/><text:line-break/>校園裏甚至經常散發各種專門為我而寫的抹黑傳單，無非都說我是拿錢為中共及黨外黑道辦事來傷害台灣社會，誣衊大有為的國民黨政府。我保存了當時的一張漫畫，我被畫成一條狗，被滿臉橫肉的黨外地痞流氓們用狗鍊牽著。 <text:line-break/><text:line-break/>很荒唐吧，連私娼寮這麼離譜的鬼話也能造謠。但是，在那當下，大部份人依然信以為真。有些同學還會在校園裏把我攔下來，意圖動粗，質問我為什麼那麼愛錢？為什麼為了錢就要破壞社會安定？ <text:line-break/><text:line-break/>抹黑傳單之外，更多的是永無止盡、無日無之的耳語抹黑。不只高醫，就連高雄市好幾所高中，國民黨也都努力幫我打知名度，說我多爛多可怕多無恥多下流。我印象最深、最經典的一句話是個總結，說 "陳真是一個從頭爛到腳的人"。 <text:line-break/><text:line-break/>這兩天牙齒疼，住家附近有個很大間的聯合診所，原本想就近看牙醫，後來想想算了，還是找別間看，免得必須跟人敘舊，萬一又談到政治就更無言了。因為那間聯合診所的老闆，就是一位曾經在高醫校園裏威脅要我好看的學弟。我相信當年這些效忠於國民黨的學生，現在也一定每一個都由藍轉綠，變得綠油油。 <text:line-break/><text:line-break/>這就是台灣政治的可悲。不過，這些都是題外話。回到正題。我想說的是：人們應該要有一點點最基本的鑑賞能力，要能判斷基本的是非善惡，而不是總是在一種非常腦殘的層次上打轉，非常容易被政治操弄。 <text:line-break/><text:line-break/>郭台銘的幾乎每一句話、每一個動作，都會讓我為他感到羞愧，怎麼會這麼低能？怎麼會這麼缺德？他不說話，我們還無從得知，可當他一開口，就什麼也藏不住了。比方說他昨天拿著一頂帽子，上面繡著一面國旗，自以為威武地站在總統府前發呆了半小時，說要送帽子給蔡英文，要她戴著去見川普；還嗆聲說蔡若不敢戴，就應馬上下台。 <text:line-break/><text:line-break/>真的是有夠蠢吧。郭董以為搞這樣一些低能把戲，就會大獲民心？這樣還不是最蠢的哦，郭董還說，只要他當總統，他要 "每個月進白宮"。我的天啊，每個月進白宮幹啥？去舔盤子嗎？還是幫川普綁鞋帶？蠢到這種程度，我真是很無言。相較之下，跟他屬於同一類型的柯文哲，顯然要奸巧許多。 <text:line-break/><text:line-break/>選誰當然是每個人的自由，但若要說這樣一個思想相當幼稚、而且品性不端、擅於造謠抹黑的土豪有著什麼非凡的國際觀或經濟政策理念，那真的是睜眼說瞎話。 <text:line-break/><text:line-break/>我原本是想要等初選過後再來寫這些，因為我現在寫，有些人可能會以為我是故意貶他，好為韓國瑜拉票。但我絕無此意。我只是實話實說。旁人認不認同不重要，重要的還是那些老話： <text:line-break/><text:line-break/>人們應該要有一點點最基本的鑑賞能力，要能判斷基本的是非善惡，而不是總是在一種非常腦殘的層次上打轉，非常容易被政治操弄。</text:p>
      <text:p text:style-name="P2">若沫   |  2019.07.08 20:25   |   <text:a xlink:type="simple" xlink:href="http://palinfo.habago.org/Entry?Command=Information_PrintForum&amp;iPage=1#FORUM37646"><text:span text:style-name="T1">#</text:span></text:a></text:p>
      <text:p text:style-name="P4">陳真醫師您好: <text:line-break/>這個留言板已經看一陣子了，因為自己文筆不好，一直不敢上來留言，不過我想就算我是知識上的土包和草包，您的良善也不會讓我感到羞赧。 <text:line-break/>上個周末韓粉到高雄觀光，有人渣前朝官員說"放人進城、來亂高雄"，"哪一個景點，是你們規劃的？是你們改造的？是你們有流過一滴汗的？為什麼可以這樣無恥賤踏、玩弄？" <text:line-break/>讓我想到您最近最喜歡的"寄生上流"，這些人是否覺得自己是擁有高貴綠色血統的上流人士，而韓粉和韓市府團隊身上有一種味道，所以要他們快閃、快離開高雄。 <text:line-break/>以前有一個"高級外省人"的名詞令人不齒，曾幾何時，一批"高級高雄人"也在高雄出現了。 </text:p>
      <text:p text:style-name="P2">陳真   |  2019.07.08 16:04   |   <text:a xlink:type="simple" xlink:href="http://palinfo.habago.org/Entry?Command=Information_PrintForum&amp;iPage=1#FORUM37645"><text:span text:style-name="T1">#</text:span></text:a></text:p>
      <text:p text:style-name="P3">蘇啥小這影片哪裏造假了？唯一錯誤是搞錯喪家，但是丟筆卻是事實。 <text:line-break/><text:line-break/>這麼小的一個錯誤，警政署竟然馬上大動作偵辦準備逮人。x它媽的若要偵辦，這些綠營人渣政客豈不是個個應該關到老死才行。 <text:line-break/><text:line-break/>像底下這位陳GM,當年就是造謠抹黑黃俊英的混蛋。真是毫無廉恥。 <text:line-break/><text:line-break/>這個人渣黨，選舉功力一流，無非就是靠著壟斷媒體、每天造謠抹黑栽贓嫁禍，乃至自導自演，而這樣一個貪得無饜的政治詐騙集團，卻每天高喊消滅假新聞。 <text:line-break/><text:line-break/>我常覺得，跟這樣一個人渣黨一同活在這小島上，真是很痛苦。每天就是得面對這樣一個貪婪無度無惡不作的政治犯罪集團，眼睜睜看著他們為非作歹，而人民卻像腦殘一樣為之歡呼擁戴。 <text:line-break/><text:line-break/>陳真 2019. 07. 08. <text:line-break/>====================== <text:line-break/>蘇貞昌丟筆的造假影片 陳其邁：希望內政部盡速清查 <text:line-break/><text:line-break/>新頭殼newtalk &amp;;#124;謝莉慧 綜合報導 <text:line-break/><text:line-break/>2019年7月8日 <text:line-break/><text:line-break/>網路流傳行政院長蘇貞昌出席殉職警員李承翰告別式簽名後丟筆的造假影片，行政院副院長陳其邁今（8）天嚴厲譴責，這樣的假消息不只試圖誤導，也有政治操作嫌疑，希望內政部盡速清查。 <text:line-break/><text:line-break/>實際上，該影片是蘇貞昌出席某屏東鄉親告別式的畫面。</text:p>
      <text:p text:style-name="P2">陳真   |  2019.07.08 15:13   |   <text:a xlink:type="simple" xlink:href="http://palinfo.habago.org/Entry?Command=Information_PrintForum&amp;iPage=1#FORUM37644"><text:span text:style-name="T1">#</text:span></text:a></text:p>
      <text:p text:style-name="P4">我也不知道翻譯得對不對，感覺怪怪的。 <text:line-break/><text:line-break/>陳真 2019 07. 08. <text:line-break/><text:line-break/>=========== <text:line-break/>崔宇植寄生虫(2019) <text:line-break/><text:line-break/>OST《一杯烧酒》歌词 中/韩双语 <text:line-break/><text:line-break/>翻译By 纸巾 <text:line-break/><text:line-break/><text:span text:style-name="T2">길은</text:span><text:s/><text:span text:style-name="T2">희뿌연</text:span><text:s/><text:span text:style-name="T2">안개속에</text:span><text:s/>白雾弥漫的路 <text:line-break/><text:span text:style-name="T2">힘껏</text:span><text:s/><text:span text:style-name="T2">마시는</text:span><text:s/><text:span text:style-name="T2">미세먼지</text:span><text:s/>使劲吸入的雾霾 <text:line-break/><text:span text:style-name="T2">눈은</text:span><text:s/><text:span text:style-name="T2">오지않고</text:span><text:s/>没有雪 <text:line-break/><text:span text:style-name="T2">비도</text:span><text:s/><text:span text:style-name="T2">오지않네</text:span><text:s/>没有雨 <text:line-break/><text:span text:style-name="T2">바싹</text:span><text:s/><text:span text:style-name="T2">메마른</text:span><text:s/><text:span text:style-name="T2">내</text:span><text:s/><text:span text:style-name="T2">발바닥</text:span><text:s/>我干燥的脚底 <text:line-break/><text:line-break/><text:span text:style-name="T2">매일</text:span><text:s/><text:span text:style-name="T2">하얗게</text:span><text:s/><text:span text:style-name="T2">붙태우네</text:span><text:s/>每日尽情地燃烧 <text:line-break/><text:span text:style-name="T2">없는</text:span><text:s/><text:span text:style-name="T2">근육이</text:span><text:s/><text:span text:style-name="T2">다</text:span><text:s/><text:span text:style-name="T2">타도록</text:span><text:s/>不存在的肌肉也被烧伤 <text:line-break/><text:span text:style-name="T2">쓸고</text:span><text:s/><text:span text:style-name="T2">밀고</text:span><text:s/><text:span text:style-name="T2">닦고</text:span><text:s/>不断地擦拭 <text:line-break/><text:span text:style-name="T2">다시</text:span><text:s/><text:span text:style-name="T2">움켜쥐네</text:span><text:s/>再次握紧 <text:line-break/><text:span text:style-name="T2">이젠</text:span><text:s/><text:span text:style-name="T2">딱딱한</text:span><text:s/><text:span text:style-name="T2">내</text:span><text:s/><text:span text:style-name="T2">손바닥</text:span><text:s/><text:line-break/>如今变得坚硬的我的手掌 <text:line-break/><text:line-break/><text:span text:style-name="T2">아</text:span>, <text:span text:style-name="T2">아</text:span>, <text:span text:style-name="T2">아</text:span>... 啊，啊，啊… <text:line-break/><text:line-break/><text:span text:style-name="T2">차가운</text:span><text:s/><text:span text:style-name="T2">소주가</text:span><text:s/><text:span text:style-name="T2">술잔에</text:span><text:s/><text:span text:style-name="T2">넘치면</text:span><text:s/><text:line-break/>冰冷的烧酒溢出酒杯的话 <text:line-break/><text:span text:style-name="T2">손톱</text:span><text:s/><text:span text:style-name="T2">밑에</text:span><text:s/><text:span text:style-name="T2">낀</text:span><text:s/><text:span text:style-name="T2">때가</text:span><text:s/><text:span text:style-name="T2">촉촉해</text:span><text:s/><text:line-break/>手指缝间的污垢变得湿润 <text:line-break/><text:span text:style-name="T2">마른</text:span><text:s/><text:span text:style-name="T2">하늘에</text:span><text:s/><text:span text:style-name="T2">비</text:span><text:s/><text:span text:style-name="T2">구름</text:span><text:s/>晴天里的阴云 <text:line-break/><text:span text:style-name="T2">조금식</text:span><text:s/><text:span text:style-name="T2">밀려와</text:span><text:s/>一点点的涌来 <text:line-break/><text:line-break/><text:span text:style-name="T2">쓰디쓴</text:span><text:s/><text:span text:style-name="T2">이</text:span><text:s/><text:span text:style-name="T2">소주가</text:span><text:s/><text:span text:style-name="T2">술잔에</text:span><text:s/><text:span text:style-name="T2">넘치면</text:span><text:s/><text:line-break/>这苦涩的烧酒溢出酒杯的话 <text:line-break/><text:span text:style-name="T2">손톱</text:span><text:s/><text:span text:style-name="T2">밑에</text:span><text:s/><text:span text:style-name="T2">낀</text:span><text:s/><text:span text:style-name="T2">때가</text:span><text:s/><text:span text:style-name="T2">촉촉해</text:span><text:s/><text:line-break/>手指缝的污垢变得湿润 <text:line-break/><text:span text:style-name="T2">빨간</text:span><text:s/><text:span text:style-name="T2">내</text:span><text:s/><text:span text:style-name="T2">오른쪽</text:span><text:s/><text:span text:style-name="T2">뺨에</text:span><text:s/><text:line-break/>我通红的右边脸颊 <text:line-break/><text:span text:style-name="T2">이제야</text:span><text:s/>现在才 <text:line-break/><text:span text:style-name="T2">비가</text:span><text:s/><text:span text:style-name="T2">오네</text:span><text:s/>下雨呢</text:p>
      <text:p text:style-name="P2">阿海   |  2019.07.08 15:02   |   <text:a xlink:type="simple" xlink:href="http://palinfo.habago.org/Entry?Command=Information_PrintForum&amp;iPage=1#FORUM37643"><text:span text:style-name="T1">#</text:span></text:a></text:p>
      <text:p text:style-name="P3">呼應陳醫師 '為何會有人支持郭董?' <text:line-break/><text:line-break/>沒錯，這也是我的疑問。名嘴們還發明一個詞：知識藍。說支持郭台銘的人，相較於支持韓國瑜的，前者淺藍有知識，屬中上階級，後者草根屬中下階級。 <text:line-break/><text:line-break/>噴飯。 <text:line-break/><text:line-break/><text:line-break/></text:p>
      <text:p text:style-name="P2">松鼠   |  2019.07.08 12:14   |   <text:a xlink:type="simple" xlink:href="http://palinfo.habago.org/Entry?Command=Information_PrintForum&amp;iPage=1#FORUM37642"><text:span text:style-name="T1">#</text:span></text:a></text:p>
      <text:p text:style-name="P4">https://m.weibo.cn/status/4377709864543816 <text:line-break/><text:line-break/>看起來中國網友有人作了簡單翻譯。 <text:line-break/>但我不懂韓文，無法確認其翻譯是否正確。</text:p>
      <text:p text:style-name="P2">陳真   |  2019.07.08 09:47   |   <text:a xlink:type="simple" xlink:href="http://palinfo.habago.org/Entry?Command=Information_PrintForum&amp;iPage=1#FORUM37641"><text:span text:style-name="T1">#</text:span></text:a></text:p>
      <text:p text:style-name="P3">燒酒一杯？請問有懂韓文的能幫忙翻譯一下嗎？很好奇他唱些什麼。 <text:line-break/><text:line-break/>============== <text:line-break/><text:line-break/>Soju One Glass <text:line-break/><text:line-break/>作詞：<text:span text:style-name="T2">봉준호</text:span><text:s/>作曲：<text:span text:style-name="T2">정재일</text:span><text:s/><text:line-break/><text:line-break/><text:span text:style-name="T2">길은</text:span><text:s/><text:span text:style-name="T2">희뿌연</text:span><text:s/><text:span text:style-name="T2">안개속에</text:span><text:s/><text:line-break/><text:span text:style-name="T2">힘껏</text:span><text:s/><text:span text:style-name="T2">마시는</text:span><text:s/><text:span text:style-name="T2">미세먼지</text:span><text:s/><text:line-break/><text:span text:style-name="T2">눈은</text:span><text:s/><text:span text:style-name="T2">오지않고</text:span><text:s/><text:line-break/><text:span text:style-name="T2">비도</text:span><text:s/><text:span text:style-name="T2">오지않네</text:span><text:s/><text:line-break/><text:span text:style-name="T2">바싹</text:span><text:s/><text:span text:style-name="T2">메마른</text:span><text:s/><text:span text:style-name="T2">내</text:span><text:s/><text:span text:style-name="T2">발바닥</text:span><text:s/><text:line-break/><text:line-break/><text:span text:style-name="T2">매일</text:span><text:s/><text:span text:style-name="T2">하얗게</text:span><text:s/><text:span text:style-name="T2">붙태우네</text:span><text:s/><text:line-break/><text:span text:style-name="T2">없는</text:span><text:s/><text:span text:style-name="T2">근육이</text:span><text:s/><text:span text:style-name="T2">다</text:span><text:s/><text:span text:style-name="T2">타도록</text:span><text:s/><text:line-break/><text:span text:style-name="T2">쓸고</text:span><text:s/><text:span text:style-name="T2">밀고</text:span><text:s/><text:span text:style-name="T2">닦고</text:span><text:s/><text:line-break/><text:span text:style-name="T2">다시</text:span><text:s/><text:span text:style-name="T2">움켜쥐네</text:span><text:s/><text:line-break/><text:span text:style-name="T2">이젠</text:span><text:s/><text:span text:style-name="T2">딱딱한</text:span><text:s/><text:span text:style-name="T2">내</text:span><text:s/><text:span text:style-name="T2">손바닥</text:span><text:s/><text:line-break/><text:line-break/><text:span text:style-name="T2">아</text:span><text:s/><text:span text:style-name="T2">아</text:span><text:s/><text:span text:style-name="T2">아</text:span><text:s/><text:line-break/><text:line-break/><text:span text:style-name="T2">차가운</text:span><text:s/><text:span text:style-name="T2">소주가</text:span><text:s/><text:span text:style-name="T2">술잔에</text:span><text:s/><text:span text:style-name="T2">넘치면</text:span><text:s/><text:line-break/><text:span text:style-name="T2">손톱</text:span><text:s/><text:span text:style-name="T2">밑에</text:span><text:s/><text:span text:style-name="T2">낀</text:span><text:s/><text:span text:style-name="T2">때가</text:span><text:s/><text:span text:style-name="T2">촉촉해</text:span><text:s/><text:line-break/><text:span text:style-name="T2">마른</text:span><text:s/><text:span text:style-name="T2">하늘에</text:span><text:s/><text:span text:style-name="T2">비</text:span><text:s/><text:span text:style-name="T2">구름</text:span><text:s/><text:line-break/><text:span text:style-name="T2">조금식</text:span><text:s/><text:span text:style-name="T2">밀려와</text:span><text:s/><text:line-break/><text:line-break/><text:span text:style-name="T2">쓰디쓴</text:span><text:s/><text:span text:style-name="T2">이</text:span><text:s/><text:span text:style-name="T2">소주가</text:span><text:s/><text:span text:style-name="T2">술잔에</text:span><text:s/><text:span text:style-name="T2">넘치면</text:span><text:s/><text:line-break/><text:span text:style-name="T2">손톱</text:span><text:s/><text:span text:style-name="T2">밑에</text:span><text:s/><text:span text:style-name="T2">낀</text:span><text:s/><text:span text:style-name="T2">때가</text:span><text:s/><text:span text:style-name="T2">촉촉해</text:span><text:s/><text:line-break/><text:span text:style-name="T2">빨간</text:span><text:s/><text:span text:style-name="T2">내</text:span><text:s/><text:span text:style-name="T2">오른쪽</text:span><text:s/><text:span text:style-name="T2">뺨에</text:span><text:s/><text:line-break/><text:span text:style-name="T2">이제야</text:span><text:s/><text:line-break/><text:span text:style-name="T2">비가</text:span><text:s/><text:span text:style-name="T2">오네</text:span></text:p>
      <text:p text:style-name="P2">陳真   |  2019.07.08 01:27   |   <text:a xlink:type="simple" xlink:href="http://palinfo.habago.org/Entry?Command=Information_PrintForum&amp;iPage=1#FORUM37640"><text:span text:style-name="T1">#</text:span></text:a></text:p>
      <text:p text:style-name="P4">8日開始民調 孫大千臉書小編要韓粉不要答這3種答案 <text:line-break/><text:line-break/>2019-07-07 <text:line-break/><text:line-break/>聯合報 記者黃國樑╱即時報導 <text:line-break/><text:line-break/><text:line-break/>明天7月8日到14日，國民黨將進行黨內總統初選民調話電話訪問，挺韓國瑜參選總統的前立委孫大千今在臉書上教授韓粉如何答題，他要求韓粉接到電話，如果題目中的選項是有韓國瑜的時候，回答時一定要有「韓國瑜」三個字全名，不要只答我支持「庶民總統」、「韓市長」或「非韓不投」。 <text:line-break/><text:line-break/>除了有韓國瑜的選項要答韓國瑜外，若是其他人的選項，譬如郭台銘、蔡英文與柯文哲三人參選要選擇誰時，就要回答都不支持。 <text:line-break/><text:line-break/>小編在短片中先解釋了訪員為確保抽樣的隨機性，一開始在電話中就會詢間家中的具投票權的成年人有幾位及其性別，如有多位，就會依電腦的隨機抽樣，請家中的某位男性或女性接電話答題，譬如請家中最年長的女性接受訪問， 如果該員不在，就會要求約定稍晚的時間再進行訪問，如無法配合，就不會再次訪問。 <text:line-break/><text:line-break/>亦即，是有可能發生接到了電話卻無法回答問卷的情況，因此小編請韓粉們，最好能全家都在家等候電話。 <text:line-break/><text:line-break/>正式答題時，小編特別顯示正式問卷的畫面，其中是韓國瑜、蔡英文與柯文哲三人對比時，這時小編要韓粉就回答「韓國瑜」三個字就可以了，如果回答「唯一支持韓國瑜」，仍然是有效的，但如果回答「非韓不投」，小編說，訪員會追問一次題目，如果仍回答「非韓不投」，訪員就會記錄「都不支持」選項，因此第二次一定要回答「韓國瑜」。 <text:line-break/><text:line-break/>如果沒有韓國瑜的選項時，小編說，就回答「都不支持」，訪員就會勾選「都不支持」，若韓粉回答「韓國瑜」，訪員會再追問一次，若仍答「韓國瑜」，訪員就仍會註記成「都不支持」。 <text:line-break/><text:line-break/>最後小編還提醒，題目中有韓時，一定要回答「韓國瑜」，可以是「唯一支持韓國瑜」、「我支持韓國瑜」、或「韓國瑜」，但不要回答「我非韓不投」、「我支持庶民總統」或「我只投韓市長」，聽到這些回答，訪員會再追問一次，小編請韓粉這時一定要說出「韓國瑜」三個字全名。</text:p>
      <text:p text:style-name="P2">陳真   |  2019.07.08 00:27   |   <text:a xlink:type="simple" xlink:href="http://palinfo.habago.org/Entry?Command=Information_PrintForum&amp;iPage=1#FORUM37639"><text:span text:style-name="T1">#</text:span></text:a></text:p>
      <text:p text:style-name="P3">卡韓政變 (109)：這個人不值得談論 <text:line-break/><text:line-break/>陳真 2019. 07. 08. <text:line-break/><text:line-break/><text:line-break/>在某種道德潔癖上，我跟林義雄也許有點類似。我常舉的一個例子就是：1989-1990年，我在彰化基督教醫院當實習醫師。有一天晚上，在外科病房值班時，夜裏突然有個訪客獨自一人走進來，我真是嚇了一大跳。其他醫生護士當然都不認識這位訪客，所以毫無反應。那時候，絕大多數台灣人恐怕都已經忘了這麼一個人，他就是林義雄。 <text:line-break/><text:line-break/>他來探訪一位國民黨的立委候選人叫陳湧源，是中部一位著名婦產科醫師，選舉過程中因為不願屈服黑道勒索，頭部遭到槍擊，性命垂危。 <text:line-break/><text:line-break/>當時林義雄仍在海外遊學，卻悄悄短暫返台，幾乎沒有人知道。一回台就跑來探望陳湧源。實際上他們彼此應該不認識。林義雄之所以如此做，主要是因為他覺得 "善良人民" 應該聯合起來對抗 "無恥政客"，而不是站在某黨立場去敵視另一黨；人民才是主體，而不是以黨為主體；人民更不應被政黨綁架，進而彼此仇視。 <text:line-break/><text:line-break/>那時候的林義雄非常反對選舉，主張用非武力的群眾運動改變台灣社會，包括推翻任何不義的政權。在他當時的想法裏頭，國、民兩黨並沒有什麼本質上的差别。他認為，"無恥政客" 不分藍綠，而非國民黨專利。而且，雖然遭到國民黨滅門，但他實際上並不曾因此仇視每一個國民黨政治人物。 <text:line-break/><text:line-break/>幾天後，他召開記者會，當場散發一封公開信，大意就是 "善良人民對抗無恥政客"，信中呼籲台灣人民應該靜下心來，想一想是非善惡價值，而不是僅僅著眼於權力的競逐與掠奪。當時，很多民進黨人及群眾私下都說林義雄瘋了！精神錯亂了！自立晚報記者後來還煞有介事去 "調查"，"澄清" 林義雄的精神狀態應該還很正常，沒有發瘋。 <text:line-break/><text:line-break/>林義雄不但發表公開信，我的好朋友劉峰松和翁金珠夫婦當年(1989-1990年)還幫他在彰化街頭辦了一場演講。我清楚地記得，僅有十幾位觀眾。林義雄沒說什麼話就開放發問。只有兩三個人問問題。我是第一個提問。 <text:line-break/><text:line-break/>我問說："民進黨開始大規模參與選舉，請問林律師(林義雄從政前是律師)，這對台灣社會的發展有什麼好處與壞處？你相信民進黨就算搶到政權就一定會是一個好政府嗎？" 林義雄很乾脆地回答說 "不相信"；並且以當時正如火如荼的東歐變局及柏林圍牆倒塌事件為例，回答說，"人民的力量仍然是最後的決定性力量，因此人民不應該把自身的力量僅僅限縮在選舉一時的勝負"。 <text:line-break/><text:line-break/>接著，另一個觀眾發問，想請林義雄談談對於當時擔任總統的李登輝的看法。林義雄僅僅只回答了一句："這個人不值得談論"。那一年，是我私下第一次認識林義雄。 <text:line-break/><text:line-break/>一兩年後，也就是大約1991年，林義雄返台定居，依舊維持深居簡出的生活方式，很少露面。僅有的幾次演講，我幾乎都有參加。印象中，至少有三、四次，每當有人問到他對於李登輝的看法時，他都一律回答 "這個人不值得談論"。可是有一次，就在高雄，發問者生氣了，堅持要林義雄回答。林義雄很客氣地表示歉意，並且走下講台安撫，支支吾吾地說了一些話，聽起來並沒有實質內容。他顯然還是不屑議論李登輝。 <text:line-break/><text:line-break/>後來，我跟他熟了，有一次私下聊天，就跟他談起當時很多民進黨人或知識份子拼命想依附李登輝的問題，其中就包括當年國民黨的大樁腳李遠哲，應召返國推動兩岸統一大業。林義雄笑笑地說，"所謂學者不都是這樣嗎？" (這句話我聽他私下講過好幾次) 意思就是說，不管誰當權，讀書人必然就會往主流方向靠攏，不都是這樣嗎？ <text:line-break/><text:line-break/>寫這麼多，其實我只是要再次引用 "這個人不值得談論" 這句話。這話的意思並不是說某人不重要，所以不值得談論，而是說某人卑劣無恥，花樣繁多，變來變去，講一套做一套，無所不用其極，因此根本不值得去談論這樣一個人；談論他，只是做賤了我們自己。 <text:line-break/><text:line-break/>權力上，我們一無所有，但在是非善惡與人品上，我們卻是上駟；上駟不應該做賤自己去談論一個下三濫的下駟。這樣一個人，即便呼風喚雨，權大勢大，依舊不值得議論，連罵都不應該罵 (我則是連提起對方的名字都會感覺做賤了自己，於是經常就寫蔡啥咪、蘇啥小等等。) <text:line-break/><text:line-break/>島內這樣的 "無恥政客" 很多，族繁不及備載。我之所以寫這篇，只是想表明，可別以為我沒罵到誰，那個人就是好的。事實上，有些人無恥到我實在不願意做賤自己去罵他。柯啥咪就是其中之一。我相信跟我同感者一定很少，說不定只有學姊一人。但我相信，有一天你們就會相信我說的，就如同我從1990年開始罵阿扁是 "天字第一號大壞蛋"，從2000年罵李遠哲是趨炎附勢的牆頭草，幾個人相信？但是現在各位理當相信了吧。 <text:line-break/><text:line-break/>在那年代，大家一定會認為我對扁、哲等人的評價很偏激，很極端，甚至很荒唐。但事實上，我是偏激思維的對立面，應該算是某種 "真理的保守主義者"：亦即當我們擁有100分的證據與資料時，我會傾向於儘可能用最保守的方式來評價以減少犯錯，因此對於各種所謂陰謀論或充滿 (自欺欺人之)實證性的高調思維，總是缺乏好感。 <text:line-break/><text:line-break/>至於為何不讓一分證據說一分話，卻要保守評價？因為我還不至於那麼幼稚。</text:p>
      <text:p text:style-name="P5"/>
      <text:p text:style-name="P2">陳真   |  2019.07.07 15:53   |   <text:a xlink:type="simple" xlink:href="http://palinfo.habago.org/Entry?Command=Information_PrintForum&amp;iPage=1#FORUM37638"><text:span text:style-name="T3">#</text:span></text:a></text:p>
      <text:p text:style-name="P3">卡韓政變 (108)：為何會有人支持郭董？ <text:line-break/><text:line-break/>陳真 2019. 07. 07. <text:line-break/><text:line-break/><text:line-break/>除了傳統綠色生物及腦殘之外，我能理解人們有各種支持傾向或理由，但我無法理解怎麼會有人支持郭董？<text:line-break/><text:line-break/>以前，我們不清楚這個人的人品，現在你還不了解其為人與行事作風之卑劣無恥嗎？出於自私的目的，完全不擇手段；買賣性格非常強，幾乎一切都可以出賣，包括是非善惡，包括人與人之間的基本信任與情感。 <text:line-break/><text:line-break/>至於能力與見識，我們過去也不清楚，現在你還看不清楚這是個土財主、大草包嗎？我對草包的定義是這樣：如果我只有20分的能力與見識，但我卻以為自己是100分，甚至以為自己是個天才，裝腔作勢，獨斷獨行，那就是草包。郭台銘和柯文哲都是這一類人。能力與見識蒼白愚蠢到嚇死人，但他們卻翻起眼白，望著遠方沉思，非常可笑。 <text:line-break/><text:line-break/>至於什麼霸氣，郭董剛好是它的反面，窩囊氣倒是全身都是。這讓我更加明白一件事：財富並不會增添一個人的氣場、氣度與氣勢。我喜歡謙遜害羞缺乏自信之人，不覺得霸氣是好事，但是像林義雄、陳啟禮那樣的人，才叫做霸氣。郭董那個叫做 "有錢就是任性"，動不動就對著人破口大罵，動不動就屈膝下跪。 <text:line-break/><text:line-break/>報載，郭董的一位親信說，郭董若有求於你，他會不惜向你下跪。你能想像麥可柯里昂或林義雄會對人下跪嗎？前些日子，有記者問郭董，提到川普。郭董剛從白宮出來。記者問說："你的朋友川普..."，記者話還沒講完，郭董就馬上糾正她說："妳不可以這樣講。川普不是我的朋友，川普是世界級的偉人，我們沒有資格跟他做朋友。" <text:line-break/><text:line-break/>相反地，楊秋興自認是郭董的朋友。但是，當楊秋興因為幫郭董辱罵韓國瑜引起反效果之後，郭董就對記者說：楊秋興不是我的朋友，那是過去的事了，我已經叫他最近不要再來找我。 <text:line-break/><text:line-break/>大家懂我的意思吧，對郭董來說，連 "朋友" 都是依靠權勢與財富來定義。對於強者就屈膝下跪，窩囊到爆；對於弱者就頤指氣使、囂張得不得了。 <text:line-break/><text:line-break/>最近國民黨幾場政見發表會，我只聽了郭董有關經濟與財經的部份，我真是不敢相信我的耳朵。那種見識，差不多就像國中生或小學生的水平，非常荒唐。這其實也不能說讓人意外，一個土財主，錢再多也沒用，跟他的理解力畢竟是兩回事。 <text:line-break/><text:line-break/>這就好像你看很多有錢人老是出國旅遊啦、遊學啦、念學位啦，到處環遊世界，但是這跟他對於國際事務的理解能力與深度廣度，卻完全扯不上關係。 <text:line-break/><text:line-break/>一個人想支持誰當然是一種自由，畢竟支持人渣並不犯法。問題是：怎麼會有人去支持一個品性不端、見識如同小學生那般幼稚、而且個性脆弱與任性的人？就只因為他有錢？有錢到可以買下所有媒體、所有廣告、每天競選電話打不停，然後你就挺他？覺得他很棒？棒在哪呢？真是不可思議。 <text:line-break/><text:line-break/>論能力與見識及清廉，當然是朱立倫最好。論調和鼎鼐與務實，自然是喬王第一。若是講到清廉、勤奮、善良與務實及苦民所苦，非韓國瑜莫屬。若論兩岸政策，這三個人都差不多，但郭董萬萬萬萬不可，此人行事任性，完全不可測，加上其自私自利不擇手段的買賣性格，他絕對百分之百會做出對於公眾利益極端有害的事情來。</text:p>
      <text:p text:style-name="P2">陳真   |  2019.07.07 01:36   |   <text:a xlink:type="simple" xlink:href="http://palinfo.habago.org/Entry?Command=Information_PrintForum&amp;iPage=1#FORUM37637"><text:span text:style-name="T3">#</text:span></text:a></text:p>
      <text:p text:style-name="P4">卡韓政變 (107)：韓粉 vs. 國民黨人 <text:line-break/><text:line-break/>陳真 2019. 07. 07. <text:line-break/><text:line-break/><text:line-break/>你看這些人，哪一個長得像國民黨？都不像。韓流基本上不是由國民黨組成。 <text:line-break/><text:line-break/>https://bit.ly/2XP8HD7 <text:line-break/><text:line-break/>不同於一般平民百姓與販夫走卒，國民黨人(八百壯士之類的人除外)普遍有一種溫吞氣(講好聽是矜持)，冷漠(講好聽是冷靜)，自私(講好聽是理性)，窩囊(講好聽是矜持)，傲慢(講好聽是文雅)；自認是菁英，不屑與群眾為伍，沒有溫度，缺乏行動力，自視甚高。可以簡單用一個字來概括：冷。 <text:line-break/><text:line-break/>韓粉大多不是這一類。韓粉比較像黨外群眾，熱情，團結，勇敢，充滿義憤，沒有菁英心態。 <text:line-break/><text:line-break/>幾個月前，我在高雄參加一場由挺韓四大天王 (杏仁哥、文山伯、強強滾，還有一位我忘了)所發起的挺韓群眾大會，路上遇到一些向我問路或是詢問如何搭捷運的外地人，原來都是韓粉，從全台各地特地前來高雄。其中有一對帶小孩一起來參加的夫妻，一看就知道是經濟下階層，言談羞澀笨拙。這樣一些安靜寡言的人，卻具有真實的熱情。但是一般所謂菁英或中產階級卻與此相反，講很會講，寫也很會寫，道理一堆，但你卻往往感受不到半點做為一個人應有的溫度和熱血。 <text:line-break/><text:line-break/>當然不能說絕對，不過一般來說是這樣。</text:p>
      <text:p text:style-name="P2">陳真   |  2019.07.07 01:36   |   <text:a xlink:type="simple" xlink:href="http://palinfo.habago.org/Entry?Command=Information_PrintForum&amp;iPage=1#FORUM37637"><text:span text:style-name="T3">#</text:span></text:a></text:p>
      <text:p text:style-name="P3">你看這些人，哪一個長得像國民黨？都不像。韓流基本上不是由國民黨組成。 <text:line-break/><text:line-break/>https://bit.ly/2XP8HD7 <text:line-break/></text:p>
      <text:p text:style-name="P2">洋洋   |  2019.07.05 17:24   |   <text:a xlink:type="simple" xlink:href="http://palinfo.habago.org/Entry?Command=Information_PrintForum&amp;iPage=1#FORUM37636"><text:span text:style-name="T3">#</text:span></text:a></text:p>
      <text:p text:style-name="P4">非常推薦大家看一看 <text:line-break/>訪 作家 James Bradley：美國眼中的中國蜃樓 <text:line-break/>https://youtu.be/cIq6EQq5_Kw <text:line-break/><text:line-break/>這本書台灣買得到，書名【中國幻象：美國亞洲劫難的歷史和真相 】 定價：460元 <text:line-break/><text:line-break/></text:p>
      <text:p text:style-name="P2">陳真   |  2019.07.05 01:23   |   <text:a xlink:type="simple" xlink:href="http://palinfo.habago.org/Entry?Command=Information_PrintForum&amp;iPage=1#FORUM37635"><text:span text:style-name="T3">#</text:span></text:a></text:p>
      <text:p text:style-name="P3">剛剛看到的。各位請仔細看這兩位男女的神情。才一分多鐘，請忍耐把它看完。那種表情和言談內容，很不可思議吧： <text:line-break/><text:line-break/>https://bit.ly/2LHYq5c <text:line-break/><text:line-break/>我真服了這些人。他們如此光鮮亮麗，但他們敢照鏡子嗎？我是不敢的。平常只要一看到鏡子，我就趕緊閉上眼睛。為什麼呢？我的原因肯定跟他們的原因不一樣；不是因為做賊心虛，而是因為自慚形穢。任何怪物，如果他還有點病識感的話，一定不喜歡照鏡子，畢竟誰想當個怪物呢？（或許有吧。那些很正常或特別正常的人，往往喜歡與眾不同。當然，他們不會用 "怪物" 來形容這樣一種不同。） <text:line-break/><text:line-break/>最近看到一張和良哲、岳弘、阿遠、鈺錠和建廷等人十多年前的合照，我才發現原來我並沒有 "少年白"。我過去一直以為我20歲就滿頭白髮，其實不是。我應該是大約10年前四十多歲時才一夕全白。 <text:line-break/><text:line-break/>我以白髮為榮，畢竟我有兩位偶像也是一頭白髮：阿桑吉和周星馳。但是台灣人卻似乎很歧視白髮人。我被同胞歧視慣了，倒也無所謂。不過，因為某種無奈的現實原因，我在半年前被迫染黑，害我從此得戴著帽子才敢出門，每天忍辱負重過日子。 <text:line-break/><text:line-break/>我發現狗也會這樣。很多狗不經其同意被主人剃毛後，從此無臉見其他狗，茶不思飯不想，總想躲在自己的窩裏，自我療傷止痛。 <text:line-break/><text:line-break/>講這些跟唐湘龍完全無關（他們是正常人類），純粹只是關於鏡子的自由聯想，也許跟 "寄生上流＂倒是很有關係。每次來到百貨公司，經過公司內特別豔麗明亮的白光一照，我都會有一種彷彿看到照妖鏡、瞬間就會化為一灘血水的自卑感，好像我的存在本身就已經對不起了這個世界。學姊說她也是，但我想她應該沒有我這麼強烈 "畏光"。 <text:line-break/><text:line-break/>除了怕光，怕光鮮亮麗的照妖鏡，我也老擔心自己身上的 "臭味"，怕會礙著他人的優雅與從容。那種味道是入了骨的，肥皂肯定洗不掉，就算洗硫酸也洗不掉。 <text:line-break/><text:line-break/>心裏話再聽一遍吧： <text:line-break/><text:line-break/>https://bit.ly/2X5tXQS</text:p>
      <text:p text:style-name="P2">陳真   |  2019.07.05 00:33   |   <text:a xlink:type="simple" xlink:href="http://palinfo.habago.org/Entry?Command=Information_PrintForum&amp;iPage=1#FORUM37634"><text:span text:style-name="T3">#</text:span></text:a></text:p>
      <text:p text:style-name="P4">(續) <text:line-break/><text:line-break/>學姐前兩天突然跟我說，1976年2月15日的紐約時報上，有人引用了對於 AI 的 "思想" 遠景充滿信心的 Alan Turing 的一段話，他說：“I suppose, when it gets to that stage, we shan’t know how it does it”。 <text:line-break/><text:line-break/>Alan所說的 "that stage" 究竟是哪種 stage我不知道。不過，AI如果有一天可以自動偵測到我的思想，然後馬上可以透過量子科學，瞬間寫出我的所有思想，那我就承認 AI 真的有夠厲害，做了一些我不知道它究竟怎麼辦到的事。 <text:line-break/><text:line-break/>要是真的有這樣一種 AI 多好，那我就不用那麼辛苦思索了，它馬上就可以寫下我滿腦子連自己都經常搞不清楚的偉大哲學思想。 <text:line-break/><text:line-break/>至於搞得十分清楚的那些東西，那就更省事了。要不然，寫這類東西真的很無聊，很像書記官或打字員，打字速度再快也根本跟不上腦子裏那些只要直接 "倒出來" 的無數想法。 <text:line-break/><text:line-break/>我常懷疑寫這類屬於現實世界的東西到底有什麼意義？它們不就始終存在那裏嗎？難道人們看不見？為什麼我要像個解說員或財產清點員那樣，把一說成一，把五說成五，把始終存在那裏的東西再描述一遍？ <text:line-break/><text:line-break/>可能是因為看了"寄生上流"這部電影的關係，最近心情特別沮喪，到底我幾時才能脫離 "地下室"？照理說，我應該是從這電影中得到安慰才對，卻似乎越安慰越絕望。AI能理解這些嗎？</text:p>
      <text:p text:style-name="P2">陳真   |  2019.07.05 00:04   |   <text:a xlink:type="simple" xlink:href="http://palinfo.habago.org/Entry?Command=Information_PrintForum&amp;iPage=1#FORUM37633"><text:span text:style-name="T3">#</text:span></text:a></text:p>
      <text:p text:style-name="P3">英國政府最近公開對祖國嗆聲說：不可對香港人不民主，否則我就不客氣了！ <text:line-break/><text:line-break/>我聽了，腦袋轟轟作響，真不敢相信我的眼睛。 <text:line-break/><text:line-break/>大家只要記得這個結論就行： <text:line-break/><text:line-break/>如果祖國對待香港人有任何不好或不民主、不自由之處，假若嚴重程度是 1，那麼，英國政府對待香港或西藏或印度等等等等的不民主與不自由，嚴重程度就是1000000000000--&gt;趨近於無限。 <text:line-break/><text:line-break/>為何趨近於無限呢？因為一般狀況下之所謂不民主、不自由，總是還把對方當成是一個跟自己一樣的人類，但是英國人卻不是這樣，他認為自己是神，而中國人、印度人、西藏人則是一種必須在 "牠" 看到神(即英國人或西方人)出現時只准在地上爬、而且可以任意毆打、羞辱與消滅的低等生物。神與低等生物自然是完全無法相提並論的兩種位階。神會覺得自己侵犯人權或不民主不自由嗎？當然不會。神只會覺得不管自己怎麼做都是對的，神聖的，偉大的，慈悲的。 <text:line-break/><text:line-break/>我並沒有任何誇大，事實就是如此。至少不久之前的過去仍是如此。 <text:line-break/><text:line-break/>如果大家同意我以上所說的結論與事實，那我就沒什麼需要多說的了。反之，如果大家覺得我在胡扯，那我就更無言了，因為那表示：我和各位之間對於人事物的理解之深度與廣度，真是完全不在同一個平面上。 <text:line-break/><text:line-break/>對於現實世界，我越來越相信力量。力量就是不可思議的尖端科技、核子彈、鈔票和權力等等這類東西，因為它們構成了現實世界的真理內涵。而我所擁有的力量卻完全不屬於現實，講白了就是做夢，說說夢話，唱唱歌，看看星星，想想遠方，感受夜裏窗外的微風。 <text:line-break/><text:line-break/>昨天小孩起床第一句話就是問我 "把拔，超人為什麼要把內褲穿在外褲外面？" 我睡眠惺忪地告訴她說，"這樣才會飛得很快啊！" 小孩聽了很滿意，露出得意的微笑說 "把拔好厲害！" 連超人的祕密也知道，然後說她要去告訴同學。 <text:line-break/><text:line-break/>晚上，她放學後，又很疑惑地問我："可是，為什麼超人把內褲穿在外褲的外面就可以飛得很快？" 我跟她說："他如果不飛快一點，內褲不就讓人家看光光了嗎？" 小孩聽了，再度感到很滿意。我猜她明天就會跑去告訴同學這個超人的祕密。 <text:line-break/><text:line-break/>小孩滿意，我也就滿意。但我相信她有一天也會長大，然後就會明白超人內褲的祕密只是一個夢，同時也會明白何謂現實，何等悲歡。但我希望當那一天來臨時，她最好還是別忘記做夢。</text:p>
      <text:p text:style-name="P2">鄭豐遠   |  2019.07.04 19:57   |   <text:a xlink:type="simple" xlink:href="http://palinfo.habago.org/Entry?Command=Information_PrintForum&amp;iPage=1#FORUM37632"><text:span text:style-name="T3">#</text:span></text:a></text:p>
      <text:p text:style-name="P4">多數西方國家表面上文質彬彬，實際卑劣無恥，西方人可能至今還不明白，中國已不再能讓人隨意魚肉羞辱，再不收歛，他們及全世界都將會付出慘痛代價，吞下永難忘懷的苦果。我對此感到無比悲觀，因為綜觀所謂世界文明發展史，這樣的愚蠢悲劇似乎一再上演，從未止歇。</text:p>
      <text:p text:style-name="P2">K. C.   |  2019.07.04 18:56   |   <text:a xlink:type="simple" xlink:href="http://palinfo.habago.org/Entry?Command=Information_PrintForum&amp;iPage=1#FORUM37631"><text:span text:style-name="T3">#</text:span></text:a></text:p>
      <text:p text:style-name="P3">前文「一個迷思、一把尺子和無數個算盤 」， <text:line-break/>沒有版權、沒有專利，可以任意轉發、引申、剪貼、拷貝， <text:line-break/>亦不必註明出處。</text:p>
      <text:p text:style-name="P2">李念淨   |  2019.07.04 18:34   |   <text:a xlink:type="simple" xlink:href="http://palinfo.habago.org/Entry?Command=Information_PrintForum&amp;iPage=1#FORUM37630"><text:span text:style-name="T3">#</text:span></text:a></text:p>
      <text:p text:style-name="P4">http://www.orangenews.hk/news/system/2019/07/03/010120616.shtml <text:line-break/>英政治家：英國肯定有介入反修例風波 要為中國製造麻煩 <text:line-break/>2019-07-03 21:32 <text:line-break/><text:line-break/>【橙訊】英國每日電訊報援引英國前國會議員、政治家喬治·加洛韋(George Galloway)觀點指，「非常確定香港一系列事件有外國勢力參與其中，這是一場顏色革命」；加洛韋認為，英國的確參與及介入了這次運動，目的是爲中國製造麻煩。 <text:line-break/><text:line-break/>對於香港的示威者衝擊立法會大樓，大肆破壞，並升起英國國旗。加洛韋表示，有一個歷史事實一定要先弄清楚，是由於中國不允許英國在中國內地售賣毒品，所以英國用槍砲來懲罰中國，最後把香港搶到手，所以香港是中國的，不是英國的，香港從來就不屬於英國。 <text:line-break/><text:line-break/>他指，是次事件的抗議者在中國的地方，香港的議會升起了英國國旗，這是一個相當大的挑釁。在中國發生的事情是中國的事情，是中國人民的事情，是香港人民的事情。如果示威者對《逃犯條例》不滿意，他們完全有權提出抗議，他們確實這樣做了，條約最後亦被無限期中止；在這個事件中，似有外國的手一直搞事，他認為，這是另一場所謂的顏色革命，就像發生在烏克蘭、格魯吉亞和許多其他地方的事情一樣。 <text:line-break/><text:line-break/>他認為，這次香港的件，英國人也肯定參與了；他們可能是代表另一個外國的手參與。他指，香港曾是大英帝國皇冠上的一顆寶石，耀眼生輝，英國人很不甘心交出來。 <text:line-break/><text:line-break/>對於外交部發言人耿爽批評有外國勢力干涉香港事務。加洛韋指，絕對同意耿爽說的每一句話。「這不是他不關心香港人的任何不快或不滿的問題。」，他表示，相信人們有抗議的權利，但是沒有人能容忍國會大樓被破壞、被闖入、被高舉著外國的國旗。 <text:line-break/><text:line-break/>他又表示，是次事件不僅僅是抗議，這實質變成了外國發起的挑釁，中國對此感到非常憤怒是正確的。「如果今天下午有人闖入英國肯辛頓和車路士皇家自治市的市政廳，搗毀建築，升起中國國旗或者俄羅斯國旗，可以說必定會有各種各樣的國際影響和麻煩。」 <text:line-break/><text:line-break/></text:p>
      <text:p text:style-name="P5"/>
      <text:p text:style-name="P2">陳真   |  2019.07.04 15:56   |   <text:a xlink:type="simple" xlink:href="http://palinfo.habago.org/Entry?Command=Information_PrintForum&amp;iPage=1#FORUM37629"><text:span text:style-name="T1">#</text:span></text:a></text:p>
      <text:p text:style-name="P3">卡韓政變 (106)：韓流之所以重要 <text:line-break/><text:line-break/>陳真 2019. 07. 04. <text:line-break/><text:line-break/><text:line-break/>寫得很好，挺內行的。韓流就是一大群、數以百萬計、受夠了詐騙政治的人。這才是真實民意。這股力量事實上和國民黨無甚瓜葛，救的是台灣，不是黨；至於去年救了國民黨只是 "順便"。韓國瑜如果初選沒過，我也是覺得不如歸去，窩在國民黨裏頭幹啥呢？人家又不歡迎你，甚至欲置你於死地，天底下沒有這種同志。要不就是再度出來選黨主席，看能不能改革一下。 <text:line-break/><text:line-break/>20幾年前，許信良擔任民進黨黨主席，提出大膽西進，結果被愛台灣人士在中央黨部門口團團包圍，打成腦震盪，造成顱內出血，後來還動了腦部手術。當時堵他的人之一，目前因貪污罪正在坐牢，阿扁的子弟兵，叫做高志鵬。 <text:line-break/><text:line-break/>我三天兩頭就會在路上遇到阿扁，光是這星期就已經遇到兩次。每一次遇到他，他總是一邊走路，一邊低頭用極其迅速的動作滑手機、寫東西，旁若無人，完全都沒在看路；也許稱不上健步如飛，但能夠一邊走路一邊低頭寫手機，這我就辦不到了。真想哪天偷偷站在他後面，看他到底每天忙著跟誰寫些什麼。他連走路都還這麼關心國家大事，可是，台灣被他們這些人 "關心" 得還不夠慘嗎？ <text:line-break/><text:line-break/>不過，我也同意，阿扁應該被特赦，畢竟他曾經承載許多人的希望；要不就是應該一視同仁，把整個民進黨人全關起來，因為阿扁的貪污罪行絕不會大於他的同志們。 <text:line-break/><text:line-break/>歷史就是這樣，一個重要時間點沒把握住，做錯了選擇，走錯了方向，時間過了就過了，結局就整個不一樣了。當時台灣如果一如許信良所主張地大膽西進，今天的兩岸關係想必是一片榮景，而台灣的經濟、政治與社會各方面相信都會遠遠比現在要好上許多。提出一個具有決定性的好主張，被打得頭破血流，而老賊李登輝所帶頭發動的仇中反華，那樣一種自殘、腦殘、給美、日當狗使喚的鎖國主張，卻透過媒體操弄，反而成為 "愛台灣" 的代名詞；為害如此巨大，至今更是變本加厲，近乎瘋狂；所圖當然不是公眾福祉，而是一己私利與權力之掠奪。 <text:line-break/><text:line-break/>恰恰也就是在那時候，也就是1998-1999年，我寫了 "給長老教會的一封公開信" (後續還有幾封，包括 "一封告別信")。這些信持續給我帶來許多可怕的政治報應與報復，前後長達20年。而我那些信所要說的恰恰就是那樣一種 "愛台灣" 之政治操弄將會給台灣帶來的可怕後果。第一封信寫了之後，壓了好幾個月不敢發表。後來，公開信一發表，果然幾乎所有過去的綠營友人與同志瞬間視我為寇讎；其中較為友善者，罵我吃錯藥，說我一出國留學腦子就壞了。 <text:line-break/><text:line-break/>國父把人分三種，先知先覺，後知後覺，不知不覺。我想我應該是屬於後知後覺，比腦殘人士之不知不覺自然要好上一些。至於先知先覺者，理應是屬於像范光棣、鄧小平與周恩來等等那樣的人，早在事情尚無跡象時便預見了未來。 <text:line-break/><text:line-break/>我從小就喜歡下棋，後來一直找不到對手，長大後慢慢就疏遠了棋藝。在我看來，棋手也分三種，一種能引領未來的各種可能性，一種是就勢順勢，見招拆招，一種則是腦殘一枚，你隨便弄個陷阱給他跳，他還會很開心地往裏頭跳，很容易操弄。很可悲的是，腦殘人士佔了人口的絕大多數，這從而也使得所謂民主彷彿具有了某種詭詐本質；誰掌控了腦殘，誰就是所謂民意的王。除非有一天，詭詐逐漸為人所識破或為人所不耐，於是一種較為真實的民意或許才會產生。 <text:line-break/><text:line-break/>韓流之所以重要，是因為它其實就是黨外再現，對於政治現狀的不耐與反感、厭惡與厭倦。這一波走得過，就是開展另一種新局面，走不過，就繼續腐爛下去，直到不可收拾。</text:p>
      <text:p text:style-name="P5"/>
      <text:p text:style-name="P2">K. C.   |  2019.07.04 11:59   |   <text:a xlink:type="simple" xlink:href="http://palinfo.habago.org/Entry?Command=Information_PrintForum&amp;iPage=1#FORUM37628"><text:span text:style-name="T1">#</text:span></text:a></text:p>
      <text:p text:style-name="P4">一個迷思、一把尺子和無數個算盤 <text:line-break/><text:line-break/>（1） <text:line-break/>關於「統一」路徑，大陸民間有所謂「窮台政策」的說法。一般而言，實難想像百姓的瞎侃談資，可以成為國家政策，「窮台政策」卻在蔡英文上台以後，讓我們長了見識。北京僅是對蔡政府採取「不接觸、不談判、不妥協」的三不政策，台灣島內就發生了巨大變化。簡單的數學式可以這麼列：「蔡英文」+「北京三不政策」=「窮台」。 <text:line-break/><text:line-break/>始作俑者雖然是蔡英文，但追根究底關鍵因素還是「九二共識」。 <text:line-break/><text:line-break/>（2） <text:line-break/>2015年的「馬習會」，在媒體鏡頭下的習近平，顯得寡淡、顯得溫情。 <text:line-break/><text:line-break/>各式官方、民間文書，已然詮釋了這次兩岸領導人的歷史性會面。然而，習近平卻顯出有著寡淡、有著溫情的矛盾面向，何故？ <text:line-break/><text:line-break/>直到蔡英文上台以後，中共中央一方面對民進黨政府採取只做不說的「三不政策」，一方面又出台了比如卅一條的諸多惠台政策。爾後，我們才得以推敲出習近平寡淡於何？溫情於何？ <text:line-break/><text:line-break/>在我看來，「馬習會」唯一值得反覆思量的是，當日習近平對馬英九提出的問題：你們的總統府就是日本殖民時期的總督府嗎？ <text:line-break/><text:line-break/>（3） <text:line-break/>習近平之所以寡淡。 <text:line-break/><text:line-break/>國民黨重返中央執政，馬政府便不斷力促兩岸領導人會面，同時在此期間，兩岸外交休兵、加大陸客來台⋯⋯種種事務性協商與往來又重新熱絡起來。但是領導人會面，卻是在馬英九任期即將結束、各界預期2016國民黨選情將一敗塗地之時，大陸方面主動提出。 <text:line-break/><text:line-break/>事後看來，會面前中共中央已定調，「馬習會」沒有任何政治議題要談，「領導人會面」只是走個過場，看似開始又是結束的過場，轉達了「中共中央對台政策已改弦易轍」的意思。 <text:line-break/><text:line-break/>習近平和共產黨，把馬英九和國民黨手上的算盤，當面拿了下來。從此以後，國民黨失去在共產黨和台灣人之間的代理人地位。 <text:line-break/><text:line-break/>既是轉達這個意思，除了寡淡，能溫情？ <text:line-break/><text:line-break/>（4） <text:line-break/>習近平之所以溫情。 <text:line-break/><text:line-break/>長期以來，中共中央以及國台辦一再強調「寄希望於台灣同胞」，台灣同胞從來只當耳邊風的這句官話，習近平或共產黨認為，既然馬習會之後再無代理人，那麼這句官話便應當由習近平親自表達，藉由馬習會，親自表達「兩岸關係這把尺子，從此以後，只寄希望於台灣同胞」，溫情來自於此。 <text:line-break/><text:line-break/>這是「誠意做到家」的善意。而隨著大國競爭、北京內外承受的壓力，此一善意，令人擔心會被逼成「最後的善意」。 <text:line-break/><text:line-break/>習近平親手將這把尺子交到台灣同胞的手裡，這把尺子有多長？台灣同胞接不接？只有時間知道。 <text:line-break/><text:line-break/>（5） <text:line-break/>「北京三不政策」下的台灣變化。 <text:line-break/><text:line-break/>（真心換）絕情的是，島內檯面上的政治人物、名人網紅，各個小算盤打得飛快、打得忒響。以至於表象上看，台灣人不接這把尺。 <text:line-break/><text:line-break/>直到去年開始，所謂「討厭民進黨」延續至今的「韓流」的這一股民意，撥開了尺子上的表象迷霧。 <text:line-break/><text:line-break/>這一股民意，究竟在統獨、外交、內政、經濟、文化、教育等等等等，有什麼樣的主張？這一股民意，想在這把那把尺子上頭，定位在哪個刻度上？ <text:line-break/><text:line-break/>這裏出現了一個弔詭現象，身上貼著「獨裁反人類」標籤的中共中央，想必熱切期待看清這一股民意，以便準確調整對台政策與作為，讓自己成為「正常國家」，別老是悶著頭自己鼓搗自己的。而島內藍綠白則虎視眈眈，圍在這一股民意四周，準備隨時吃下這一股民意，加以代理之。寧不荒謬？！「獨裁」的政黨期待真正的民意，「民主」的政黨打壓自主的民意。 <text:line-break/><text:line-break/>若要我說，我想這一股民意的主張很簡單，就是：別再胡鬧了！ <text:line-break/><text:line-break/>鬧了幾十年還不夠？別再胡鬧了！打工子弟一個一個跳樓，別再胡鬧了！人在公門好修行，別再胡鬧了！吃銅吃鐵吃人夠夠，別再胡鬧了！人命關天的大事，別再胡鬧了！他們所以能不辭勞苦，在烈日大雨之下，一再動員，只是要說：正派一點、實在一點，很難嗎？別再胡鬧了！ <text:line-break/><text:line-break/>從「討厭民進黨」到「韓流」的這一股民意，將之描述成「一人救全黨」是失之偏頗的，這是「一人救全台」的力量，是對於不義政權（不僅是蔡政府，也包括蔡政府前朝）的反制、是對於「北京三不政策」的抗議、是對於自己成了「亞細亞的孤兒」的哀鳴。 <text:line-break/><text:line-break/>（6） <text:line-break/>實際上，上述（1）當中的數學式應該這樣列： <text:line-break/><text:line-break/>「台灣執政黨的算盤撥到紅線外」+「北京三不政策」=「窮台」 <text:line-break/><text:line-break/>至於紅線在哪裡？國台辦發言人未及表示的部分，由各方自由心證，這個自由心證的模糊空間，也是兩岸之間從和平到戰爭的動態地帶。 <text:line-break/><text:line-break/>（7） <text:line-break/>中南海的尺子，這一端是和統，另一端是武統，隨著台灣內部方方面面的去中國化程度，不斷位移標記、不斷調整對台政策，這是A計畫。 <text:line-break/><text:line-break/>有沒有新的尺子可以被放進來？現在看不出來，那是B計畫。 <text:line-break/><text:line-break/>國民黨和民進黨的手上都拿著算盤，沒見著尺子，當然也不會有什麼計畫。站在台灣的立場來說，我想只有重啟談判，或者才有A計畫、B計畫、C計畫⋯⋯（包括流血革命）⋯⋯得以選擇。 <text:line-break/><text:line-break/>重啓談判如何可能？形勢比人強，看來得先一步到位，直接回到「九二共識」的基礎。 <text:line-break/><text:line-break/>（8） <text:line-break/>台灣內部始終有一個迷思是：比起民進黨來說，共產黨更願意和國民黨進行政治談判。 <text:line-break/><text:line-break/>這個迷思的起源，或許來自國民黨被民進黨定性為「外來」導致，而國民黨也就順水推舟，經年悠游在兩岸之間，獲取政治利益。 <text:line-break/><text:line-break/>這個迷思是民進黨的鬥爭武器，用於指控國民黨是賣台集團，操作反中情緒。其結果導致民進黨拱手讓出代理權，國民黨什麼都不必做，只要挨得住罵，就能遊走兩岸。民進黨自己將自己困在島上走不出去。 <text:line-break/><text:line-break/>迷思就是迷思，千萬別把迷思當作真實，它只會限制想像力與行動力。也唯有拋棄這個迷思，才能理解為何在大陸擁有許多物業和事業的政治人物，不分藍綠。 <text:line-break/><text:line-break/>（9） <text:line-break/>因為習近平轉達的寡淡意思，這意味著，即使國民黨重回執政，不代表「北京三不政策」的必然解禁。各級政府當然可以到大陸搶訂單，然而這些訂單的效期、額度，端視兩岸關係這把尺子；訂單今年有、明年看情況——如果屆時台灣的執政黨之施政作為，實際上危害了兩岸關係。 <text:line-break/><text:line-break/>2020年無論是藍綠白誰來中央執政，在兩岸關係的推進以及從中可獲得的政治利益，都站在相同的立基點。並且這個政治代理權，是要算比例的；也就是說，「贏者通吃」只限於島內。 <text:line-break/><text:line-break/>（10） <text:line-break/>歷史使然。當下國民黨和共產黨之間，只能有民族感情而沒有私人感情可談。某方面來說，民進黨比起國民黨自由多了。 <text:line-break/><text:line-break/>國民黨昔人已遠，祖產（黨產、話語權、中心思想......）也已敗光，這樣一窮二白的國民黨，還在排資論輩、還在勾心鬥角、還在東食西宿，想到的救亡圖存辦法，就是傍個大款土豪來救命。這個政黨的團結有多難、僵而不死拖多久，兩岸和平就有多難、就得拖多久。 <text:line-break/><text:line-break/>（11） <text:line-break/>以民族感情為尺度。 <text:line-break/><text:line-break/>國民黨和共產黨之間，目前只能有民族感情而沒有私人感情可談；民進黨和共產黨之間，我無法評估其間的民族感情和私人感情。 <text:line-break/><text:line-break/>國民黨和國民黨版本教科書，對於國共合作、國共分裂的歷史，大體上來說是一筆帶過，大歷史極其複雜，我沒有能力說得清楚。我想指出來的是，對於1949年以前的國共鬥爭，今天的國民黨高層早已雲過風清，可是這段歷史記憶對於共產黨人來說，刀刀劃在心上、刀刀砍到見骨。 <text:line-break/><text:line-break/>數次的國共合作、分裂，以1927年的清黨最為慘烈，共產黨人一個一個一個地在內戰中死去，幾乎無以為續，於是開始既是逃亡的，也是革命的長征。 <text:line-break/><text:line-break/>現在所謂的紅二代，每一個人都記得一清二楚，他們的父輩同志的血的命，是如何留在國民黨人的雙手裡，共產黨人是如何從家破人亡血跡斑斑走到今天。當年的國民黨人說為了禦敵，所以內戰清黨；今天的國民黨人說為了和平，所以分享紅利。而從生死交關、一無所有走到今天的共產黨人，該說什麼？國仇家恨的這筆帳，該跟誰算？誰跟誰道歉？轉型正義怎麼轉？ <text:line-break/><text:line-break/>今天的國民黨人、民進黨人，早已把各自過去所曾經經歷的歷史忘得一乾二淨，只顧著撥算盤，為了眼前的政治利益，否定民族感情、否定自己曾經懷抱的政治理想，共產黨人該怎麼想？怎麼說？該先算國仇這筆帳？還是先算家恨這筆帳？歷史不正義的情況之下，能有訂單正義嗎？ <text:line-break/><text:line-break/>所以說，國民黨和共產黨之間，目前只能有民族感情而沒有私人感情可談。在兩岸三地，這個民族叫做中華民族，當是殆無疑義。 <text:line-break/><text:line-break/>（12） <text:line-break/>這也是為什麼，竟然有國民黨參選人毫無顧忌地否定民族感情，卻拿他進了白宮、進了中南海，（對的，他進的是中南海而不止是中聯辦），自以為有的私人感情，驕其黨內同志、驕其名嘴朋友，顯得如此虛矯低能的緣故。而這幫黨徒竟然買單其驕態？！算盤怎麼打的？腦殘了嗎？哦不！這個黨不是腦殘，只是沒有黨魂和黨德。（btw 說要找回黨魂的人是你不是「我」，「我」已經幫你這麼多了，你那邊的專案進度到哪裡了？） <text:line-break/><text:line-break/>（13） <text:line-break/>所謂「塞子」。 <text:line-break/><text:line-break/>如果初選後未被國民黨提名，韓國瑜應該脫黨參選嗎？ <text:line-break/><text:line-break/>抬轎的人的想法如何我不知道，作為一個普通選民的我認為：不必脫黨參選，但是退黨卻是必要的。 <text:line-break/><text:line-break/>如果一個黨裡頭的好人屈指可數，和這樣一個毫無黨魂、毫無黨德，也就是沒有思想、沒有未來的黨為伍，難道不覺得骯髒齷齪而淒涼嗎？國民黨不是韓國瑜的爸爸，好好地做一個無黨籍高雄市長，我想高雄人會說：對的，我們就是這樣的。 <text:line-break/><text:line-break/>拔掉塞子，讓那一灘死水流光吧。 <text:line-break/><text:line-break/>（14） <text:line-break/>所謂「政黨政治」。 <text:line-break/><text:line-break/>國民黨主席李登輝急轉「九二會談」的結果，硬生生地、黨國不分地，將「戒急用忍」作為中華民國的施政方向。而在野的民進黨主席許信良，負責又前瞻地提出「大膽西進」的主張，加以針砭。長年以來卻沒有得到同黨同志的支援認可。 <text:line-break/><text:line-break/>1999年，許信良先生退出民進黨時，在報上刊登退黨宣言「同志們，我們分手吧！」，沒有剪報習慣的我，特意剪下這篇宣言留存。許信良先生的退黨宣言教育了我，使我深受感動。 <text:line-break/><text:line-break/>去年九合一大選民進黨慘敗，我看到許信良先生仍然堅持他的信念，諄諄說道：只有「大膽西進」才能救民進黨。 <text:line-break/><text:line-break/>廿年過去了，我已將近廿年沒投過票，但我知道，2000年總統大選，我投給許信良先生的那一票，不是廢票。 <text:line-break/><text:line-break/><text:line-break/># 同樣的尺子和算盤，可以用於衡量香港《逃犯條例》事件。從來比起台灣人更懂得精打細算的香港人，這時候得把手裡的算盤，好好端著。題外話。</text:p>
      <text:p text:style-name="P5"/>
      <text:p text:style-name="P2">陳真   |  2019.07.03 20:28   |   <text:a xlink:type="simple" xlink:href="http://palinfo.habago.org/Entry?Command=Information_PrintForum&amp;iPage=1#FORUM37627"><text:span text:style-name="T1">#</text:span></text:a></text:p>
      <text:p text:style-name="P3">卡韓政變 (105)：除了陳定南，你見過比韓國瑜更好的嗎？ <text:line-break/><text:line-break/>陳真 2019. 07. 03. <text:line-break/><text:line-break/><text:line-break/>這兩天南部暴雨，高雄下雨就像用倒的那樣，沒聽說有災情，但台南已經成為東方威尼斯，我家門前有小河了。不過，台南淹水不會有人罵，因為是綠營執政，今天倘若是高雄淹水，綠媒及綠蛆腦殘們不知道要怎麼哭爸哭母呼天搶地了。 <text:line-break/><text:line-break/>小時候，台南是全台灣最適合居住的地方，但是過去這二十幾年來綠營當權，完全就是無政府狀態，變得又髒又亂，交通更是恐怖、荒唐到極點，連小時候每天搭的公車，竟然都已形同虛設，實在受不了，於是就搬來高雄。 <text:line-break/><text:line-break/>高雄其實也好不了多少。一直到韓國瑜當上市長，感覺才終於有了政府的存在。我每天開車上班，經常橫跨整個高雄，很清楚一整個城市每個地區的變化，例如哪些地區有什麼工程，哪些地區商家變多了，夜市也多了一些人潮，路變平，街道變得乾淨，最明顯的一點就是到處可以看到修補馬路及挖淤泥，真的是很積極，前所未見。 <text:line-break/><text:line-break/>我不喜歡稱讚這些事，因為那就好像稱讚一個醫生看診很認真一樣，那不是應該的嗎？可是，當大多數人都不正常時，正常作為就顯得很特別。 <text:line-break/><text:line-break/>對於這樣一個做事踏實、拼命三郎型的市長，每天像賣命那樣工作，綠媒綠蛆腦殘們卻把他抹黑成鬼混、講空話、不在乎市政，真的是無恥透了頂，存心就是睜眼說瞎話。除了陳定南，你見過比韓國瑜更認真、更懂得苦民所苦的嗎？ <text:line-break/><text:line-break/>你要挺誰是各人的自由，但是抹黑就是不道德，白白布硬要抹到黑，而烏七媽黑臭不可聞的一堆爛布卻它媽的說成錦衣玉鏽。 <text:line-break/><text:line-break/>=================== <text:line-break/>高雄清淤結果驚人 許淑華批前朝：實在可悲 <text:line-break/><text:line-break/><text:line-break/>快點TV <text:line-break/>2019-06-22 <text:line-break/><text:line-break/>高雄下水道嚴重淤塞，究竟怎麼回事？全市廣達2900多平方公里，但陳菊時代每年僅編2500萬清雨水下水道，六都中預算最低，高雄面積比台北大十倍，清淤經費卻只有台北的4分之1。前內政部長李鴻源曾說，地下道清出棉被、床墊、沙發、機車。神力女超人許淑華說，實在可悲。 <text:line-break/><text:line-break/>高雄市長韓國瑜19日接受廣播節目專訪，提到這陣子市府努力清水溝，竟發現200公分深的排水管淤塞到180、190公分，只剩5％排水功能，還得動用機具去挖，難怪容易淹水、道路常坍塌，「高雄人這幾年到底怎麼熬過來的？」 <text:line-break/><text:line-break/>昨晚的《新聞深喉嚨》主持人王又正說，台北市在2016、2017年的清淤預算大約是1億元。高雄市面積是台北的十倍大，但清淤預算只編列了2500萬，難怪會淹水。根據資料，陳菊時代，高雄市曾大手筆花3200萬辦花火節，放煙火的預算比清淤還多。 <text:line-break/><text:line-break/>許淑華也說，非常的可悲，大家當過民意代表都知道，政府的預算是首長決定。你看編這2500萬，就可見陳菊當市長多麼不重視清淤的工作。 <text:line-break/><text:line-break/>許淑華說，但是你看，陳菊的第二預備金花在什麼地方? 花在一些燈會、馬拉松、聖誕節，就可以看出在她心裡面，清淤根本不重要。每一年我們都可以看到高雄市淹水的情況特別嚴重。 <text:line-break/><text:line-break/>許淑華表示，她待過地方公所，在整個疏濬的工程有好幾個階段，從中央到地方，最基層的就是排水溝，每一個環節都不能出錯。即便中央編了再多的錢，如果中間有一個環節你沒有去疏濬，你塞了這麼多的東西，你就沒有辦法解決這件事情。所以高雄市的淤塞估計已經累積了5至10年，於是就得再花更多的力氣跟經費才能清得乾淨。 <text:line-break/><text:line-break/>許淑華提到，高雄市民說「來清淤了！從來沒有看過高雄市政府來清淤。」因為以前就是局部的，抽查性的。去年高雄出現五千天坑的時候，我們覺得太嚴重了，所以韓國瑜上任後除了要優先處理5千天坑，後來發現涵洞有1萬個，裡面全是用垃圾去填塞。 <text:line-break/><text:line-break/>許淑華表示，雨季來就要加強疏濬，「疏濬這事更離譜，竟然水溝裏還有摩托車」，她真的覺得這真的要非常嚴格的去查裡面是不是有人謀不臧的事情，真的要去好好查清楚。「不是說我們要去找陳菊市長算舊帳，而是你為什麼不把錢花在應該用的這些事情上？」 <text:line-break/><text:line-break/>她說，陳菊市長當時還花了錢說，爭取了再多的滯洪池，還買了廣告，可是你基本功都沒做好，那麼，再多的滯洪池，再多花幾億的錢，做那麼多的東西你基本功沒做好，就還是會淹水。 <text:line-break/><text:line-break/>許淑華認為，所以今天若不是高雄市政府的團隊這麼用心的話，李四川副市長也非常的專業，才讓大家看到原來高雄市過去沉積了這麼多「不堪入目的東西，我實在是覺得非常的可悲。」 <text:line-break/><text:line-break/>中時電子報 邱珮畇</text:p>
      <text:p text:style-name="P2">陳真   |  2019.07.03 17:52   |   <text:a xlink:type="simple" xlink:href="http://palinfo.habago.org/Entry?Command=Information_PrintForum&amp;iPage=1#FORUM37626"><text:span text:style-name="T1">#</text:span></text:a></text:p>
      <text:p text:style-name="P4">卡韓政變 (104)：喬王來了！ <text:line-break/><text:line-break/>陳真 2019. 07. 03. <text:line-break/><text:line-break/><text:line-break/>如果不是半年前韓國瑜憑一人之力，打下一片江山，國民黨老早已經從加護病房直接送太平間。這黨很奇怪，黨有難，大家就做鳥獸散，龜公大老們的龜頭更是不知道縮到哪了。可是，當韓國瑜拯救了一整個黨之後，大老們的龜頭卻馬上又伸得老長，你爭我奪還不打緊，而且打韓黑韓比敵人還凶狠。郭台銘之種種無恥卑鄙的行徑就不用說了，目前看來，就連王金平和朱立倫也一樣機關算盡。 <text:line-break/><text:line-break/>人稱王金平是喬王、老狐狸，這話很難聽，卻是事實；擅於密室協商、暗盤運作，明的一套，暗的又一套；所謂人前手牽手，背後要下什麼手就不好說了。他今天大張旗鼓召開記者會，說民進黨已經準備挺韓國瑜出線，因為韓國瑜比較弱，比較好打，國民黨將會重演換柱事件，因此呼籲黨中央立即停辦初選云云。 <text:line-break/><text:line-break/>你看，很毒吧，政治真不是人幹的事業，硬是把黑的說成白，白的說成黑。韓國瑜倘若比較弱，藍綠怎麼會幾個月來每天聯手照三餐抹黑他呢？王金平或民進黨以為大家全是白癡嗎？可是，很可悲的是，大家並非 "全＂是白痴，但白痴的數量確實非常多。因此，這樣一種擺明為郭拉票的睜眼瞎話依然會有很大作用；故意和民進黨演雙簧，表面上呼籲大家不要中了民進黨 "挺瑜" 的計，其實就是要叫大家卡韓挺郭。 <text:line-break/><text:line-break/>至於國民黨初選會不會做票？在過去我不敢說。但是這回肯定會，因為這些龜公們太想當總統了，特別是郭台銘疑慮最高，連整個黨、整個媒體都可以買下了，區區上千通電話決勝負的所謂民調，哪有可能不染指？有錢不一定會做壞事。但是小人有錢往往就會使壞，郭台銘在過去這幾個月來之無所不用其極的抹黑手段，已經證明了這一點。 <text:line-break/><text:line-break/>在幾個月前，吳敦義就曾經說 "民調做假太容易了＂，他還詳細說明了如何做假。比方說，先把電話打一遍，挑出哪些電話屬於誰的票，然後再來建立所謂抽樣。吳敦義說，就算某甲的民調是某乙的兩三倍也沒用，樣本已經動過手腳，屬於某甲的票早已被大量排除，而某乙的票卻構成樣本主體，看你要怎麼民調，某乙還是穩贏。 <text:line-break/><text:line-break/>吳敦義在這一點上很誠實。不過他講的做假方法只是很多種方法之一。我不相信這些小人會乾乾淨淨地選舉。這幾個月來都已經如此不擇手段，豈有可能在期末考不作弊？ <text:line-break/><text:line-break/>過去的國民黨和現在的民進黨，就其主要組成份子來說，基本上就是同一個黨。這些人都是做票高手。台灣的選舉就是這麼回事，差別只是在於做得狠不狠，做了多少票；是數量問題，而不是會不會做票的問題。 <text:line-break/><text:line-break/>在這種既定的選舉文化下，掌握資源較少的一方，若要贏，只有一個可能，那就是要贏很多很多，多到讓他無法靠著做票翻盤。 <text:line-break/><text:line-break/>在議員或立委的黨內初選層次，做票風氣與傳聞很盛，但是在總統大選的層次上，做票就比較難，因為不容易下手，但是這回的國民黨總統初選卻是史無前例，特別有此疑慮。原因有二： <text:line-break/><text:line-break/>一，從未見過一個黨，居然不擇手段拼命想消滅自己黨內的人氣王牌及其支持者。 <text:line-break/><text:line-break/>二，從未有過一個候選人富可敵國，財產以幾千億計算。錢不是萬能，鈔票買不了一顆人心，但他其實不需要買你的心，只需要做你的票就行。 <text:line-break/><text:line-break/>各位不妨拿起計算機按一按，想像一下幾千億是什麼樣的一種概念。而且，就如我之前所說，買賣往往不是一手交錢一手交貨，那是小混混買賣安非他命的幹法。大老闆的買賣怎麼可能會那麼不體面呢？大老闆的買賣也不是僅僅什麼花幾億跟媒體買廣告做行銷。你想，光是鴻海底下就有十幾個子公司或是控股公司，有多少供你輕鬆賺錢的機會？ <text:line-break/><text:line-break/>我沒有證據，不敢直說，但你看過去或現在無數政治人物或其支持者們怎麼賺錢？股神扁嫂吳淑珍就是一例；大老闆要進貢你或犒賞你很容易，只要給你一些暗示就行，你就知道何時要趕緊去買哪間公司的股票，也許幾個億就賺到了。政治人物或很多擅於與權貴往來的名嘴們不都是這樣嗎？ <text:line-break/><text:line-break/>我不是說郭台銘會這樣，亦無絲毫暗示之意；我只是想說，大老闆的買賣不是像一般人所以為的那樣，不是什麼把錢交給誰然後要他去辦事那樣粗糙可笑，更多時候是一種利益關係的建立、結盟與輸送。那畢竟是多少人夢寐以求的一種人際關係。 <text:line-break/><text:line-break/>這其實也說明了為何像唐湘龍、趙少康等等名嘴寧可摧毀自己的聲譽與言論可信度，也還是要眛著良心整天黑韓挺郭，無所不用其極，當然不會只是一次性地僅僅為了一筆錢或一筆生意。 <text:line-break/><text:line-break/>至於股票上的暗示，生活周遭太多例子。我們無法明說是因為沒有證據，或是有證據但其實也不敢講，因為這些證據無非就是人證，當事人當然不可能自己跳出來指控自己得到什麼內線消息。 <text:line-break/><text:line-break/>另外，插播一個基本觀念。很多人挺郭，原因是說他既然能賺那麼多錢，一定很有什麼國際觀或經濟概念。這完全是誤解。 <text:line-break/><text:line-break/>小時候，我家隔壁一條街開了一間香腸店，店面大約兩坪大，很小一間，類似雜貨店那種規模，但生意很好。現在已經快要變成上市公司了，橫跨海內外。我承認香腸店老闆很有錢，但若要說他多麼懂得產業政策或經濟概念，那就見鬼了。 <text:line-break/><text:line-break/>這就好比說我稱得上是車神，開車技術一流，每次看街上這些凡夫俗子那種開車能力，我就無語問蒼天。可是，車子開得再好，我迄今連機油要加入哪個孔都搞不清楚。開車是一回事，機械原理又是另一回事。你看郭董談經濟，就知道這是個傻逼，大外行。他懂的僅僅是某個很小領域的買賣實況，跟整體產業或經濟政策能力八竿子打不著一點邊。 <text:line-break/><text:line-break/>就好比方說科學家很多，但是，這些人對於科學哲學卻完全外行。如果念過大學就算是知識份子，那麼，知識份子數以億計，可是，幾個人懂得知識論（epistemology）？幾乎是零吧，除非是念哲學的。 <text:line-break/><text:line-break/>我不是說郭董對經濟或產業政策、貨幣政策很外行而其他候選人很內行，而是說，大家在這一點上其實能力和知識都差不多，都一樣外行（朱立倫除外）。這些專業上的事，終究得委由專家來提供協助。倘若以為一個人很有錢，就是很懂經濟，那是一種很可笑的大媽式誤解。</text:p>
      <text:p text:style-name="P5"/>
      <text:p text:style-name="P2">陳真   |  2019.07.03 01:56   |   <text:a xlink:type="simple" xlink:href="http://palinfo.habago.org/Entry?Command=Information_PrintForum#FORUM37625"><text:span text:style-name="T1">#</text:span></text:a></text:p>
      <text:p text:style-name="P3">力挺管中閔 韓國瑜：我是台灣人，我們不能再沉默。 <text:line-break/><text:line-break/>2019-07-02 <text:line-break/><text:line-break/>聯合報 記者蔡孟妤 <text:line-break/><text:line-break/>挺台大校長管中閔，高雄市長韓國瑜今晚在臉書發文說，今天的台灣，沒有民主自由、沒有公平正義，只有一個「順我者昌、逆我者亡」的綠色執政，只有一群「以民主進步之名、行專制退步之實」的國之妖孽。他也和管一樣被一群喝著納稅人的血、吃著反對者的肉的豺狼虎豹起而攻之，更可怕的是，整個台灣在這些豺狼虎豹的手上停滯虛耗，台灣2300萬人民，除了少數的既得利益者，誰不是這些爭權奪利招招狠、治理國家沒半步的受害者？ <text:line-break/><text:line-break/>韓國瑜臉書發文「我是台灣人，我們不能再沉默。」當他從電視上看到管中閔校長孤寂落寞、卻又堅毅不屈的身影時，他覺得台灣引以為傲的民主自由又有一塊角落轟然坍塌。 <text:line-break/><text:line-break/>韓國瑜說，今天是中華民國108年7月2日。今天的台灣，沒有民主自由、沒有公平正義，只有一個「順我者昌、逆我者亡」的綠色執政，只有一群「以民主進步之名、行專制退步之實」的國之妖孽。 <text:line-break/><text:line-break/>他說，他也走過和管一樣的路，「匹夫無罪、懷璧其罪的我們，被一群喝著納稅人的血、吃著反對者的肉的豺狼虎豹起而攻之，其實這些並不可怕，真正可怕的是，我們親眼目睹許多才德兼備的治國人才都在這些豺狼虎豹的利爪中埋沒退場，我們也親眼目睹著整個台灣在這些豺狼虎豹的手上停滯虛耗，我們更清楚地看到，台灣2300萬人民，除了少數的既得利益者，誰不是這些爭權奪利招招狠、治理國家沒半步的受害者？」 <text:line-break/><text:line-break/>韓國瑜並分享德國神學家馬丁·尼莫拉(Martin Niemöller)的詩《First They Came...》 <text:line-break/><text:line-break/>「起初，納粹抓共產黨人的時候， <text:line-break/><text:line-break/>我沉默了，因為我不是共產黨人。 <text:line-break/><text:line-break/>當他們抓社會民主主義者的時候， <text:line-break/><text:line-break/>我沉默了，因為我不是社會民主主義者。 <text:line-break/><text:line-break/>當他們抓工會成員的時候， <text:line-break/><text:line-break/>我沉默了，因為我不是工會成員。 <text:line-break/><text:line-break/>當他們抓猶太人的時候， <text:line-break/><text:line-break/>我沉默了，因為我不是猶太人。 <text:line-break/><text:line-break/>最後當他們來抓我時， <text:line-break/><text:line-break/>再也沒有人站出來為我說話了。」 <text:line-break/><text:line-break/>韓國瑜說，管中閔先生說他希望是受到政治迫害的最後一個人，「我也希望他是，但我知道他不是，除非我們一個一個願意站出來，願意為這個不願同流合汙、不願屈服強權的台大校長站出來發聲，不只是為了台灣的校園民主、不只是為了台灣的司法正義、不只是為了台灣的民主自由，更是為了有一天當你擋了這些豺狼虎豹的財路而被窮追猛打的時候，也會有2300萬人為了你的清白無辜、你的尊嚴權利站出來發聲」。「我是台灣人，我挺管校長。我是台灣人，我們不能再沉默。」</text:p>
      <text:p text:style-name="P2">陳真   |  2019.07.03 01:13   |   <text:a xlink:type="simple" xlink:href="http://palinfo.habago.org/Entry?Command=Information_PrintForum#FORUM37624"><text:span text:style-name="T1">#</text:span></text:a></text:p>
      <text:p text:style-name="P4">卡韓政變 (103)： 我心裏有一架鋼琴 <text:line-break/><text:line-break/>陳真 2019. 07. 03. <text:line-break/><text:line-break/><text:line-break/>這一篇得參照 "卡韓政變" 系列編號 99之 "法律做為傷害異己工具的兩種方式"。我在那篇文章裏頭說： <text:line-break/><text:line-break/>"所謂查水表，就是在你的工作上拼命尋找各種麻煩，看能不能找到什麼疏忽或細小違規之處，然後把它擴大解釋，進而把你繩之以法。" <text:line-break/><text:line-break/>我在那文章中還說，查水表通常是針對 "非公眾人物"。不過，民進黨顯然比國民黨還要齷齪，連公眾人物也照查不誤，嘴臉相當難看。你看，台大校長管中閔就被查水表了，不但查，而且居然一查20年，蛛絲馬跡都不放過；找不到違規證據就自己認定，說你有罪就有罪，並且採公審方式，藉以當眾羞辱之，同時殺雞儆猴。 <text:line-break/><text:line-break/>這樣一種戒嚴年代的荒唐行徑，居然公然為之。你難道還真以為這些為惡者及其文人走狗們真的不懂得文明的道理嗎？當然不是。他們擺明就是要整死你。 <text:line-break/><text:line-break/>你看，台灣唯一主張兩岸統一的節目 "夜問打權" (其實這節目我看不下去，太八股)，似乎因為政治壓力被停掉。那些每天高喊追求百分之百言論自由、熱愛民主與法治的綠色文人們卻居然說 "如果有拿錢，就不是言論自由"。他媽的這些鳥人真是很敢講，什麼鳥話也講得出口。難道你還真以為這些為惡者及其文人走狗們真的不懂得文明的道理？當然不是。他們擺明就是要整死你。 <text:line-break/><text:line-break/>報載：公務員懲戒委員會今天就管中閔涉嫌所謂違反公務員服務法之「禁止兼職」規定，公開審理。管中閔在庭上發佈聲明指出，這是蔡政府進一步的政治迫害。為了尋找違法證據，這群迫害者從國稅局調閱近二十年的所得稅資料，逐筆檢視，並要求各單位交代往來細節；甚至包括他未擔任公務人員的時期，根本非監察權行使範圍，嚴重侵犯個人隱私，枉顧事實，強行定罪，進行彈劾。 <text:line-break/><text:line-break/>管中閔表示，他今天之所以必須站在這裡受審，源頭就是台大校長遴選結果不為少數有權勢者所喜，否則怎麼會有長達一年、鋪天蓋地的政治抹黑？怎麼會有立法院以「退回預算」來要求教育部不可接受遴選結果？怎麼會有教育部對遴選結果的多番刁難？怎麼會有兩次針對他個人的「跨部會諮詢專案小組會議」？怎麼會有台北地檢署的傳訊？又怎麼會有後來監察院的調查？監察院今年1月15日通過的彈劾，不過是所有政治追殺都不成功後的另一次迫害。管中閔表示："希望我是政治迫害的最後一人"。 <text:line-break/><text:line-break/>管中閔當然不會是政治迫害的最後一人。而且，依我看，這不但不會是最後一人，而是剛拉開序幕而已；人渣黨只會越來越肆無忌憚，為所欲為。 <text:line-break/><text:line-break/>我始終想強調的是：不管島內島外，所有那些來自西方及其走狗的什麼追求自由與民主等等等，全是鬼話，全是傷害異己的工具；動輒高唱民主與自由者，其實無一善類。他們不是真的不懂得文明的道理，而是擺明就是要整死你。 <text:line-break/><text:line-break/>因此，道理只能講給那些或許還有救的人聽。但是，種種政治現實擺明就是要你死，沒有道理可講。能制止為惡者，唯有力量。力量包括權力和武力，這兩樣東西我們一般人都沒有，但我們卻有比這更有力量的東西，那就是良善與勇氣。就如甘地所說，"只要走在良善的道路上，總有一天就會走到目的地"。雖然我不知道 "總有一天" 究竟是哪一天，是五十年或兩百年後？還是一千年、一萬年？對於未來，也許需要的並不是關於所謂勝負的信心，而是對於美麗人事物的愛。 <text:line-break/><text:line-break/>後記： <text:line-break/><text:line-break/>很多很多很多年以來，我好像從沒當過一天的正常人，每當我感到冤屈、無助、孤獨而痛苦，我就常想起王洛賓那段話："我心裏有一架鋼琴，手斷了，心還在彈，沒有人能使我離開音樂"。 <text:line-break/><text:line-break/>因為每晚得徹夜照顧小孩，睡眠嚴重不足，但是一逮到時間，我還是會儘可能拖著疲憊的身子往電影院跑，就好像汽車需要加油一樣。這幾天已經看了兩遍 "寄生上流"，打算再看個幾遍。這電影真是超好笑，但心裏卻也說不出的悲傷與感動。藝術是一種無法轉述的東西，只能各人心領神會。這裏有一段片中音樂，作者是韓國的天才音樂家鄭在日，演奏者姜異彩： <text:line-break/><text:line-break/>https://www.youtube.com/watch?v=EwniUmkngnc <text:line-break/><text:line-break/>你聽，美麗的聲音即使無人聞問，依舊美麗對吧？就算全世界70億人都說這曲子很難聽，我還是由衷愛戀，我不需要成為多數。權力競逐有勝有負，但善惡美醜自身就是它的獎賞與懲罰；當下已報，不用等到未來。 <text:line-break/><text:line-break/>現實之未來太遙遠，我等不到，也不打算等，當下這一切美好，於願已足。 </text:p>
      <text:p text:style-name="P5"/>
      <text:p text:style-name="P6"><text:span text:style-name="T4">陳真</text:span><text:s/>  |  2019.07.02 02:57   |   <text:a xlink:type="simple" xlink:href="http://palinfo.habago.org/Entry?Command=Information_PrintForum&amp;iPage=1#FORUM37621"><text:span text:style-name="T1">#</text:span></text:a></text:p>
      <text:p text:style-name="P7">卡韓政變<text:span text:style-name="T5"><text:s/>(101)</text:span>：別想佔了韓流的便宜又賣乖<text:span text:style-name="T5"><text:s/><text:line-break/><text:line-break/></text:span>陳真<text:span text:style-name="T5"><text:s/>2019. 07. 02. <text:line-break/><text:line-break/><text:line-break/></text:span>報載：<text:span text:style-name="T5"><text:s/><text:line-break/><text:line-break/>"</text:span>國民黨下周日<text:span text:style-name="T5">(7</text:span>月<text:span text:style-name="T5">7</text:span>日<text:span text:style-name="T5">)</text:span>將號召群眾，上凱道抗議公投法修法，黨內所有總統初選參選人都會參加，原本是展現團結的場合，但高雄市長韓國瑜的粉絲，卻發起反動員，例如知名音樂人劉家昌，就在臉書貼文，呼籲韓家軍一個都不要去。<text:span text:style-name="T5">" <text:line-break/><text:line-break/></text:span>我覺得劉家昌講得一點也沒錯，這是一個陷阱圈套，是專門為郭台銘所量身打造，為其造勢。造完勢的隔天就開始進行國民黨初選民調，你難道還看不出來吳敦義領導下的這個王八黨安些什麼心？<text:span text:style-name="T5"><text:s/><text:line-break/><text:line-break/></text:span>國民黨的權貴<text:span text:style-name="T5">(</text:span>或說菁英<text:span text:style-name="T5">)</text:span>色彩很重，跟基層始終離得很遠，向來不屑跟群眾為伍<text:span text:style-name="T5"><text:s/>(</text:span>韓國瑜是唯一例外<text:span text:style-name="T5">)</text:span>，也幾乎從來不在任何議題上著墨。這其實也是為什麼台灣的社運始終是民進黨的禁臠、為其所操控的原因。藍的向來對各種社會議題不理不睬，彷彿天生高貴，不願走入基層，不願與群眾一起發聲；彷彿天生就是執政者，不願爭取，不願抗爭，只打算在每件事情上當領導、做決策。<text:span text:style-name="T5"><text:s/><text:line-break/><text:line-break/></text:span>台灣的藍色政黨幾乎都是這樣，包括新黨也是，很高貴，身段很高，始終等著別人寄履歷表來應徵那樣一種高高在上的姿態。民進黨則剛好相反，非常積極拉攏、挖掘、組織與栽培散落各地的支持者，甚至三顧茅廬主動求才。你看，我根正苗<text:span text:style-name="T5"><text:s/>"</text:span>綠<text:span text:style-name="T5">"</text:span>，黨外血統純正，社運先軀，民主先烈，卻幫藍營發聲<text:span text:style-name="T5">20</text:span>幾年，至今不曾有任何藍營的當權者跑來找我。反之，今天假若我是為綠營發聲，保證局面絕不是這樣。<text:span text:style-name="T5"><text:s/><text:line-break/><text:line-break/></text:span>我想說的是，當我看到報紙寫說國民黨<text:span text:style-name="T5">7</text:span>月<text:span text:style-name="T5">7</text:span>日要辦群眾示威集會爭取公投權利，我當下還以為是假新聞，因為這完全不是國民黨的作風，它哪會舉辦什麼示威抗爭？國民黨更不會在乎什麼公投。這純粹就是刻意選在初選民調前夕的一場秀，為郭董造勢。因為，倘若國民黨真心想爭取公投的合理權利，應該是在初選之後、大選之前再來舉辦群眾抗爭才對，而不是刻意選在初選前夕。<text:span text:style-name="T5"><text:s/><text:line-break/><text:line-break/></text:span>韓粉支持的是韓國瑜，不全然支持國民黨，但是國民黨目前的當權者卻擺明是郭董企業的員工，韓粉別傻到去幫選舉過程中極其卑劣無恥的郭董抬轎。<text:span text:style-name="T5"><text:s/><text:line-break/><text:line-break/></text:span>我始終相信錢的力量，相信錢可以買下很多東西，包括買下幾乎所有媒體，買下名嘴，買下政客，但我沒想到原來錢也可以買下一個黨。為什麼我這麼說呢？因為郭董根本不具參加初選的資格，但他有錢，所以黨就為他公然開了後門。還有，國民黨向來不是主張九二共識嗎？郭董強烈反對，於是黨也就跟著郭老闆轉向了。<text:span text:style-name="T5"><text:s/><text:line-break/><text:line-break/></text:span>韓國瑜是國民黨員，也是總統黨內初選之參選人，郭董卻再三公開指控韓國瑜是中共的傀儡，被中共所操控。依照國民黨的內規，這樣一種黨內抹黑是應該撤銷參選資格的，但黨居然也無所謂了，跟著郭老闆轉向了，拼命黑韓卡韓，無所不用其極。<text:span text:style-name="T5"><text:s/><text:line-break/><text:line-break/></text:span>金錢的力量實在很大，超乎我的想像。一個具有幾千億財產的人，光是一天的利息，就足以讓任何一個人吃上一輩子。在一般人看來的天文數字，對郭老闆來說卻只是一個零頭。這場金錢戰爭，十天內就會有個勝負。基本上我不敢期待韓國瑜會勝出，因為天曉得金錢的力量是不是也能滲透進所謂民調的過程之中。<text:span text:style-name="T5"><text:s/><text:line-break/><text:line-break/></text:span>但我沒有得失心，韓勝也好，敗也罷，都無所謂。於公，韓勝最好。於私，最好落敗。但是，不論勝負，郭老闆也好，國民黨也罷，可別想佔了韓流的便宜又賣乖；一方面拼命打壓韓流、抹黑韓國瑜，一方面卻又想要把韓流轉變為郭流。我相信，金錢的力量絕不至於大到可以轉變人心。</text:p>
      <text:p text:style-name="P6"><text:span text:style-name="T4">王立雯</text:span><text:s/>  |  2019.07.02 00:26   |   <text:a xlink:type="simple" xlink:href="http://palinfo.habago.org/Entry?Command=Information_PrintForum&amp;iPage=1#FORUM37620"><text:span text:style-name="T1">#</text:span></text:a></text:p>
      <text:p text:style-name="P8"><text:span text:style-name="T4">不好意思，第二則新聞出處的網址為</text:span><text:s/><text:line-break/>https://udn.com/news/story/120536/3892120 <text:line-break/><text:line-break/><text:span text:style-name="T4">忘了貼上來源，在此補上。</text:span><text:s/></text:p>
      <text:p text:style-name="P6"><text:span text:style-name="T4">王立雯</text:span><text:s/>  |  2019.07.02 00:18   |   <text:a xlink:type="simple" xlink:href="http://palinfo.habago.org/Entry?Command=Information_PrintForum&amp;iPage=1#FORUM37619"><text:span text:style-name="T1">#</text:span></text:a></text:p>
      <text:p text:style-name="P7"><text:span text:style-name="T5">&lt;</text:span>卡韓有感而發<text:span text:style-name="T5">&gt; <text:line-break/></text:span>對於最近罷免韓國瑜連署行動著實感到憤怒、可悲。<text:span text:style-name="T5"><text:s/><text:line-break/></text:span>可以看的出來韓國瑜很努力地想讓高雄變好<text:span text:style-name="T5">,</text:span>致力於高雄市政。<text:span text:style-name="T5"><text:s/><text:line-break/></text:span>簽魚貨蔬果訂單<text:span text:style-name="T5">,</text:span>將高雄貨物賣出、鋪馬路、清汙等<text:span text:style-name="T5">,</text:span>都是讓高雄市民有感的<text:span text:style-name="T5"><text:s/><text:line-break/></text:span>做了這麼多<text:span text:style-name="T5">,</text:span>還是遭到四面八方的攻擊<text:span text:style-name="T5">,</text:span>甚至發起罷免韓國瑜的連署活動。<text:span text:style-name="T5"><text:s/><text:line-break/></text:span>至於那些真正尸位素餐<text:span text:style-name="T5">,</text:span>貪得無厭的政客反而高枕無憂<text:span text:style-name="T5"><text:s/><text:line-break/><text:line-break/></text:span>曾經和朋友談到政治<text:span text:style-name="T5">(</text:span>當時的總統是馬英九<text:span text:style-name="T5">), <text:line-break/></text:span>深綠的朋友說<text:span text:style-name="T5">,</text:span>馬英九卸任後一定會逃到美國去<text:span text:style-name="T5">, <text:line-break/></text:span>我當時聽了實在覺得很無言<text:span text:style-name="T5">,</text:span>我說這事不可能。<text:span text:style-name="T5"><text:s/><text:line-break/></text:span>我一直以為大家<text:span text:style-name="T5">(</text:span>包括綠營的人<text:span text:style-name="T5">)</text:span>都明白綠營拿國民黨賣台、統獨等議題操弄選舉，這是眾所皆知的<text:span text:style-name="T5">,</text:span>很明顯的是為了選票。<text:span text:style-name="T5"><text:s/><text:line-break/></text:span>結果<text:span text:style-name="T5">,</text:span>這位深綠的朋友說出這樣的話<text:span text:style-name="T5">, <text:line-break/></text:span>讓我明白，也很驚訝，原來真的有<text:span text:style-name="T5">(</text:span>綠營的<text:span text:style-name="T5">)</text:span>人打從心裡深信民進黨這些荒謬的政治語言<text:span text:style-name="T5">,</text:span>更遑論阿扁的建國基金一說。<text:span text:style-name="T5"><text:s/><text:line-break/><text:line-break/></text:span>最近<text:span text:style-name="T5">,</text:span>韓國瑜頒獎給學生時<text:span text:style-name="T5">,</text:span>遭到幾位學生諷刺<text:span text:style-name="T5">,</text:span>其中有位拿著<text:span text:style-name="T5">"</text:span>為什麼愛說謊<text:span text:style-name="T5">"</text:span>的書<text:span text:style-name="T5">, <text:line-break/></text:span>此書因此在博客來網站大賣。<text:span text:style-name="T5"><text:s/><text:line-break/></text:span>然後又看到臉書朋友語帶諷刺地分享了博客來網站的連結<text:span text:style-name="T5">:"</text:span>對不起，它真的已經絕版！！<text:span text:style-name="T5">" <text:line-break/></text:span>對此甚感得意。<text:span text:style-name="T5"><text:s/><text:line-break/><text:line-break/></text:span>每每看到這些現象<text:span text:style-name="T5">,</text:span>心裡總想著<text:span text:style-name="T5">: <text:line-break/></text:span>真的<text:span text:style-name="T5">,</text:span>很多人總是傷害真正做事的人<text:span text:style-name="T5">,</text:span>而對於真正傷害人民的無恥政客卻反而高聲擁戴。<text:span text:style-name="T5"><text:s/><text:line-break/><text:line-break/>------------------- <text:line-break/></text:span>新聞連結<text:span text:style-name="T5">:https://www.ettoday.net/news/20190624/1474327.htm <text:line-break/><text:line-break/></text:span>學生輪番諷刺韓國瑜<text:span text:style-name="T5"><text:s/></text:span>教師讚：大家全都醒了<text:span text:style-name="T5">...</text:span>多棒！<text:span text:style-name="T5"><text:s/><text:line-break/><text:line-break/></text:span>高雄市長韓國瑜近日在高雄市內的各國高中頒發市長獎，從<text:span text:style-name="T5">19</text:span>日被一名中山國中應屆畢業生嗆聲「不要讓你的感性壓過理性」後，接連幾天都有學生發揮創意嘲諷韓國瑜。港和國小教師劉育豪稱讚，「畢業典禮何其無聊，這麼一搞，大家全都醒了，多棒」。<text:span text:style-name="T5"><text:s/><text:line-break/><text:line-break/></text:span>劉育豪昨（<text:span text:style-name="T5">24</text:span>）日在臉書上提出<text:span text:style-name="T5">4</text:span>點思考，第一，認為市長與學生在面對權力上的巨大落差時，用文化干擾是種可行形式，在無聊的畢業典禮上，讓大家全都「醒了」。第二，從<text:span text:style-name="T5">19</text:span>日那天中山國中學生的經驗可以發現，直接發言會被撥開、「溜之大吉」衣服穿在身上會提早被看到，所以拿著書的隱蔽性最高，完全出其不意，這是形式的進步，也呈現了孩子的創意能量完全強壓大人。<text:span text:style-name="T5"><text:s/><text:line-break/><text:line-break/></text:span>第三，今年的國三、高三畢業生在<text:span text:style-name="T5">2</text:span>至<text:span text:style-name="T5">5</text:span>年後即有投票權，劉育豪說「我可以大膽預估，只要明年總統大選不落入<text:span text:style-name="T5">KMT</text:span>手中，未來會是長期的綠色執政」。第四，以性別角度觀之，嗆聲者目前還沒有女生的現身，劉育豪認為，這或許反應出「政治乃男人之事，女人最好莫涉」刻板文化。他最後呼籲「反骨女孩兒快點站出來」。<text:span text:style-name="T5"><text:s/><text:line-break/><text:line-break/></text:span>而湊巧的是，今日韓國瑜到新莊高中合影時，一名仁武高中的女學生就在獎狀中設立機關，在上台後才從獎狀背後抽出「做好做滿」大字報。亦有一名中華藝校的陳姓女同學和高雄市長韓國瑜合影時拿出登革熱傳單「防蚊四寶」，希望藉此提醒市長做好防疫工作。<text:span text:style-name="T5"><text:s/><text:line-break/><text:line-break/></text:span>劉育豪認為，韓國瑜雖然還沒讓高雄發大財，倒是已經促發各國高中學生積極上進的讀書動力，因為未來幾年拿得到模範生或市長獎的孩子，都有「成名<text:span text:style-name="T5">15</text:span>分鐘」的機會。並補充道，「不要說嗆韓的孩子是在跟流行，事實上那需要多少勇氣，就算有機會也不敢做的你是不會懂的」。<text:span text:style-name="T5"><text:s/></text:span></text:p>
      <text:p text:style-name="P6"><text:span text:style-name="T4">王修亮</text:span><text:s/>  |  2019.07.01 18:37   |   <text:a xlink:type="simple" xlink:href="http://palinfo.habago.org/Entry?Command=Information_PrintForum&amp;iPage=1#FORUM37618"><text:span text:style-name="T1">#</text:span></text:a></text:p>
      <text:p text:style-name="P9">我一直認為自己是個笨拙的人，做事只能專注於一件事，在做這件事的當下，我整個身心都灌注著，無法切割暫停。<text:span text:style-name="T5"><text:s/><text:line-break/></text:span>所以教國小四十年，我已經養成一種態度：看到任何事物，腦海會自動搜尋它與國小課程的相關性，分門別類地納入整體教材之中。<text:span text:style-name="T5"><text:s/><text:line-break/><text:line-break/></text:span>這個過程並非簡單的分類，而是極為複雜的轉化。<text:span text:style-name="T5"><text:s/><text:line-break/><text:line-break/></text:span>這個事件的知識與概念何在？<text:span text:style-name="T5"><text:s/><text:line-break/></text:span>從國小一年級到六年級，在不同學習階段與那些課程相關？<text:span text:style-name="T5"><text:s/><text:line-break/></text:span>在不同年級該如何轉化？<text:span text:style-name="T5"><text:s/><text:line-break/></text:span>在生活新聞與歷史上有那些真實的例子可以對照比較？<text:span text:style-name="T5"><text:s/><text:line-break/></text:span>相關的文學藝術美感創作呢？<text:span text:style-name="T5"><text:s/><text:line-break/></text:span>引導的起手式和順序如何排列？<text:span text:style-name="T5"><text:s/><text:line-break/></text:span>學生可能有哪些反應、問題？<text:span text:style-name="T5"><text:s/><text:line-break/></text:span>在鬆散的課堂上又如何歸納到大目標與整體課程？<text:span text:style-name="T5"><text:s/><text:line-break/></text:span>和課程前置如何連結？<text:span text:style-name="T5"><text:s/><text:line-break/></text:span>後續又與哪個概念相關？<text:span text:style-name="T5"><text:s/><text:line-break/></text:span>我如何取捨一切？<text:span text:style-name="T5"><text:s/><text:line-break/><text:line-break/></text:span>這種思考久了當然也會逐漸形成另一個自我質疑：<text:span text:style-name="T5"><text:s/><text:line-break/></text:span>我為甚麼如此取捨、選擇，這樣編寫課程與教材教法？<text:span text:style-name="T5"><text:s/><text:line-break/></text:span>從幼稚園大班到國中後的相互銜接，整體國小教育的目標何在？<text:span text:style-name="T5"><text:s/><text:line-break/></text:span>學生的身心發展如何與這事件的課程相關？<text:span text:style-name="T5"><text:s/><text:line-break/><text:line-break/></text:span>不是從「兒童發展心理學」課本上讀過就夠了，課堂擺在我前面，睜著清亮或黯淡眼光的孩子們，不同家庭情境不同孩子的內心與外在發展，如何與我設計的課程相關？<text:span text:style-name="T5"><text:s/><text:line-break/></text:span>從民國八十四年國小課程標準修訂到九年一貫能力指標，再到課綱的轉變，這些學者的高闊理論，政客的私心，和真實面對學生的我，如何增刪轉換，力求均衡？<text:span text:style-name="T5"><text:s/><text:line-break/><text:line-break/></text:span>睡夢到清醒，腦中的運轉早已自然而然。<text:span text:style-name="T5"><text:s/><text:line-break/><text:line-break/></text:span>對我來說，從四十五年前開始，生命中逐漸只剩下理念、課程、教材與教法。<text:span text:style-name="T5"><text:s/><text:line-break/></text:span>我已經非常久沒有自我的生活，沒有自我的鬆弛與寧靜。<text:span text:style-name="T5"><text:s/><text:line-break/><text:line-break/></text:span>我很對不起自己的孩子，雖然母性是更強的本能，但是我因此極少能對熊姐理性思考。親情的確是全然的感性，但生活中仍然有許多行為實踐是必須理性思考的，甚至必須是刻意設計過的，否則孩子不會相信我真的很愛她。<text:span text:style-name="T5"><text:s/><text:line-break/></text:span>而我所有的生活都被教學的各式問題充塞著，常常無暇顧及她。我帶他去的地方都是為了教學的踏查地點，我和他閱讀的書，都是為了需要給學生閱讀。<text:span text:style-name="T5"><text:s/><text:line-break/></text:span>幸好熊姐溫和而體貼，他很愛我，而且很理性，很努力的幫我倆找方法。<text:span text:style-name="T5"><text:s/><text:line-break/></text:span>這是天命對我最大的恩惠。<text:span text:style-name="T5"><text:s/><text:line-break/><text:line-break/></text:span>我也很難在生活中表達自我，只剩下教育溝通。<text:span text:style-name="T5"><text:s/><text:line-break/></text:span>繪畫是我天賦的表達方式，少年時美感與我是一體的，結婚後為了丈夫而放棄，中年後為了學生而放棄。偶而隨筆塗鴉，呈現的只是惘然。<text:span text:style-name="T5"><text:s/><text:line-break/></text:span>當然都是我自己的選擇。<text:span text:style-name="T5"><text:s/><text:line-break/><text:line-break/></text:span>這並非我不喜歡教學，我喜歡教學，喜歡學生，喜歡師生之間永無窮盡的互動驚喜，深知這是我的天命，我的專業。<text:span text:style-name="T5"><text:s/><text:line-break/></text:span>或者，我認為對國小教師來說，教學與生活本來就無可切割？<text:span text:style-name="T5"><text:s/><text:line-break/></text:span>也不對，教學本來不應該會使教師失去自我與家庭。<text:span text:style-name="T5"><text:s/><text:line-break/><text:line-break/></text:span>很多年來，我都認為自己是個笨拙的人，才使生活、自我、孩子無能兼顧。一直到近年進入自學體系，我才慢慢醒悟，這狀況的形成，固然有我自己的笨拙，但最大的原因，是國家政策對國小教育的苛薄與忽視。<text:span text:style-name="T5"><text:s/><text:line-break/></text:span>自學課程我從一個班開始，今年開到第三個班，一星期六個多小時，三種不同課程，從設計到評量，我盡心盡力，兩小時課程大約以四小時多可以準備好，再用二、三小時寫心得、評量。生活猶有餘暇，可以和熊姐讀讀書，聊聊時事，散步談心。<text:span text:style-name="T5"><text:s/><text:line-break/></text:span>這樣估量起來，國小教師每天最大的課程負擔量，應該不能超過四節課。<text:span text:style-name="T5"><text:s/><text:line-break/></text:span>目前國小教師每星期課程數應該還在二十四堂課以上，還不論導師的留守教室時間。這樣沉重的負擔，不可能讓教師喘息，遑論保有自我，更遑論對課程反省思考設計。<text:span text:style-name="T5"><text:s/><text:line-break/><text:line-break/></text:span>如果說：因為現在的國小教師都沒有負擔相對的責任，所以不值得給予寬鬆的時間，那更該改變的，不就是教師培訓的方式與課程嗎？在培訓階段就應該養成教師的負責態度與能力，使教師得以深刻認知義務教育的意義，學習課程設計的概念與方法，因材施教的為自己學生設計課程。<text:span text:style-name="T5"><text:s/><text:line-break/></text:span>然後給予實務教師充分的時間。<text:span text:style-name="T5"><text:s/><text:line-break/></text:span>學生是教育的目的，教師則是教育之本，不能只將教師培訓成「傳遞課程者」，讓學者設計理論，菁英設計課程，教師只有依照指引傳遞教育的能力。教師若不能從理論到實務，教育就無根本。教師應該是「創造課程者」。<text:span text:style-name="T5"><text:s/><text:line-break/><text:line-break/></text:span>而所謂的創造課程，並非只是在技巧上玩花樣，那是末節，教師要擁有教育理念架構的能力，從義務教育的定義到整體理念的架構，技巧與方法只是花俏的變化，只要理念貫通，只有一張紙、一支筆，教師都有能力讓孩子學得活潑有趣。<text:span text:style-name="T5"><text:s/><text:line-break/><text:line-break/></text:span>這幾十年的教改，一直強調孩子的創意與個性，卻完全忽略教師的創意與個性。<text:span text:style-name="T5"><text:s/><text:line-break/></text:span>台灣在教育上，從來沒有「務本」，不論是根本或是成本。<text:span text:style-name="T5"><text:s/><text:line-break/><text:line-break/></text:span>沒有務本的後果，就是失去教育效果。<text:span text:style-name="T5"><text:s/><text:line-break/></text:span>學習是天性，孩子不會因為學校教師不專業而「不學習」架構自己的人格，他會從社會環境裡「隨機選取」，加上某些「刻意給予」的狀況，孩子的人格就簡單而粗糙的建構起來。沒有思考，只有跟隨，沒有創意，只有模仿。<text:span text:style-name="T5"><text:s/><text:line-break/></text:span>教育和洗腦有甚麼不同？現今的國民教育貌似並非灌輸，但所謂創意與個性、快樂學習等等，只是文字技巧的修飾，無能自知自覺的單一價值與方式，本質仍是灌輸。<text:span text:style-name="T5"><text:s/><text:line-break/><text:line-break/></text:span>而人格學習只能在國小建構完成，之後都僅是補充枝節與豐潤，除了極為巨大的衝擊，不會再改變。<text:span text:style-name="T5"><text:s/><text:line-break/></text:span>若是更嚴謹些來看，人格在國小三、四年級之間就定型了，這是從自利個性轉化為均衡群性、本能物慾轉化為心靈自控的階段，沒學習好，只剩下隱藏式的自私，點狀狹隘的惻隱<text:span text:style-name="T5">(</text:span>很愛小貓小狗卻無視路邊的遊民<text:span text:style-name="T5">)</text:span>等等。<text:span text:style-name="T5"><text:s/><text:line-break/><text:line-break/></text:span>一些教育的體悟與感慨，或許很個人，但終究是整體教育中的經驗。<text:span text:style-name="T5"><text:s/><text:line-break/><text:line-break/></text:span>制式國小三十年，大病五年，自學班十年，我老了，今年開的這一個自學國小新班，是我生命中最後一個班級了，五年後教完我都七十歲了，不論對己對群，盡責了。<text:span text:style-name="T5"><text:s/><text:line-break/></text:span>我想把生命中其餘的時間用來陪伴熊姐與家人、朋友，想讀些一直沒時間讀的書，想畫畫圖，寫寫心中醞釀很久的故事。<text:span text:style-name="T5"><text:s/><text:line-break/><text:line-break/></text:span>我會在這個班的教學過程中，花更多時間寫出課程設計結構原意、心得與教材教法，作為生命與社會責任的總結。至於有沒有用？對何人有用？不得而知，也不過就是盡之於己罷了。</text:p>
      <text:p text:style-name="P6"><text:span text:style-name="T4">陳真</text:span><text:s/>  |  2019.07.01 03:24   |   <text:a xlink:type="simple" xlink:href="http://palinfo.habago.org/Entry?Command=Information_PrintForum&amp;iPage=1#FORUM37617"><text:span text:style-name="T1">#</text:span></text:a></text:p>
      <text:p text:style-name="P7">卡韓政變<text:span text:style-name="T5"><text:s/>(100)</text:span>：非韓投不投？<text:span text:style-name="T5"><text:s/><text:line-break/><text:line-break/></text:span>陳真<text:span text:style-name="T5"><text:s/>2019. 07. 01. <text:line-break/><text:line-break/><text:line-break/></text:span>在過去，人們投票看顏色，或是由各種顏色之中擇一良人，從來不曾針對特定人選決定投或不投。這回選舉很特別，前所未見；非韓不投之聲，甚囂塵上。<text:span text:style-name="T5"><text:s/><text:line-break/><text:line-break/></text:span>我自己是非韓不投，原因無它，因為倘若出現非韓的局面，韓其實就是硬生生被做掉的，我不可能支持任何參與把韓做掉的政黨或人選。<text:span text:style-name="T5"><text:s/><text:line-break/><text:line-break/></text:span>所謂做掉有兩種狀況，一是出奧步，在初選民調上直接動手腳。這點難以驗證，故可忽略，就當做不會有這回事。主要令人反感的是另一種<text:span text:style-name="T5"><text:s/>"</text:span>做掉<text:span text:style-name="T5">" </text:span>方式，亦即打從去年韓國瑜聲勢遙遙領先以來，面臨藍綠兩黨的惡意抹黑與技術性打壓；種種卑劣與齷齪，無日無之，罄竹難書，不擇手段，令人心寒。<text:span text:style-name="T5"><text:s/><text:line-break/><text:line-break/></text:span>也許你會說，用盡卑鄙奧步黑韓卡韓者除綠營之外，主要是郭台銘及吳敦義等一票國民黨權貴與名嘴，與朱立倫和王金平或許關係不大。這話也許沒錯，但我認為：<text:span text:style-name="T5"><text:s/><text:line-break/><text:line-break/></text:span>一個人，哪怕是面對陌生路人甲遭受如此不公不義，都應感到憤怒，更何況是面對同黨同志，竟遭受來自黨內外毫無人性無日無之的抹黑時，即便自己沒有直接參與作惡，但卻裝聾作啞，事實上也說明了其為人之私心自用與卑鄙。<text:span text:style-name="T5"><text:s/><text:line-break/><text:line-break/></text:span>一個人，不管他競爭一些什麼，總該有著一種基本義憤，不應裝聾作啞。就比方說你參加一場比賽，眼看其他選手、觀眾及主辦單位用盡無恥手段傷害、阻撓其中某位實力最優秀的選手時，你難道可以幸災樂禍或袖手旁觀，假裝沒看見，甚至偷偷踹他幾腳？<text:span text:style-name="T5"><text:s/><text:line-break/><text:line-break/></text:span>在我看來，這不是小節，而是大節；這很具體展現了一個人的基本人品。選舉當然不是要選出一個大好人，而是選出一個人品正常且有能力和熱情做事的人；但我不相信一個會在這樣一種大節上便宜行事私心自用的人，能夠無私地為社會大眾做事。<text:span text:style-name="T5"><text:s/><text:line-break/><text:line-break/></text:span>非韓不投並非出於什麼理想主義；現實生活中總有無數的妥協，我們總是含淚做這個含淚做那個，我們並不是不懂現實的道德有限性，問題是，凡事總有個極限，我想，這樣一種瘋狂黑韓完全不擇手段的卑鄙行徑，已經觸及是非善惡最後的底線。如果連這樣也能妥協，世上到底還有多少事是不能妥協的？<text:span text:style-name="T5"><text:s/><text:line-break/><text:line-break/></text:span>即便朱、王兩人遠遠優於人渣黨的人選，但我還是投不下這一票，因為韓國瑜被抹黑並非僅僅一朝一夕或僅僅只是幾件事而已，而是半年來無日無之泯滅良知的瘋狂抹黑，並且每天瘋狂糟蹋與醜化韓國瑜的支持者<text:span text:style-name="T5"><text:s/>(</text:span>亦即韓流<text:span text:style-name="T5">)</text:span>。<text:span text:style-name="T5"><text:s/><text:line-break/><text:line-break/></text:span>一個人，面對這樣一種極端惡劣且前所未見的齷齪行為，竟然沒有半點義憤，那他還像個人嗎？還有半點公平正義之心嗎？他媽的天底下有這種非法無恥的齷齪選舉嗎？只要有錢有勢有媒體，然後便可為所欲為，硬是鋪天蓋地泯滅良知不擇手段地如此妖魔化一個罕見的正直良善政治人物及其同樣正直良善的支持者。<text:span text:style-name="T5"><text:s/><text:line-break/><text:line-break/></text:span>我寫東西很不喜歡使用太多形容詞，但有些時候似乎就得這樣寫，看能不能讓人們良心發現。<text:span text:style-name="T5"><text:s/><text:line-break/><text:line-break/></text:span>政治人物並不蠢，他們只是壞而已。但一般人卻是相反，他們並不壞，他們只是蠢到爆而已，蠢到任人操弄而不自知，進而參與這樣一種卑鄙齷齪的行徑。這一切惡果，自然得由眾人來承擔。<text:span text:style-name="T5"><text:s/><text:line-break/><text:line-break/></text:span>就私人心思而言，我倒希望韓國瑜最好是初選就沒選上，而且拜託連高雄市長也辭掉算了；畢竟短短一年，你已犧牲奉獻夠多了，何妨放下重擔，去過個悠閒的好日子吧，台灣的事就管他娘了。<text:span text:style-name="T5"><text:s/><text:line-break/><text:line-break/></text:span>這其實也是學姊對我常有的期待。台灣這樣一種社會，這樣一種人民，究竟值不值得一個好人如此赴湯蹈火以命相許？許多時候連我自己也常常感到很懷疑。<text:span text:style-name="T5"><text:s/><text:line-break/><text:line-break/></text:span>我講這話很不政治正確，但許多時候，回首前塵，家破人亡，無數悲痛，究竟換來了何種進步？何等民生？不管島內島外，眾人血淚與犧牲所換來的，似乎只是一個像夢那樣的呢喃與憧憬，而現實依舊沉淪，甚且變本加厲。<text:span text:style-name="T5"><text:s/><text:line-break/><text:line-break/></text:span>李敖說得對，<text:span text:style-name="T5">"</text:span>我因台灣而小<text:span text:style-name="T5">"</text:span>。在這身為大國棋子的小島上，個人付出的代價那麼大，成就的事物卻那麼小，甚且背道而馳；一切努力，盡皆枉然。你似乎只能抱著一種自願上刀山下油鍋、飛蛾撲火般的烈士精神，要不就是像我這樣，逝者已矣，來者可追，儘可能學自私點，把一點難得的餘生留給家人和朋友。<text:span text:style-name="T5"><text:s/><text:line-break/><text:line-break/></text:span>後記：<text:span text:style-name="T5"><text:s/><text:line-break/><text:line-break/></text:span>海內外之中，全世界的範圍裏頭，我最尊敬的一位當代哲學家，同時也是我<text:span text:style-name="T5"><text:s/>"</text:span>失散<text:span text:style-name="T5">" </text:span>十八年的老朋友范光棣老師，一見面就勸我放棄哲學<text:span text:style-name="T5"><text:s/>(</text:span>我早在十八年前就放棄了，也因此才會遇上范光棣，但哲學卻像陰魂不散一樣，始終沒有放過我<text:span text:style-name="T5">)</text:span>，也勸我不要再管政治眾人之事。喜歡老子思想的范老師說，老天爺自然會收拾壞蛋，不勞我們操心。<text:span text:style-name="T5"><text:s/><text:line-break/><text:line-break/></text:span>也許范老師是對的。但我也明白，很多東西說了簡單做了難。能夠聞道者，早已行於道，至於執迷不悟者，命既以相許，自然也還會有屬於他的一份命運最終章在前頭等著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